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9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5.055cm"/>
    </style:style>
    <style:style style:name="co4" style:family="table-column">
      <style:table-column-properties fo:break-before="auto" style:column-width="5.466cm"/>
    </style:style>
    <style:style style:name="co5" style:family="table-column">
      <style:table-column-properties fo:break-before="auto" style:column-width="0.642cm"/>
    </style:style>
    <style:style style:name="co6" style:family="table-column">
      <style:table-column-properties fo:break-before="auto" style:column-width="0.559cm"/>
    </style:style>
    <style:style style:name="co7" style:family="table-column">
      <style:table-column-properties fo:break-before="auto" style:column-width="13.23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504cm"/>
    </style:style>
    <style:style style:name="co10" style:family="table-column">
      <style:table-column-properties fo:break-before="auto" style:column-width="1.004cm"/>
    </style:style>
    <style:style style:name="co11" style:family="table-column">
      <style:table-column-properties fo:break-before="auto" style:column-width="0.81cm"/>
    </style:style>
    <style:style style:name="co12" style:family="table-column">
      <style:table-column-properties fo:break-before="auto" style:column-width="2.307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579cm"/>
    </style:style>
    <style:style style:name="co16" style:family="table-column">
      <style:table-column-properties fo:break-before="auto" style:column-width="4.971cm"/>
    </style:style>
    <style:style style:name="co17" style:family="table-column">
      <style:table-column-properties fo:break-before="auto" style:column-width="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6pt solid #000000" style:vertical-align="top"/>
      <style:paragraph-properties fo:text-align="start" fo:margin-left="0cm"/>
    </style:style>
    <style:style style:name="ce4" style:family="table-cell" style:parent-style-name="Default">
      <style:table-cell-properties fo:background-color="#ffffcc" style:text-align-source="fix" style:repeat-content="false" fo:border="0.06pt solid #000000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</style:style>
    <style:style style:name="ce6" style:family="table-cell" style:parent-style-name="Default">
      <style:table-cell-properties fo:background-color="#ffffcc" fo:border="0.06pt solid #000000" style:vertical-align="top"/>
    </style:style>
    <style:style style:name="ce7" style:family="table-cell" style:parent-style-name="Default">
      <style:table-cell-properties fo:background-color="#ffffcc" fo:border="0.06pt solid #000000"/>
    </style:style>
    <style:style style:name="ce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none" style:vertical-align="top"/>
    </style:style>
    <style:style style:name="ce11" style:family="table-cell" style:parent-style-name="Default">
      <style:table-cell-properties fo:background-color="#e6e6ff" fo:border="0.06pt solid #000000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ffffcc" fo:border="0.06pt solid #000000" style:vertical-align="top"/>
      <style:text-properties fo:font-style="italic" style:font-style-asian="italic" style:font-style-complex="italic"/>
    </style:style>
    <style:style style:name="ce16" style:family="table-cell" style:parent-style-name="Default" style:data-style-name="N2">
      <style:table-cell-properties fo:background-color="#ffffcc"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cc" fo:border="none" style:vertical-align="top"/>
    </style:style>
    <style:style style:name="ce19" style:family="table-cell" style:parent-style-name="Default">
      <style:table-cell-properties fo:background-color="#ffffcc" fo:border="none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cm"/>
    </style:style>
    <style:style style:name="ce2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00" fo:font-weight="bold" style:font-weight-asian="bold" style:font-weight-complex="bold"/>
    </style:style>
    <style:style style:name="ce2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6e6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Phase I" table:style-name="ta1" table:print-ranges="'Phase I'.A1:'Phase I'.J84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20"/>
        <table:table-column table:style-name="co6" table:number-columns-repeated="4" table:default-cell-style-name="ce13"/>
        <table:table-column table:style-name="co7" table:default-cell-style-name="ce9"/>
        <table:table-column table:style-name="co8" table:default-cell-style-name="Default"/>
        <table:table-column table:style-name="co9" table:default-cell-style-name="ce7"/>
        <table:table-column table:style-name="co10" table:number-columns-repeated="3" table:default-cell-style-name="ce7"/>
        <table:table-column table:style-name="co9" table:default-cell-style-name="Default"/>
        <table:table-column table:style-name="co10" table:default-cell-style-name="ce7"/>
        <table:table-column table:style-name="co11" table:default-cell-style-name="ce7"/>
        <table:table-column table:style-name="co10" table:default-cell-style-name="ce7"/>
        <table:table-column table:style-name="co9" table:default-cell-style-name="ce7"/>
        <table:table-column table:style-name="co9" table:default-cell-style-name="Default"/>
        <table:table-column table:style-name="co12" table:default-cell-style-name="ce7"/>
        <table:table-column table:style-name="co9" table:default-cell-style-name="Default"/>
        <table:table-column table:style-name="co13" table:number-columns-repeated="2" table:default-cell-style-name="ce7"/>
        <table:table-column table:style-name="co8" table:number-columns-repeated="995" table:default-cell-style-name="Default"/>
        <table:table-row table:style-name="ro1">
          <table:table-cell table:style-name="ce1" office:value-type="string">
            <text:p>Grille d'évaluation du Projet de recherche (et développement)</text:p>
          </table:table-cell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 office:value-type="string">
            <text:p>Phase I : Etude préalable, étude bibliographique et conception générale</text:p>
          </table:table-cell>
          <table:table-cell table:style-name="Default" table:number-columns-repeated="9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ce8" office:value-type="string">
            <text:p>Prénom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Année</text:p>
          </table:table-cell>
          <table:table-cell table:style-name="Default" table:number-columns-repeated="6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Binome 1</text:p>
          </table:table-cell>
          <table:table-cell table:style-name="ce9" office:value-type="string">
            <text:p>Pierre-Yves</text:p>
          </table:table-cell>
          <table:table-cell table:style-name="ce9" office:value-type="string">
            <text:p>HERVO</text:p>
          </table:table-cell>
          <table:table-cell table:style-name="ce13" office:value-type="string">
            <text:p>2013-2014</text:p>
          </table:table-cell>
          <table:table-cell table:style-name="Default" table:number-columns-repeated="6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Binome 2</text:p>
          </table:table-cell>
          <table:table-cell table:style-name="ce9" office:value-type="string">
            <text:p>Paul-François</text:p>
          </table:table-cell>
          <table:table-cell table:style-name="ce9" office:value-type="string">
            <text:p>JEAU</text:p>
          </table:table-cell>
          <table:table-cell table:style-name="ce8" office:value-type="string">
            <text:p>Date</text:p>
          </table:table-cell>
          <table:table-cell table:style-name="Default"/>
          <table:table-cell table:style-name="ce21" table:number-columns-repeated="5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3"/>
          <table:table-cell table:style-name="ce14" office:value-type="date" office:date-value="2013-12-01">
            <text:p>01/12/13</text:p>
          </table:table-cell>
          <table:table-cell table:style-name="Default"/>
          <table:table-cell table:style-name="ce8" office:value-type="string" table:number-columns-spanned="5" table:number-rows-spanned="1">
            <text:p>Notation</text:p>
          </table:table-cell>
          <table:covered-table-cell table:number-columns-repeated="3" table:style-name="ce9"/>
          <table:covered-table-cell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Jury 1</text:p>
          </table:table-cell>
          <table:table-cell table:style-name="ce9" office:value-type="string">
            <text:p>Matthieu</text:p>
          </table:table-cell>
          <table:table-cell table:style-name="ce9" office:value-type="string">
            <text:p>PERREIRA DA SILVA</text:p>
          </table:table-cell>
          <table:table-cell table:style-name="Default" table:number-columns-repeated="2"/>
          <table:table-cell table:style-name="ce22" office:value-type="string">
            <text:p>A</text:p>
          </table:table-cell>
          <table:table-cell table:style-name="ce25" office:value-type="string" table:number-columns-spanned="4" table:number-rows-spanned="1">
            <text:p>Maîtrise dans l'application du savoir-faire requis</text:p>
          </table:table-cell>
          <table:covered-table-cell table:number-columns-repeated="3" table:style-name="ce7"/>
          <table:table-cell table:style-name="ce28" table:number-columns-repeated="2"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Jury 2</text:p>
          </table:table-cell>
          <table:table-cell table:style-name="ce9" office:value-type="string">
            <text:p>José</text:p>
          </table:table-cell>
          <table:table-cell table:style-name="ce9" office:value-type="string">
            <text:p>MARTINEZ</text:p>
          </table:table-cell>
          <table:table-cell table:style-name="Default" table:number-columns-repeated="2"/>
          <table:table-cell table:style-name="ce22" office:value-type="string">
            <text:p>B</text:p>
          </table:table-cell>
          <table:table-cell table:style-name="ce25" office:value-type="string" table:number-columns-spanned="4" table:number-rows-spanned="1">
            <text:p>Application du savoir-faire requis</text:p>
          </table:table-cell>
          <table:covered-table-cell table:number-columns-repeated="3" table:style-name="ce2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Jury 3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>
            <text:p>C</text:p>
          </table:table-cell>
          <table:table-cell table:style-name="ce7" office:value-type="string" table:number-columns-spanned="4" table:number-rows-spanned="1">
            <text:p>Insuffisances, lacunes à corriger dans l'application du savoir-faire requis <text:span text:style-name="T2">a minima</text:span></text:p>
          </table:table-cell>
          <table:covered-table-cell table:number-columns-repeated="3" table:style-name="ce2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2" office:value-type="string">
            <text:p>Jury 4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>
            <text:p>D</text:p>
          </table:table-cell>
          <table:table-cell table:style-name="ce25" office:value-type="string" table:number-columns-spanned="4" table:number-rows-spanned="1">
            <text:p>Insuffisances flagrantes, inacceptables, voire travail absent</text:p>
          </table:table-cell>
          <table:covered-table-cell table:number-columns-repeated="3" table:style-name="ce25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ce8" office:value-type="string" table:number-columns-spanned="4" table:number-rows-spanned="1">
            <text:p>max</text:p>
          </table:table-cell>
          <table:covered-table-cell table:number-columns-repeated="3" table:style-name="Default"/>
          <table:table-cell/>
          <table:table-cell table:style-name="ce8" office:value-type="string" table:number-columns-spanned="4" table:number-rows-spanned="1">
            <text:p>min</text:p>
          </table:table-cell>
          <table:covered-table-cell table:number-columns-repeated="3" table:style-name="Default"/>
          <table:table-cell/>
          <table:table-cell table:style-name="Default"/>
          <table:table-cell/>
          <table:table-cell table:number-columns-repeated="2" table:style-name="ce31" office:value-type="string">
            <text:p>Note</text:p>
          </table:table-cell>
          <table:table-cell table:number-columns-repeated="995"/>
        </table:table-row>
        <table:table-row table:style-name="ro1">
          <table:table-cell table:style-name="Default" table:number-columns-repeated="5"/>
          <table:table-cell table:style-name="ce23" office:value-type="string">
            <text:p>A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7" office:value-type="string">
            <text:p>Remarque / Note / Commentaire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0.75">
            <text:p>0,75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25">
            <text:p>0,25</text:p>
          </table:table-cell>
          <table:table-cell/>
          <table:table-cell table:style-name="ce8" office:value-type="float" office:value="0.75">
            <text:p>0,75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25">
            <text:p>0,25</text:p>
          </table:table-cell>
          <table:table-cell table:style-name="ce8" office:value-type="float" office:value="0">
            <text:p>0</text:p>
          </table:table-cell>
          <table:table-cell/>
          <table:table-cell table:style-name="ce8" office:value-type="string">
            <text:p>coefficients</text:p>
          </table:table-cell>
          <table:table-cell/>
          <table:table-cell table:style-name="ce32" office:value-type="string">
            <text:p>max</text:p>
          </table:table-cell>
          <table:table-cell table:style-name="ce32" office:value-type="string">
            <text:p>min</text:p>
          </table:table-cell>
          <table:table-cell table:number-columns-repeated="995"/>
        </table:table-row>
        <table:table-row table:style-name="ro1">
          <table:table-cell table:style-name="ce3" office:value-type="string" table:number-columns-spanned="1" table:number-rows-spanned="18">
            <text:p>Rapport</text:p>
          </table:table-cell>
          <table:table-cell office:value-type="string" table:number-columns-spanned="1" table:number-rows-spanned="8">
            <text:p>Organisation</text:p>
          </table:table-cell>
          <table:table-cell office:value-type="string" table:number-columns-spanned="1" table:number-rows-spanned="2">
            <text:p>Plan</text:p>
          </table:table-cell>
          <table:table-cell office:value-type="string">
            <text:p>Equilibre</text:p>
          </table:table-cell>
          <table:table-cell table:formula="of:=IF(COUNTA([.F15:.K15])=0;&quot;?&quot;;IF(COUNTA([.F15:.K15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5]&lt;&gt;&quot;&quot;;1;&quot;&quot;)" office:value-type="float" office:value="1">
            <text:p>1</text:p>
          </table:table-cell>
          <table:table-cell table:formula="of:=IF([.G15]&lt;&gt;&quot;&quot;;1;&quot;&quot;)">
            <text:p/>
          </table:table-cell>
          <table:table-cell table:formula="of:=IF([.H15]&lt;&gt;&quot;&quot;;1;&quot;&quot;)">
            <text:p/>
          </table:table-cell>
          <table:table-cell table:formula="of:=IF([.I15]&lt;&gt;&quot;&quot;;1;&quot;&quot;)">
            <text:p/>
          </table:table-cell>
          <table:table-cell/>
          <table:table-cell table:formula="of:=IF([.F15]&lt;&gt;&quot;&quot;;1;&quot;&quot;)" office:value-type="float" office:value="1">
            <text:p>1</text:p>
          </table:table-cell>
          <table:table-cell table:formula="of:=IF([.G15]&lt;&gt;&quot;&quot;;1;&quot;&quot;)">
            <text:p/>
          </table:table-cell>
          <table:table-cell table:formula="of:=IF([.H15]&lt;&gt;&quot;&quot;;1;&quot;&quot;)">
            <text:p/>
          </table:table-cell>
          <table:table-cell table:formula="of:=IF([.I15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15:.O15];[.L$14:.O$14])*[.V15]" office:value-type="float" office:value="1">
            <text:p>1</text:p>
          </table:table-cell>
          <table:table-cell table:formula="of:=SUMPRODUCT([.Q15:.T15];[.Q$14:.T$14])*[.V15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hérence</text:p>
          </table:table-cell>
          <table:table-cell table:formula="of:=IF(COUNTA([.F16:.K16])=0;&quot;?&quot;;IF(COUNTA([.F16:.K16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6]&lt;&gt;&quot;&quot;;1;&quot;&quot;)" office:value-type="float" office:value="1">
            <text:p>1</text:p>
          </table:table-cell>
          <table:table-cell table:formula="of:=IF([.G16]&lt;&gt;&quot;&quot;;1;&quot;&quot;)">
            <text:p/>
          </table:table-cell>
          <table:table-cell table:formula="of:=IF([.H16]&lt;&gt;&quot;&quot;;1;&quot;&quot;)">
            <text:p/>
          </table:table-cell>
          <table:table-cell table:formula="of:=IF([.I16]&lt;&gt;&quot;&quot;;1;&quot;&quot;)">
            <text:p/>
          </table:table-cell>
          <table:table-cell/>
          <table:table-cell table:formula="of:=IF([.F16]&lt;&gt;&quot;&quot;;1;&quot;&quot;)" office:value-type="float" office:value="1">
            <text:p>1</text:p>
          </table:table-cell>
          <table:table-cell table:formula="of:=IF([.G16]&lt;&gt;&quot;&quot;;1;&quot;&quot;)">
            <text:p/>
          </table:table-cell>
          <table:table-cell table:formula="of:=IF([.H16]&lt;&gt;&quot;&quot;;1;&quot;&quot;)">
            <text:p/>
          </table:table-cell>
          <table:table-cell table:formula="of:=IF([.I1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6:.O16];[.L$14:.O$14])*[.V16]" office:value-type="float" office:value="2">
            <text:p>2</text:p>
          </table:table-cell>
          <table:table-cell table:formula="of:=SUMPRODUCT([.Q16:.T16];[.Q$14:.T$14])*[.V16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3">
            <text:p>Fluidité</text:p>
          </table:table-cell>
          <table:table-cell office:value-type="string">
            <text:p>Introductions (partielles)</text:p>
          </table:table-cell>
          <table:table-cell table:formula="of:=IF(COUNTA([.F17:.K17])=0;&quot;?&quot;;IF(COUNTA([.F17:.K17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7]&lt;&gt;&quot;&quot;;1;&quot;&quot;)" office:value-type="float" office:value="1">
            <text:p>1</text:p>
          </table:table-cell>
          <table:table-cell table:formula="of:=IF([.G17]&lt;&gt;&quot;&quot;;1;&quot;&quot;)">
            <text:p/>
          </table:table-cell>
          <table:table-cell table:formula="of:=IF([.H17]&lt;&gt;&quot;&quot;;1;&quot;&quot;)">
            <text:p/>
          </table:table-cell>
          <table:table-cell table:formula="of:=IF([.I17]&lt;&gt;&quot;&quot;;1;&quot;&quot;)">
            <text:p/>
          </table:table-cell>
          <table:table-cell/>
          <table:table-cell table:formula="of:=IF([.F17]&lt;&gt;&quot;&quot;;1;&quot;&quot;)" office:value-type="float" office:value="1">
            <text:p>1</text:p>
          </table:table-cell>
          <table:table-cell table:formula="of:=IF([.G17]&lt;&gt;&quot;&quot;;1;&quot;&quot;)">
            <text:p/>
          </table:table-cell>
          <table:table-cell table:formula="of:=IF([.H17]&lt;&gt;&quot;&quot;;1;&quot;&quot;)">
            <text:p/>
          </table:table-cell>
          <table:table-cell table:formula="of:=IF([.I1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7:.O17];[.L$14:.O$14])*[.V17]" office:value-type="float" office:value="2">
            <text:p>2</text:p>
          </table:table-cell>
          <table:table-cell table:formula="of:=SUMPRODUCT([.Q17:.T17];[.Q$14:.T$14])*[.V17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Transitions</text:p>
          </table:table-cell>
          <table:table-cell table:formula="of:=IF(COUNTA([.F18:.K18])=0;&quot;?&quot;;IF(COUNTA([.F18:.K18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8]&lt;&gt;&quot;&quot;;1;&quot;&quot;)" office:value-type="float" office:value="1">
            <text:p>1</text:p>
          </table:table-cell>
          <table:table-cell table:formula="of:=IF([.G18]&lt;&gt;&quot;&quot;;1;&quot;&quot;)">
            <text:p/>
          </table:table-cell>
          <table:table-cell table:formula="of:=IF([.H18]&lt;&gt;&quot;&quot;;1;&quot;&quot;)">
            <text:p/>
          </table:table-cell>
          <table:table-cell table:formula="of:=IF([.I18]&lt;&gt;&quot;&quot;;1;&quot;&quot;)">
            <text:p/>
          </table:table-cell>
          <table:table-cell/>
          <table:table-cell table:formula="of:=IF([.F18]&lt;&gt;&quot;&quot;;1;&quot;&quot;)" office:value-type="float" office:value="1">
            <text:p>1</text:p>
          </table:table-cell>
          <table:table-cell table:formula="of:=IF([.G18]&lt;&gt;&quot;&quot;;1;&quot;&quot;)">
            <text:p/>
          </table:table-cell>
          <table:table-cell table:formula="of:=IF([.H18]&lt;&gt;&quot;&quot;;1;&quot;&quot;)">
            <text:p/>
          </table:table-cell>
          <table:table-cell table:formula="of:=IF([.I18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8:.O18];[.L$14:.O$14])*[.V18]" office:value-type="float" office:value="2">
            <text:p>2</text:p>
          </table:table-cell>
          <table:table-cell table:formula="of:=SUMPRODUCT([.Q18:.T18];[.Q$14:.T$14])*[.V18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nclusions (partielles)</text:p>
          </table:table-cell>
          <table:table-cell table:formula="of:=IF(COUNTA([.F19:.K19])=0;&quot;?&quot;;IF(COUNTA([.F19:.K19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9]&lt;&gt;&quot;&quot;;1;&quot;&quot;)" office:value-type="float" office:value="1">
            <text:p>1</text:p>
          </table:table-cell>
          <table:table-cell table:formula="of:=IF([.G19]&lt;&gt;&quot;&quot;;1;&quot;&quot;)">
            <text:p/>
          </table:table-cell>
          <table:table-cell table:formula="of:=IF([.H19]&lt;&gt;&quot;&quot;;1;&quot;&quot;)">
            <text:p/>
          </table:table-cell>
          <table:table-cell table:formula="of:=IF([.I19]&lt;&gt;&quot;&quot;;1;&quot;&quot;)">
            <text:p/>
          </table:table-cell>
          <table:table-cell/>
          <table:table-cell table:formula="of:=IF([.F19]&lt;&gt;&quot;&quot;;1;&quot;&quot;)" office:value-type="float" office:value="1">
            <text:p>1</text:p>
          </table:table-cell>
          <table:table-cell table:formula="of:=IF([.G19]&lt;&gt;&quot;&quot;;1;&quot;&quot;)">
            <text:p/>
          </table:table-cell>
          <table:table-cell table:formula="of:=IF([.H19]&lt;&gt;&quot;&quot;;1;&quot;&quot;)">
            <text:p/>
          </table:table-cell>
          <table:table-cell table:formula="of:=IF([.I1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9:.O19];[.L$14:.O$14])*[.V19]" office:value-type="float" office:value="2">
            <text:p>2</text:p>
          </table:table-cell>
          <table:table-cell table:formula="of:=SUMPRODUCT([.Q19:.T19];[.Q$14:.T$14])*[.V19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3">
            <text:p>Tableaux, figures</text:p>
          </table:table-cell>
          <table:table-cell office:value-type="string">
            <text:p>Numérotés</text:p>
          </table:table-cell>
          <table:table-cell table:formula="of:=IF(COUNTA([.F20:.K20])=0;&quot;?&quot;;IF(COUNTA([.F20:.K20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20]&lt;&gt;&quot;&quot;;1;&quot;&quot;)" office:value-type="float" office:value="1">
            <text:p>1</text:p>
          </table:table-cell>
          <table:table-cell table:formula="of:=IF([.G20]&lt;&gt;&quot;&quot;;1;&quot;&quot;)">
            <text:p/>
          </table:table-cell>
          <table:table-cell table:formula="of:=IF([.H20]&lt;&gt;&quot;&quot;;1;&quot;&quot;)">
            <text:p/>
          </table:table-cell>
          <table:table-cell table:formula="of:=IF([.I20]&lt;&gt;&quot;&quot;;1;&quot;&quot;)">
            <text:p/>
          </table:table-cell>
          <table:table-cell/>
          <table:table-cell table:formula="of:=IF([.F20]&lt;&gt;&quot;&quot;;1;&quot;&quot;)" office:value-type="float" office:value="1">
            <text:p>1</text:p>
          </table:table-cell>
          <table:table-cell table:formula="of:=IF([.G20]&lt;&gt;&quot;&quot;;1;&quot;&quot;)">
            <text:p/>
          </table:table-cell>
          <table:table-cell table:formula="of:=IF([.H20]&lt;&gt;&quot;&quot;;1;&quot;&quot;)">
            <text:p/>
          </table:table-cell>
          <table:table-cell table:formula="of:=IF([.I2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0:.O20];[.L$14:.O$14])*[.V20]" office:value-type="float" office:value="1">
            <text:p>1</text:p>
          </table:table-cell>
          <table:table-cell table:formula="of:=SUMPRODUCT([.Q20:.T20];[.Q$14:.T$14])*[.V20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Légendés</text:p>
          </table:table-cell>
          <table:table-cell table:formula="of:=IF(COUNTA([.F21:.K21])=0;&quot;?&quot;;IF(COUNTA([.F21:.K21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21]&lt;&gt;&quot;&quot;;1;&quot;&quot;)" office:value-type="float" office:value="1">
            <text:p>1</text:p>
          </table:table-cell>
          <table:table-cell table:formula="of:=IF([.G21]&lt;&gt;&quot;&quot;;1;&quot;&quot;)">
            <text:p/>
          </table:table-cell>
          <table:table-cell table:formula="of:=IF([.H21]&lt;&gt;&quot;&quot;;1;&quot;&quot;)">
            <text:p/>
          </table:table-cell>
          <table:table-cell table:formula="of:=IF([.I21]&lt;&gt;&quot;&quot;;1;&quot;&quot;)">
            <text:p/>
          </table:table-cell>
          <table:table-cell/>
          <table:table-cell table:formula="of:=IF([.F21]&lt;&gt;&quot;&quot;;1;&quot;&quot;)" office:value-type="float" office:value="1">
            <text:p>1</text:p>
          </table:table-cell>
          <table:table-cell table:formula="of:=IF([.G21]&lt;&gt;&quot;&quot;;1;&quot;&quot;)">
            <text:p/>
          </table:table-cell>
          <table:table-cell table:formula="of:=IF([.H21]&lt;&gt;&quot;&quot;;1;&quot;&quot;)">
            <text:p/>
          </table:table-cell>
          <table:table-cell table:formula="of:=IF([.I21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1:.O21];[.L$14:.O$14])*[.V21]" office:value-type="float" office:value="1">
            <text:p>1</text:p>
          </table:table-cell>
          <table:table-cell table:formula="of:=SUMPRODUCT([.Q21:.T21];[.Q$14:.T$14])*[.V21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Référencés (non "en ligne")</text:p>
          </table:table-cell>
          <table:table-cell table:formula="of:=IF(COUNTA([.F22:.K22])=0;&quot;?&quot;;IF(COUNTA([.F22:.K22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22]&lt;&gt;&quot;&quot;;1;&quot;&quot;)" office:value-type="float" office:value="1">
            <text:p>1</text:p>
          </table:table-cell>
          <table:table-cell table:formula="of:=IF([.G22]&lt;&gt;&quot;&quot;;1;&quot;&quot;)">
            <text:p/>
          </table:table-cell>
          <table:table-cell table:formula="of:=IF([.H22]&lt;&gt;&quot;&quot;;1;&quot;&quot;)">
            <text:p/>
          </table:table-cell>
          <table:table-cell table:formula="of:=IF([.I22]&lt;&gt;&quot;&quot;;1;&quot;&quot;)">
            <text:p/>
          </table:table-cell>
          <table:table-cell/>
          <table:table-cell table:formula="of:=IF([.F22]&lt;&gt;&quot;&quot;;1;&quot;&quot;)" office:value-type="float" office:value="1">
            <text:p>1</text:p>
          </table:table-cell>
          <table:table-cell table:formula="of:=IF([.G22]&lt;&gt;&quot;&quot;;1;&quot;&quot;)">
            <text:p/>
          </table:table-cell>
          <table:table-cell table:formula="of:=IF([.H22]&lt;&gt;&quot;&quot;;1;&quot;&quot;)">
            <text:p/>
          </table:table-cell>
          <table:table-cell table:formula="of:=IF([.I22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2:.O22];[.L$14:.O$14])*[.V22]" office:value-type="float" office:value="1">
            <text:p>1</text:p>
          </table:table-cell>
          <table:table-cell table:formula="of:=SUMPRODUCT([.Q22:.T22];[.Q$14:.T$14])*[.V22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table-cell office:value-type="string" table:number-columns-spanned="1" table:number-rows-spanned="5">
            <text:p>Rédaction</text:p>
          </table:table-cell>
          <table:table-cell office:value-type="string" table:number-columns-spanned="1" table:number-rows-spanned="3">
            <text:p>Orthographe</text:p>
          </table:table-cell>
          <table:table-cell office:value-type="string">
            <text:p>Coquilles</text:p>
          </table:table-cell>
          <table:table-cell table:formula="of:=IF(COUNTA([.F23:.K23])=0;&quot;?&quot;;IF(COUNTA([.F23:.K23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23]&lt;&gt;&quot;&quot;;1;&quot;&quot;)">
            <text:p/>
          </table:table-cell>
          <table:table-cell table:formula="of:=IF([.G23]&lt;&gt;&quot;&quot;;1;&quot;&quot;)" office:value-type="float" office:value="1">
            <text:p>1</text:p>
          </table:table-cell>
          <table:table-cell table:formula="of:=IF([.H23]&lt;&gt;&quot;&quot;;1;&quot;&quot;)">
            <text:p/>
          </table:table-cell>
          <table:table-cell table:formula="of:=IF([.I23]&lt;&gt;&quot;&quot;;1;&quot;&quot;)">
            <text:p/>
          </table:table-cell>
          <table:table-cell/>
          <table:table-cell table:formula="of:=IF([.F23]&lt;&gt;&quot;&quot;;1;&quot;&quot;)">
            <text:p/>
          </table:table-cell>
          <table:table-cell table:formula="of:=IF([.G23]&lt;&gt;&quot;&quot;;1;&quot;&quot;)" office:value-type="float" office:value="1">
            <text:p>1</text:p>
          </table:table-cell>
          <table:table-cell table:formula="of:=IF([.H23]&lt;&gt;&quot;&quot;;1;&quot;&quot;)">
            <text:p/>
          </table:table-cell>
          <table:table-cell table:formula="of:=IF([.I23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3:.O23];[.L$14:.O$14])*[.V23]" office:value-type="float" office:value="0.75">
            <text:p>0,75</text:p>
          </table:table-cell>
          <table:table-cell table:formula="of:=SUMPRODUCT([.Q23:.T23];[.Q$14:.T$14])*[.V23]" office:value-type="float" office:value="0.5">
            <text:p>0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Fautes évitables</text:p>
          </table:table-cell>
          <table:table-cell table:formula="of:=IF(COUNTA([.F24:.K24])=0;&quot;?&quot;;IF(COUNTA([.F24:.K24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24]&lt;&gt;&quot;&quot;;1;&quot;&quot;)">
            <text:p/>
          </table:table-cell>
          <table:table-cell table:formula="of:=IF([.G24]&lt;&gt;&quot;&quot;;1;&quot;&quot;)" office:value-type="float" office:value="1">
            <text:p>1</text:p>
          </table:table-cell>
          <table:table-cell table:formula="of:=IF([.H24]&lt;&gt;&quot;&quot;;1;&quot;&quot;)">
            <text:p/>
          </table:table-cell>
          <table:table-cell table:formula="of:=IF([.I24]&lt;&gt;&quot;&quot;;1;&quot;&quot;)">
            <text:p/>
          </table:table-cell>
          <table:table-cell/>
          <table:table-cell table:formula="of:=IF([.F24]&lt;&gt;&quot;&quot;;1;&quot;&quot;)">
            <text:p/>
          </table:table-cell>
          <table:table-cell table:formula="of:=IF([.G24]&lt;&gt;&quot;&quot;;1;&quot;&quot;)" office:value-type="float" office:value="1">
            <text:p>1</text:p>
          </table:table-cell>
          <table:table-cell table:formula="of:=IF([.H24]&lt;&gt;&quot;&quot;;1;&quot;&quot;)">
            <text:p/>
          </table:table-cell>
          <table:table-cell table:formula="of:=IF([.I24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24:.O24];[.L$14:.O$14])*[.V24]" office:value-type="float" office:value="1.5">
            <text:p>1,5</text:p>
          </table:table-cell>
          <table:table-cell table:formula="of:=SUMPRODUCT([.Q24:.T24];[.Q$14:.T$14])*[.V24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Franglais, jargon</text:p>
          </table:table-cell>
          <table:table-cell table:formula="of:=IF(COUNTA([.F25:.K25])=0;&quot;?&quot;;IF(COUNTA([.F25:.K25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25]&lt;&gt;&quot;&quot;;1;&quot;&quot;)">
            <text:p/>
          </table:table-cell>
          <table:table-cell table:formula="of:=IF([.G25]&lt;&gt;&quot;&quot;;1;&quot;&quot;)" office:value-type="float" office:value="1">
            <text:p>1</text:p>
          </table:table-cell>
          <table:table-cell table:formula="of:=IF([.H25]&lt;&gt;&quot;&quot;;1;&quot;&quot;)">
            <text:p/>
          </table:table-cell>
          <table:table-cell table:formula="of:=IF([.I25]&lt;&gt;&quot;&quot;;1;&quot;&quot;)">
            <text:p/>
          </table:table-cell>
          <table:table-cell/>
          <table:table-cell table:formula="of:=IF([.F25]&lt;&gt;&quot;&quot;;1;&quot;&quot;)">
            <text:p/>
          </table:table-cell>
          <table:table-cell table:formula="of:=IF([.G25]&lt;&gt;&quot;&quot;;1;&quot;&quot;)" office:value-type="float" office:value="1">
            <text:p>1</text:p>
          </table:table-cell>
          <table:table-cell table:formula="of:=IF([.H25]&lt;&gt;&quot;&quot;;1;&quot;&quot;)">
            <text:p/>
          </table:table-cell>
          <table:table-cell table:formula="of:=IF([.I25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25:.O25];[.L$14:.O$14])*[.V25]" office:value-type="float" office:value="2.25">
            <text:p>2,25</text:p>
          </table:table-cell>
          <table:table-cell table:formula="of:=SUMPRODUCT([.Q25:.T25];[.Q$14:.T$14])*[.V25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2">
            <text:p>Rédaction</text:p>
          </table:table-cell>
          <table:table-cell office:value-type="string">
            <text:p>Aisée</text:p>
          </table:table-cell>
          <table:table-cell table:formula="of:=IF(COUNTA([.F26:.K26])=0;&quot;?&quot;;IF(COUNTA([.F26:.K26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26]&lt;&gt;&quot;&quot;;1;&quot;&quot;)">
            <text:p/>
          </table:table-cell>
          <table:table-cell table:formula="of:=IF([.G26]&lt;&gt;&quot;&quot;;1;&quot;&quot;)" office:value-type="float" office:value="1">
            <text:p>1</text:p>
          </table:table-cell>
          <table:table-cell table:formula="of:=IF([.H26]&lt;&gt;&quot;&quot;;1;&quot;&quot;)">
            <text:p/>
          </table:table-cell>
          <table:table-cell table:formula="of:=IF([.I26]&lt;&gt;&quot;&quot;;1;&quot;&quot;)">
            <text:p/>
          </table:table-cell>
          <table:table-cell/>
          <table:table-cell table:formula="of:=IF([.F26]&lt;&gt;&quot;&quot;;1;&quot;&quot;)">
            <text:p/>
          </table:table-cell>
          <table:table-cell table:formula="of:=IF([.G26]&lt;&gt;&quot;&quot;;1;&quot;&quot;)" office:value-type="float" office:value="1">
            <text:p>1</text:p>
          </table:table-cell>
          <table:table-cell table:formula="of:=IF([.H26]&lt;&gt;&quot;&quot;;1;&quot;&quot;)">
            <text:p/>
          </table:table-cell>
          <table:table-cell table:formula="of:=IF([.I26]&lt;&gt;&quot;&quot;;1;&quot;&quot;)">
            <text:p/>
          </table:table-cell>
          <table:table-cell/>
          <table:table-cell office:value-type="float" office:value="4">
            <text:p>4</text:p>
          </table:table-cell>
          <table:table-cell/>
          <table:table-cell table:formula="of:=SUMPRODUCT([.L26:.O26];[.L$14:.O$14])*[.V26]" office:value-type="float" office:value="3">
            <text:p>3</text:p>
          </table:table-cell>
          <table:table-cell table:formula="of:=SUMPRODUCT([.Q26:.T26];[.Q$14:.T$14])*[.V26]" office:value-type="float" office:value="2">
            <text:p>2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table:style-name="ce15" office:value-type="string">
            <text:p>Absence de plagiat !</text:p>
          </table:table-cell>
          <table:table-cell table:formula="of:=IF(COUNTA([.F27:.K27])=0;&quot;?&quot;;IF(COUNTA([.F27:.K27])=1;&quot;&quot;;&quot;!!!&quot;))">
            <text:p/>
          </table:table-cell>
          <table:table-cell office:value-type="string">
            <text:p>x</text:p>
          </table:table-cell>
          <table:table-cell/>
          <table:table-cell table:number-columns-repeated="2" table:style-name="ce26"/>
          <table:table-cell table:number-columns-repeated="2"/>
          <table:table-cell table:formula="of:=IF([.F27]&lt;&gt;&quot;&quot;;1;&quot;&quot;)" office:value-type="float" office:value="1">
            <text:p>1</text:p>
          </table:table-cell>
          <table:table-cell table:formula="of:=IF([.G27]&lt;&gt;&quot;&quot;;1;&quot;&quot;)">
            <text:p/>
          </table:table-cell>
          <table:table-cell table:formula="of:=IF([.H27]&lt;&gt;&quot;&quot;;1;&quot;&quot;)">
            <text:p/>
          </table:table-cell>
          <table:table-cell table:formula="of:=IF([.I27]&lt;&gt;&quot;&quot;;1;&quot;&quot;)">
            <text:p/>
          </table:table-cell>
          <table:table-cell/>
          <table:table-cell table:formula="of:=IF([.F27]&lt;&gt;&quot;&quot;;1;&quot;&quot;)" office:value-type="float" office:value="1">
            <text:p>1</text:p>
          </table:table-cell>
          <table:table-cell table:formula="of:=IF([.G27]&lt;&gt;&quot;&quot;;1;&quot;&quot;)">
            <text:p/>
          </table:table-cell>
          <table:table-cell table:formula="of:=IF([.H27]&lt;&gt;&quot;&quot;;1;&quot;&quot;)">
            <text:p/>
          </table:table-cell>
          <table:table-cell table:formula="of:=IF([.I27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7:.O27];[.L$14:.O$14])*[.V27]" office:value-type="float" office:value="1">
            <text:p>1</text:p>
          </table:table-cell>
          <table:table-cell table:formula="of:=SUMPRODUCT([.Q27:.T27];[.Q$14:.T$14])*[.V27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table-cell office:value-type="string" table:number-columns-spanned="1" table:number-rows-spanned="5">
            <text:p>Bibliographie</text:p>
          </table:table-cell>
          <table:table-cell office:value-type="string" table:number-columns-spanned="1" table:number-rows-spanned="4">
            <text:p>Références</text:p>
          </table:table-cell>
          <table:table-cell office:value-type="string">
            <text:p>Suffisantes (nombre, intérêt)</text:p>
          </table:table-cell>
          <table:table-cell table:formula="of:=IF(COUNTA([.F28:.K28])=0;&quot;?&quot;;IF(COUNTA([.F28:.K28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28]&lt;&gt;&quot;&quot;;1;&quot;&quot;)" office:value-type="float" office:value="1">
            <text:p>1</text:p>
          </table:table-cell>
          <table:table-cell table:formula="of:=IF([.G28]&lt;&gt;&quot;&quot;;1;&quot;&quot;)">
            <text:p/>
          </table:table-cell>
          <table:table-cell table:formula="of:=IF([.H28]&lt;&gt;&quot;&quot;;1;&quot;&quot;)">
            <text:p/>
          </table:table-cell>
          <table:table-cell table:formula="of:=IF([.I28]&lt;&gt;&quot;&quot;;1;&quot;&quot;)">
            <text:p/>
          </table:table-cell>
          <table:table-cell/>
          <table:table-cell table:formula="of:=IF([.F28]&lt;&gt;&quot;&quot;;1;&quot;&quot;)" office:value-type="float" office:value="1">
            <text:p>1</text:p>
          </table:table-cell>
          <table:table-cell table:formula="of:=IF([.G28]&lt;&gt;&quot;&quot;;1;&quot;&quot;)">
            <text:p/>
          </table:table-cell>
          <table:table-cell table:formula="of:=IF([.H28]&lt;&gt;&quot;&quot;;1;&quot;&quot;)">
            <text:p/>
          </table:table-cell>
          <table:table-cell table:formula="of:=IF([.I28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28:.O28];[.L$14:.O$14])*[.V28]" office:value-type="float" office:value="3">
            <text:p>3</text:p>
          </table:table-cell>
          <table:table-cell table:formula="of:=SUMPRODUCT([.Q28:.T28];[.Q$14:.T$14])*[.V28]" office:value-type="float" office:value="2.25">
            <text:p>2,2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Pérennes</text:p>
          </table:table-cell>
          <table:table-cell table:formula="of:=IF(COUNTA([.F29:.K29])=0;&quot;?&quot;;IF(COUNTA([.F29:.K29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29]&lt;&gt;&quot;&quot;;1;&quot;&quot;)" office:value-type="float" office:value="1">
            <text:p>1</text:p>
          </table:table-cell>
          <table:table-cell table:formula="of:=IF([.G29]&lt;&gt;&quot;&quot;;1;&quot;&quot;)">
            <text:p/>
          </table:table-cell>
          <table:table-cell table:formula="of:=IF([.H29]&lt;&gt;&quot;&quot;;1;&quot;&quot;)">
            <text:p/>
          </table:table-cell>
          <table:table-cell table:formula="of:=IF([.I29]&lt;&gt;&quot;&quot;;1;&quot;&quot;)">
            <text:p/>
          </table:table-cell>
          <table:table-cell/>
          <table:table-cell table:formula="of:=IF([.F29]&lt;&gt;&quot;&quot;;1;&quot;&quot;)" office:value-type="float" office:value="1">
            <text:p>1</text:p>
          </table:table-cell>
          <table:table-cell table:formula="of:=IF([.G29]&lt;&gt;&quot;&quot;;1;&quot;&quot;)">
            <text:p/>
          </table:table-cell>
          <table:table-cell table:formula="of:=IF([.H29]&lt;&gt;&quot;&quot;;1;&quot;&quot;)">
            <text:p/>
          </table:table-cell>
          <table:table-cell table:formula="of:=IF([.I29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9:.O29];[.L$14:.O$14])*[.V29]" office:value-type="float" office:value="1">
            <text:p>1</text:p>
          </table:table-cell>
          <table:table-cell table:formula="of:=SUMPRODUCT([.Q29:.T29];[.Q$14:.T$14])*[.V29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mplètes (auteurs, pages..)</text:p>
          </table:table-cell>
          <table:table-cell table:formula="of:=IF(COUNTA([.F30:.K30])=0;&quot;?&quot;;IF(COUNTA([.F30:.K30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30]&lt;&gt;&quot;&quot;;1;&quot;&quot;)">
            <text:p/>
          </table:table-cell>
          <table:table-cell table:formula="of:=IF([.G30]&lt;&gt;&quot;&quot;;1;&quot;&quot;)" office:value-type="float" office:value="1">
            <text:p>1</text:p>
          </table:table-cell>
          <table:table-cell table:formula="of:=IF([.H30]&lt;&gt;&quot;&quot;;1;&quot;&quot;)">
            <text:p/>
          </table:table-cell>
          <table:table-cell table:formula="of:=IF([.I30]&lt;&gt;&quot;&quot;;1;&quot;&quot;)">
            <text:p/>
          </table:table-cell>
          <table:table-cell/>
          <table:table-cell table:formula="of:=IF([.F30]&lt;&gt;&quot;&quot;;1;&quot;&quot;)">
            <text:p/>
          </table:table-cell>
          <table:table-cell table:formula="of:=IF([.G30]&lt;&gt;&quot;&quot;;1;&quot;&quot;)" office:value-type="float" office:value="1">
            <text:p>1</text:p>
          </table:table-cell>
          <table:table-cell table:formula="of:=IF([.H30]&lt;&gt;&quot;&quot;;1;&quot;&quot;)">
            <text:p/>
          </table:table-cell>
          <table:table-cell table:formula="of:=IF([.I3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30:.O30];[.L$14:.O$14])*[.V30]" office:value-type="float" office:value="0.75">
            <text:p>0,75</text:p>
          </table:table-cell>
          <table:table-cell table:formula="of:=SUMPRODUCT([.Q30:.T30];[.Q$14:.T$14])*[.V30]" office:value-type="float" office:value="0.5">
            <text:p>0,5</text:p>
          </table:table-cell>
          <table:table-cell table:number-columns-repeated="995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nséquentes (volume)</text:p>
          </table:table-cell>
          <table:table-cell table:formula="of:=IF(COUNTA([.F31:.K31])=0;&quot;?&quot;;IF(COUNTA([.F31:.K31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31]&lt;&gt;&quot;&quot;;1;&quot;&quot;)">
            <text:p/>
          </table:table-cell>
          <table:table-cell table:formula="of:=IF([.G31]&lt;&gt;&quot;&quot;;1;&quot;&quot;)" office:value-type="float" office:value="1">
            <text:p>1</text:p>
          </table:table-cell>
          <table:table-cell table:formula="of:=IF([.H31]&lt;&gt;&quot;&quot;;1;&quot;&quot;)">
            <text:p/>
          </table:table-cell>
          <table:table-cell table:formula="of:=IF([.I31]&lt;&gt;&quot;&quot;;1;&quot;&quot;)">
            <text:p/>
          </table:table-cell>
          <table:table-cell/>
          <table:table-cell table:formula="of:=IF([.F31]&lt;&gt;&quot;&quot;;1;&quot;&quot;)">
            <text:p/>
          </table:table-cell>
          <table:table-cell table:formula="of:=IF([.G31]&lt;&gt;&quot;&quot;;1;&quot;&quot;)" office:value-type="float" office:value="1">
            <text:p>1</text:p>
          </table:table-cell>
          <table:table-cell table:formula="of:=IF([.H31]&lt;&gt;&quot;&quot;;1;&quot;&quot;)">
            <text:p/>
          </table:table-cell>
          <table:table-cell table:formula="of:=IF([.I3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1:.O31];[.L$14:.O$14])*[.V31]" office:value-type="float" office:value="1.5">
            <text:p>1,5</text:p>
          </table:table-cell>
          <table:table-cell table:formula="of:=SUMPRODUCT([.Q31:.T31];[.Q$14:.T$14])*[.V31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style-name="ce4"/>
          <table:covered-table-cell/>
          <table:table-cell office:value-type="string" table:number-columns-spanned="2" table:number-rows-spanned="1">
            <text:p>Références dans le texte</text:p>
          </table:table-cell>
          <table:covered-table-cell/>
          <table:table-cell table:formula="of:=IF(COUNTA([.F32:.K32])=0;&quot;?&quot;;IF(COUNTA([.F32:.K32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32]&lt;&gt;&quot;&quot;;1;&quot;&quot;)" office:value-type="float" office:value="1">
            <text:p>1</text:p>
          </table:table-cell>
          <table:table-cell table:formula="of:=IF([.G32]&lt;&gt;&quot;&quot;;1;&quot;&quot;)">
            <text:p/>
          </table:table-cell>
          <table:table-cell table:formula="of:=IF([.H32]&lt;&gt;&quot;&quot;;1;&quot;&quot;)">
            <text:p/>
          </table:table-cell>
          <table:table-cell table:formula="of:=IF([.I32]&lt;&gt;&quot;&quot;;1;&quot;&quot;)">
            <text:p/>
          </table:table-cell>
          <table:table-cell/>
          <table:table-cell table:formula="of:=IF([.F32]&lt;&gt;&quot;&quot;;1;&quot;&quot;)" office:value-type="float" office:value="1">
            <text:p>1</text:p>
          </table:table-cell>
          <table:table-cell table:formula="of:=IF([.G32]&lt;&gt;&quot;&quot;;1;&quot;&quot;)">
            <text:p/>
          </table:table-cell>
          <table:table-cell table:formula="of:=IF([.H32]&lt;&gt;&quot;&quot;;1;&quot;&quot;)">
            <text:p/>
          </table:table-cell>
          <table:table-cell table:formula="of:=IF([.I32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2:.O32];[.L$14:.O$14])*[.V32]" office:value-type="float" office:value="2">
            <text:p>2</text:p>
          </table:table-cell>
          <table:table-cell table:formula="of:=SUMPRODUCT([.Q32:.T32];[.Q$14:.T$14])*[.V32]" office:value-type="float" office:value="1.5">
            <text:p>1,5</text:p>
          </table:table-cell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haute</text:p>
          </table:table-cell>
          <table:table-cell table:style-name="ce16" table:formula="of:=IF(COUNTA([.H27:.I27])=0;SUM([.X15:.X32])/[.V34]*20;0)" office:value-type="float" office:value="17.96875">
            <text:p>17,97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15:.V32])" office:value-type="float" office:value="32">
            <text:p>32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basse</text:p>
          </table:table-cell>
          <table:table-cell table:style-name="ce16" table:formula="of:=IF(COUNTA([.H27:.I27])=0;SUM([.Y15:.Y32])/[.V34]*20;0)" office:value-type="float" office:value="12.96875">
            <text:p>12,97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4.5">
            <text:p>14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5"/>
          <table:table-cell table:style-name="ce10" table:number-columns-repeated="4"/>
          <table:table-cell table:style-name="ce24" table:number-columns-repeated="6"/>
          <table:table-cell table:style-name="ce29" table:number-columns-repeated="1009"/>
        </table:table-row>
        <table:table-row table:style-name="ro1">
          <table:table-cell office:value-type="string" table:number-columns-spanned="1" table:number-rows-spanned="8">
            <text:p>Projection</text:p>
          </table:table-cell>
          <table:table-cell office:value-type="string" table:number-columns-spanned="1" table:number-rows-spanned="3">
            <text:p>Organisation</text:p>
          </table:table-cell>
          <table:table-cell office:value-type="string">
            <text:p>Plan</text:p>
          </table:table-cell>
          <table:table-cell table:style-name="ce10"/>
          <table:table-cell table:formula="of:=IF(COUNTA([.F39:.K39])=0;&quot;?&quot;;IF(COUNTA([.F39:.K39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39]&lt;&gt;&quot;&quot;;1;&quot;&quot;)" office:value-type="float" office:value="1">
            <text:p>1</text:p>
          </table:table-cell>
          <table:table-cell table:formula="of:=IF([.G39]&lt;&gt;&quot;&quot;;1;&quot;&quot;)">
            <text:p/>
          </table:table-cell>
          <table:table-cell table:formula="of:=IF([.H39]&lt;&gt;&quot;&quot;;1;&quot;&quot;)">
            <text:p/>
          </table:table-cell>
          <table:table-cell table:formula="of:=IF([.I39]&lt;&gt;&quot;&quot;;1;&quot;&quot;)">
            <text:p/>
          </table:table-cell>
          <table:table-cell/>
          <table:table-cell table:formula="of:=IF([.F39]&lt;&gt;&quot;&quot;;1;&quot;&quot;)" office:value-type="float" office:value="1">
            <text:p>1</text:p>
          </table:table-cell>
          <table:table-cell table:formula="of:=IF([.G39]&lt;&gt;&quot;&quot;;1;&quot;&quot;)">
            <text:p/>
          </table:table-cell>
          <table:table-cell table:formula="of:=IF([.H39]&lt;&gt;&quot;&quot;;1;&quot;&quot;)">
            <text:p/>
          </table:table-cell>
          <table:table-cell table:formula="of:=IF([.I3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9:.O39];[.L$14:.O$14])*[.V39]" office:value-type="float" office:value="2">
            <text:p>2</text:p>
          </table:table-cell>
          <table:table-cell table:formula="of:=SUMPRODUCT([.Q39:.T39];[.Q$14:.T$14])*[.V39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Liaisons</text:p>
          </table:table-cell>
          <table:table-cell table:style-name="ce10"/>
          <table:table-cell table:formula="of:=IF(COUNTA([.F40:.K40])=0;&quot;?&quot;;IF(COUNTA([.F40:.K40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40]&lt;&gt;&quot;&quot;;1;&quot;&quot;)" office:value-type="float" office:value="1">
            <text:p>1</text:p>
          </table:table-cell>
          <table:table-cell table:formula="of:=IF([.G40]&lt;&gt;&quot;&quot;;1;&quot;&quot;)">
            <text:p/>
          </table:table-cell>
          <table:table-cell table:formula="of:=IF([.H40]&lt;&gt;&quot;&quot;;1;&quot;&quot;)">
            <text:p/>
          </table:table-cell>
          <table:table-cell table:formula="of:=IF([.I40]&lt;&gt;&quot;&quot;;1;&quot;&quot;)">
            <text:p/>
          </table:table-cell>
          <table:table-cell/>
          <table:table-cell table:formula="of:=IF([.F40]&lt;&gt;&quot;&quot;;1;&quot;&quot;)" office:value-type="float" office:value="1">
            <text:p>1</text:p>
          </table:table-cell>
          <table:table-cell table:formula="of:=IF([.G40]&lt;&gt;&quot;&quot;;1;&quot;&quot;)">
            <text:p/>
          </table:table-cell>
          <table:table-cell table:formula="of:=IF([.H40]&lt;&gt;&quot;&quot;;1;&quot;&quot;)">
            <text:p/>
          </table:table-cell>
          <table:table-cell table:formula="of:=IF([.I40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0:.O40];[.L$14:.O$14])*[.V40]" office:value-type="float" office:value="2">
            <text:p>2</text:p>
          </table:table-cell>
          <table:table-cell table:formula="of:=SUMPRODUCT([.Q40:.T40];[.Q$14:.T$14])*[.V40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Numérotation</text:p>
          </table:table-cell>
          <table:table-cell table:style-name="ce10"/>
          <table:table-cell table:formula="of:=IF(COUNTA([.F41:.K41])=0;&quot;?&quot;;IF(COUNTA([.F41:.K41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41]&lt;&gt;&quot;&quot;;1;&quot;&quot;)" office:value-type="float" office:value="1">
            <text:p>1</text:p>
          </table:table-cell>
          <table:table-cell table:formula="of:=IF([.G41]&lt;&gt;&quot;&quot;;1;&quot;&quot;)">
            <text:p/>
          </table:table-cell>
          <table:table-cell table:formula="of:=IF([.H41]&lt;&gt;&quot;&quot;;1;&quot;&quot;)">
            <text:p/>
          </table:table-cell>
          <table:table-cell table:formula="of:=IF([.I41]&lt;&gt;&quot;&quot;;1;&quot;&quot;)">
            <text:p/>
          </table:table-cell>
          <table:table-cell/>
          <table:table-cell table:formula="of:=IF([.F41]&lt;&gt;&quot;&quot;;1;&quot;&quot;)" office:value-type="float" office:value="1">
            <text:p>1</text:p>
          </table:table-cell>
          <table:table-cell table:formula="of:=IF([.G41]&lt;&gt;&quot;&quot;;1;&quot;&quot;)">
            <text:p/>
          </table:table-cell>
          <table:table-cell table:formula="of:=IF([.H41]&lt;&gt;&quot;&quot;;1;&quot;&quot;)">
            <text:p/>
          </table:table-cell>
          <table:table-cell table:formula="of:=IF([.I41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1:.O41];[.L$14:.O$14])*[.V41]" office:value-type="float" office:value="1">
            <text:p>1</text:p>
          </table:table-cell>
          <table:table-cell table:formula="of:=SUMPRODUCT([.Q41:.T41];[.Q$14:.T$14])*[.V41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/>
          <table:table-cell office:value-type="string" table:number-columns-spanned="1" table:number-rows-spanned="5">
            <text:p>Contenu</text:p>
          </table:table-cell>
          <table:table-cell office:value-type="string">
            <text:p>Informatif</text:p>
          </table:table-cell>
          <table:table-cell table:style-name="ce10"/>
          <table:table-cell table:formula="of:=IF(COUNTA([.F42:.K42])=0;&quot;?&quot;;IF(COUNTA([.F42:.K42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2]&lt;&gt;&quot;&quot;;1;&quot;&quot;)">
            <text:p/>
          </table:table-cell>
          <table:table-cell table:formula="of:=IF([.G42]&lt;&gt;&quot;&quot;;1;&quot;&quot;)" office:value-type="float" office:value="1">
            <text:p>1</text:p>
          </table:table-cell>
          <table:table-cell table:formula="of:=IF([.H42]&lt;&gt;&quot;&quot;;1;&quot;&quot;)">
            <text:p/>
          </table:table-cell>
          <table:table-cell table:formula="of:=IF([.I42]&lt;&gt;&quot;&quot;;1;&quot;&quot;)">
            <text:p/>
          </table:table-cell>
          <table:table-cell/>
          <table:table-cell table:formula="of:=IF([.F42]&lt;&gt;&quot;&quot;;1;&quot;&quot;)">
            <text:p/>
          </table:table-cell>
          <table:table-cell table:formula="of:=IF([.G42]&lt;&gt;&quot;&quot;;1;&quot;&quot;)" office:value-type="float" office:value="1">
            <text:p>1</text:p>
          </table:table-cell>
          <table:table-cell table:formula="of:=IF([.H42]&lt;&gt;&quot;&quot;;1;&quot;&quot;)">
            <text:p/>
          </table:table-cell>
          <table:table-cell table:formula="of:=IF([.I42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42:.O42];[.L$14:.O$14])*[.V42]" office:value-type="float" office:value="2.25">
            <text:p>2,25</text:p>
          </table:table-cell>
          <table:table-cell table:formula="of:=SUMPRODUCT([.Q42:.T42];[.Q$14:.T$14])*[.V42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Concis</text:p>
          </table:table-cell>
          <table:table-cell table:style-name="ce10"/>
          <table:table-cell table:formula="of:=IF(COUNTA([.F43:.K43])=0;&quot;?&quot;;IF(COUNTA([.F43:.K43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3]&lt;&gt;&quot;&quot;;1;&quot;&quot;)">
            <text:p/>
          </table:table-cell>
          <table:table-cell table:formula="of:=IF([.G43]&lt;&gt;&quot;&quot;;1;&quot;&quot;)" office:value-type="float" office:value="1">
            <text:p>1</text:p>
          </table:table-cell>
          <table:table-cell table:formula="of:=IF([.H43]&lt;&gt;&quot;&quot;;1;&quot;&quot;)">
            <text:p/>
          </table:table-cell>
          <table:table-cell table:formula="of:=IF([.I43]&lt;&gt;&quot;&quot;;1;&quot;&quot;)">
            <text:p/>
          </table:table-cell>
          <table:table-cell/>
          <table:table-cell table:formula="of:=IF([.F43]&lt;&gt;&quot;&quot;;1;&quot;&quot;)">
            <text:p/>
          </table:table-cell>
          <table:table-cell table:formula="of:=IF([.G43]&lt;&gt;&quot;&quot;;1;&quot;&quot;)" office:value-type="float" office:value="1">
            <text:p>1</text:p>
          </table:table-cell>
          <table:table-cell table:formula="of:=IF([.H43]&lt;&gt;&quot;&quot;;1;&quot;&quot;)">
            <text:p/>
          </table:table-cell>
          <table:table-cell table:formula="of:=IF([.I43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3:.O43];[.L$14:.O$14])*[.V43]" office:value-type="float" office:value="0.75">
            <text:p>0,75</text:p>
          </table:table-cell>
          <table:table-cell table:formula="of:=SUMPRODUCT([.Q43:.T43];[.Q$14:.T$14])*[.V43]" office:value-type="float" office:value="0.5">
            <text:p>0,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Clair</text:p>
          </table:table-cell>
          <table:table-cell table:style-name="ce10"/>
          <table:table-cell table:formula="of:=IF(COUNTA([.F44:.K44])=0;&quot;?&quot;;IF(COUNTA([.F44:.K44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4]&lt;&gt;&quot;&quot;;1;&quot;&quot;)">
            <text:p/>
          </table:table-cell>
          <table:table-cell table:formula="of:=IF([.G44]&lt;&gt;&quot;&quot;;1;&quot;&quot;)" office:value-type="float" office:value="1">
            <text:p>1</text:p>
          </table:table-cell>
          <table:table-cell table:formula="of:=IF([.H44]&lt;&gt;&quot;&quot;;1;&quot;&quot;)">
            <text:p/>
          </table:table-cell>
          <table:table-cell table:formula="of:=IF([.I44]&lt;&gt;&quot;&quot;;1;&quot;&quot;)">
            <text:p/>
          </table:table-cell>
          <table:table-cell/>
          <table:table-cell table:formula="of:=IF([.F44]&lt;&gt;&quot;&quot;;1;&quot;&quot;)">
            <text:p/>
          </table:table-cell>
          <table:table-cell table:formula="of:=IF([.G44]&lt;&gt;&quot;&quot;;1;&quot;&quot;)" office:value-type="float" office:value="1">
            <text:p>1</text:p>
          </table:table-cell>
          <table:table-cell table:formula="of:=IF([.H44]&lt;&gt;&quot;&quot;;1;&quot;&quot;)">
            <text:p/>
          </table:table-cell>
          <table:table-cell table:formula="of:=IF([.I44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4:.O44];[.L$14:.O$14])*[.V44]" office:value-type="float" office:value="1.5">
            <text:p>1,5</text:p>
          </table:table-cell>
          <table:table-cell table:formula="of:=SUMPRODUCT([.Q44:.T44];[.Q$14:.T$14])*[.V44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Orthographe</text:p>
          </table:table-cell>
          <table:table-cell table:style-name="ce10"/>
          <table:table-cell table:formula="of:=IF(COUNTA([.F45:.K45])=0;&quot;?&quot;;IF(COUNTA([.F45:.K45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45]&lt;&gt;&quot;&quot;;1;&quot;&quot;)" office:value-type="float" office:value="1">
            <text:p>1</text:p>
          </table:table-cell>
          <table:table-cell table:formula="of:=IF([.G45]&lt;&gt;&quot;&quot;;1;&quot;&quot;)">
            <text:p/>
          </table:table-cell>
          <table:table-cell table:formula="of:=IF([.H45]&lt;&gt;&quot;&quot;;1;&quot;&quot;)">
            <text:p/>
          </table:table-cell>
          <table:table-cell table:formula="of:=IF([.I45]&lt;&gt;&quot;&quot;;1;&quot;&quot;)">
            <text:p/>
          </table:table-cell>
          <table:table-cell/>
          <table:table-cell table:formula="of:=IF([.F45]&lt;&gt;&quot;&quot;;1;&quot;&quot;)" office:value-type="float" office:value="1">
            <text:p>1</text:p>
          </table:table-cell>
          <table:table-cell table:formula="of:=IF([.G45]&lt;&gt;&quot;&quot;;1;&quot;&quot;)">
            <text:p/>
          </table:table-cell>
          <table:table-cell table:formula="of:=IF([.H45]&lt;&gt;&quot;&quot;;1;&quot;&quot;)">
            <text:p/>
          </table:table-cell>
          <table:table-cell table:formula="of:=IF([.I45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5:.O45];[.L$14:.O$14])*[.V45]" office:value-type="float" office:value="1">
            <text:p>1</text:p>
          </table:table-cell>
          <table:table-cell table:formula="of:=SUMPRODUCT([.Q45:.T45];[.Q$14:.T$14])*[.V45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Illustrations</text:p>
          </table:table-cell>
          <table:table-cell table:style-name="ce10"/>
          <table:table-cell table:formula="of:=IF(COUNTA([.F46:.K46])=0;&quot;?&quot;;IF(COUNTA([.F46:.K46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6]&lt;&gt;&quot;&quot;;1;&quot;&quot;)">
            <text:p/>
          </table:table-cell>
          <table:table-cell table:formula="of:=IF([.G46]&lt;&gt;&quot;&quot;;1;&quot;&quot;)" office:value-type="float" office:value="1">
            <text:p>1</text:p>
          </table:table-cell>
          <table:table-cell table:formula="of:=IF([.H46]&lt;&gt;&quot;&quot;;1;&quot;&quot;)">
            <text:p/>
          </table:table-cell>
          <table:table-cell table:formula="of:=IF([.I46]&lt;&gt;&quot;&quot;;1;&quot;&quot;)">
            <text:p/>
          </table:table-cell>
          <table:table-cell/>
          <table:table-cell table:formula="of:=IF([.F46]&lt;&gt;&quot;&quot;;1;&quot;&quot;)">
            <text:p/>
          </table:table-cell>
          <table:table-cell table:formula="of:=IF([.G46]&lt;&gt;&quot;&quot;;1;&quot;&quot;)" office:value-type="float" office:value="1">
            <text:p>1</text:p>
          </table:table-cell>
          <table:table-cell table:formula="of:=IF([.H46]&lt;&gt;&quot;&quot;;1;&quot;&quot;)">
            <text:p/>
          </table:table-cell>
          <table:table-cell table:formula="of:=IF([.I4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6:.O46];[.L$14:.O$14])*[.V46]" office:value-type="float" office:value="1.5">
            <text:p>1,5</text:p>
          </table:table-cell>
          <table:table-cell table:formula="of:=SUMPRODUCT([.Q46:.T46];[.Q$14:.T$14])*[.V46]" office:value-type="float" office:value="1">
            <text:p>1</text:p>
          </table:table-cell>
          <table:table-cell table:number-columns-repeated="995"/>
        </table:table-row>
        <table:table-row table:style-name="ro1">
          <table:table-cell office:value-type="string" table:number-columns-spanned="1" table:number-rows-spanned="7">
            <text:p>Oral</text:p>
          </table:table-cell>
          <table:table-cell office:value-type="string" table:number-columns-spanned="1" table:number-rows-spanned="3">
            <text:p>Présentation</text:p>
          </table:table-cell>
          <table:table-cell office:value-type="string">
            <text:p>Aisance</text:p>
          </table:table-cell>
          <table:table-cell table:style-name="ce10"/>
          <table:table-cell table:formula="of:=IF(COUNTA([.F47:.K47])=0;&quot;?&quot;;IF(COUNTA([.F47:.K47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7]&lt;&gt;&quot;&quot;;1;&quot;&quot;)">
            <text:p/>
          </table:table-cell>
          <table:table-cell table:formula="of:=IF([.G47]&lt;&gt;&quot;&quot;;1;&quot;&quot;)" office:value-type="float" office:value="1">
            <text:p>1</text:p>
          </table:table-cell>
          <table:table-cell table:formula="of:=IF([.H47]&lt;&gt;&quot;&quot;;1;&quot;&quot;)">
            <text:p/>
          </table:table-cell>
          <table:table-cell table:formula="of:=IF([.I47]&lt;&gt;&quot;&quot;;1;&quot;&quot;)">
            <text:p/>
          </table:table-cell>
          <table:table-cell/>
          <table:table-cell table:formula="of:=IF([.F47]&lt;&gt;&quot;&quot;;1;&quot;&quot;)">
            <text:p/>
          </table:table-cell>
          <table:table-cell table:formula="of:=IF([.G47]&lt;&gt;&quot;&quot;;1;&quot;&quot;)" office:value-type="float" office:value="1">
            <text:p>1</text:p>
          </table:table-cell>
          <table:table-cell table:formula="of:=IF([.H47]&lt;&gt;&quot;&quot;;1;&quot;&quot;)">
            <text:p/>
          </table:table-cell>
          <table:table-cell table:formula="of:=IF([.I4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7:.O47];[.L$14:.O$14])*[.V47]" office:value-type="float" office:value="1.5">
            <text:p>1,5</text:p>
          </table:table-cell>
          <table:table-cell table:formula="of:=SUMPRODUCT([.Q47:.T47];[.Q$14:.T$14])*[.V47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Tenue</text:p>
          </table:table-cell>
          <table:table-cell table:style-name="ce10"/>
          <table:table-cell table:formula="of:=IF(COUNTA([.F48:.K48])=0;&quot;?&quot;;IF(COUNTA([.F48:.K48])=1;&quot;&quot;;&quot;!!!&quot;))">
            <text:p/>
          </table:table-cell>
          <table:table-cell office:value-type="string">
            <text:p>x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>
            <text:p>Articulation, compréhension</text:p>
          </table:table-cell>
          <table:table-cell table:style-name="ce10"/>
          <table:table-cell table:formula="of:=IF(COUNTA([.F49:.K49])=0;&quot;?&quot;;IF(COUNTA([.F49:.K49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49]&lt;&gt;&quot;&quot;;1;&quot;&quot;)">
            <text:p/>
          </table:table-cell>
          <table:table-cell table:formula="of:=IF([.G49]&lt;&gt;&quot;&quot;;1;&quot;&quot;)" office:value-type="float" office:value="1">
            <text:p>1</text:p>
          </table:table-cell>
          <table:table-cell table:formula="of:=IF([.H49]&lt;&gt;&quot;&quot;;1;&quot;&quot;)">
            <text:p/>
          </table:table-cell>
          <table:table-cell table:formula="of:=IF([.I49]&lt;&gt;&quot;&quot;;1;&quot;&quot;)">
            <text:p/>
          </table:table-cell>
          <table:table-cell/>
          <table:table-cell table:formula="of:=IF([.F49]&lt;&gt;&quot;&quot;;1;&quot;&quot;)">
            <text:p/>
          </table:table-cell>
          <table:table-cell table:formula="of:=IF([.G49]&lt;&gt;&quot;&quot;;1;&quot;&quot;)" office:value-type="float" office:value="1">
            <text:p>1</text:p>
          </table:table-cell>
          <table:table-cell table:formula="of:=IF([.H49]&lt;&gt;&quot;&quot;;1;&quot;&quot;)">
            <text:p/>
          </table:table-cell>
          <table:table-cell table:formula="of:=IF([.I4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9:.O49];[.L$14:.O$14])*[.V49]" office:value-type="float" office:value="1.5">
            <text:p>1,5</text:p>
          </table:table-cell>
          <table:table-cell table:formula="of:=SUMPRODUCT([.Q49:.T49];[.Q$14:.T$14])*[.V49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/>
          <table:table-cell office:value-type="string" table:number-columns-spanned="1" table:number-rows-spanned="2">
            <text:p>Durée</text:p>
          </table:table-cell>
          <table:table-cell office:value-type="string">
            <text:p>Respect</text:p>
          </table:table-cell>
          <table:table-cell table:style-name="ce10"/>
          <table:table-cell table:formula="of:=IF(COUNTA([.F50:.K50])=0;&quot;?&quot;;IF(COUNTA([.F50:.K50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50]&lt;&gt;&quot;&quot;;1;&quot;&quot;)" office:value-type="float" office:value="1">
            <text:p>1</text:p>
          </table:table-cell>
          <table:table-cell table:formula="of:=IF([.G50]&lt;&gt;&quot;&quot;;1;&quot;&quot;)">
            <text:p/>
          </table:table-cell>
          <table:table-cell table:formula="of:=IF([.H50]&lt;&gt;&quot;&quot;;1;&quot;&quot;)">
            <text:p/>
          </table:table-cell>
          <table:table-cell table:formula="of:=IF([.I50]&lt;&gt;&quot;&quot;;1;&quot;&quot;)">
            <text:p/>
          </table:table-cell>
          <table:table-cell/>
          <table:table-cell table:formula="of:=IF([.F50]&lt;&gt;&quot;&quot;;1;&quot;&quot;)" office:value-type="float" office:value="1">
            <text:p>1</text:p>
          </table:table-cell>
          <table:table-cell table:formula="of:=IF([.G50]&lt;&gt;&quot;&quot;;1;&quot;&quot;)">
            <text:p/>
          </table:table-cell>
          <table:table-cell table:formula="of:=IF([.H50]&lt;&gt;&quot;&quot;;1;&quot;&quot;)">
            <text:p/>
          </table:table-cell>
          <table:table-cell table:formula="of:=IF([.I5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50:.O50];[.L$14:.O$14])*[.V50]" office:value-type="float" office:value="1">
            <text:p>1</text:p>
          </table:table-cell>
          <table:table-cell table:formula="of:=SUMPRODUCT([.Q50:.T50];[.Q$14:.T$14])*[.V50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Temps de parole équilibré</text:p>
          </table:table-cell>
          <table:table-cell table:style-name="ce10"/>
          <table:table-cell table:formula="of:=IF(COUNTA([.F51:.K51])=0;&quot;?&quot;;IF(COUNTA([.F51:.K51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51]&lt;&gt;&quot;&quot;;1;&quot;&quot;)" office:value-type="float" office:value="1">
            <text:p>1</text:p>
          </table:table-cell>
          <table:table-cell table:formula="of:=IF([.G51]&lt;&gt;&quot;&quot;;1;&quot;&quot;)">
            <text:p/>
          </table:table-cell>
          <table:table-cell table:formula="of:=IF([.H51]&lt;&gt;&quot;&quot;;1;&quot;&quot;)">
            <text:p/>
          </table:table-cell>
          <table:table-cell table:formula="of:=IF([.I51]&lt;&gt;&quot;&quot;;1;&quot;&quot;)">
            <text:p/>
          </table:table-cell>
          <table:table-cell/>
          <table:table-cell table:formula="of:=IF([.F51]&lt;&gt;&quot;&quot;;1;&quot;&quot;)" office:value-type="float" office:value="1">
            <text:p>1</text:p>
          </table:table-cell>
          <table:table-cell table:formula="of:=IF([.G51]&lt;&gt;&quot;&quot;;1;&quot;&quot;)">
            <text:p/>
          </table:table-cell>
          <table:table-cell table:formula="of:=IF([.H51]&lt;&gt;&quot;&quot;;1;&quot;&quot;)">
            <text:p/>
          </table:table-cell>
          <table:table-cell table:formula="of:=IF([.I5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51:.O51];[.L$14:.O$14])*[.V51]" office:value-type="float" office:value="2">
            <text:p>2</text:p>
          </table:table-cell>
          <table:table-cell table:formula="of:=SUMPRODUCT([.Q51:.T51];[.Q$14:.T$14])*[.V51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/>
          <table:table-cell office:value-type="string" table:number-columns-spanned="1" table:number-rows-spanned="2">
            <text:p>Réponses</text:p>
          </table:table-cell>
          <table:table-cell office:value-type="string">
            <text:p>Pertinence</text:p>
          </table:table-cell>
          <table:table-cell table:style-name="ce10"/>
          <table:table-cell table:formula="of:=IF(COUNTA([.F52:.K52])=0;&quot;?&quot;;IF(COUNTA([.F52:.K52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52]&lt;&gt;&quot;&quot;;1;&quot;&quot;)">
            <text:p/>
          </table:table-cell>
          <table:table-cell table:formula="of:=IF([.G52]&lt;&gt;&quot;&quot;;1;&quot;&quot;)" office:value-type="float" office:value="1">
            <text:p>1</text:p>
          </table:table-cell>
          <table:table-cell table:formula="of:=IF([.H52]&lt;&gt;&quot;&quot;;1;&quot;&quot;)">
            <text:p/>
          </table:table-cell>
          <table:table-cell table:formula="of:=IF([.I52]&lt;&gt;&quot;&quot;;1;&quot;&quot;)">
            <text:p/>
          </table:table-cell>
          <table:table-cell/>
          <table:table-cell table:formula="of:=IF([.F52]&lt;&gt;&quot;&quot;;1;&quot;&quot;)">
            <text:p/>
          </table:table-cell>
          <table:table-cell table:formula="of:=IF([.G52]&lt;&gt;&quot;&quot;;1;&quot;&quot;)" office:value-type="float" office:value="1">
            <text:p>1</text:p>
          </table:table-cell>
          <table:table-cell table:formula="of:=IF([.H52]&lt;&gt;&quot;&quot;;1;&quot;&quot;)">
            <text:p/>
          </table:table-cell>
          <table:table-cell table:formula="of:=IF([.I52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52:.O52];[.L$14:.O$14])*[.V52]" office:value-type="float" office:value="1.5">
            <text:p>1,5</text:p>
          </table:table-cell>
          <table:table-cell table:formula="of:=SUMPRODUCT([.Q52:.T52];[.Q$14:.T$14])*[.V52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>
            <text:p>Argumentation</text:p>
          </table:table-cell>
          <table:table-cell table:style-name="ce10"/>
          <table:table-cell table:formula="of:=IF(COUNTA([.F53:.K53])=0;&quot;?&quot;;IF(COUNTA([.F53:.K53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53]&lt;&gt;&quot;&quot;;1;&quot;&quot;)">
            <text:p/>
          </table:table-cell>
          <table:table-cell table:formula="of:=IF([.G53]&lt;&gt;&quot;&quot;;1;&quot;&quot;)" office:value-type="float" office:value="1">
            <text:p>1</text:p>
          </table:table-cell>
          <table:table-cell table:formula="of:=IF([.H53]&lt;&gt;&quot;&quot;;1;&quot;&quot;)">
            <text:p/>
          </table:table-cell>
          <table:table-cell table:formula="of:=IF([.I53]&lt;&gt;&quot;&quot;;1;&quot;&quot;)">
            <text:p/>
          </table:table-cell>
          <table:table-cell/>
          <table:table-cell table:formula="of:=IF([.F53]&lt;&gt;&quot;&quot;;1;&quot;&quot;)">
            <text:p/>
          </table:table-cell>
          <table:table-cell table:formula="of:=IF([.G53]&lt;&gt;&quot;&quot;;1;&quot;&quot;)" office:value-type="float" office:value="1">
            <text:p>1</text:p>
          </table:table-cell>
          <table:table-cell table:formula="of:=IF([.H53]&lt;&gt;&quot;&quot;;1;&quot;&quot;)">
            <text:p/>
          </table:table-cell>
          <table:table-cell table:formula="of:=IF([.I53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53:.O53];[.L$14:.O$14])*[.V53]" office:value-type="float" office:value="2.25">
            <text:p>2,25</text:p>
          </table:table-cell>
          <table:table-cell table:formula="of:=SUMPRODUCT([.Q53:.T53];[.Q$14:.T$14])*[.V53]" office:value-type="float" office:value="1.5">
            <text:p>1,5</text:p>
          </table:table-cell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haute</text:p>
          </table:table-cell>
          <table:table-cell table:style-name="ce16" table:formula="of:=SUM([.X39:.X53])/[.V55]*20" office:value-type="float" office:value="16.1111111111111">
            <text:p>16,11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39:.V53])" office:value-type="float" office:value="27">
            <text:p>27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basse</text:p>
          </table:table-cell>
          <table:table-cell table:style-name="ce16" table:formula="of:=SUM([.Y39:.Y53])/[.V55]*20" office:value-type="float" office:value="11.2962962962963">
            <text:p>11,30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4">
            <text:p>14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5"/>
          <table:table-cell table:style-name="ce10" table:number-columns-repeated="4"/>
          <table:table-cell table:style-name="ce24" table:number-columns-repeated="6"/>
          <table:table-cell table:style-name="ce29" table:number-columns-repeated="1009"/>
        </table:table-row>
        <table:table-row table:style-name="ro1">
          <table:table-cell office:value-type="string" table:number-columns-spanned="1" table:number-rows-spanned="18">
            <text:p>Travail</text:p>
          </table:table-cell>
          <table:table-cell office:value-type="string" table:number-columns-spanned="1" table:number-rows-spanned="10">
            <text:p>Etude</text:p>
          </table:table-cell>
          <table:table-cell office:value-type="string" table:number-columns-spanned="1" table:number-rows-spanned="2">
            <text:p>Bibliographie</text:p>
          </table:table-cell>
          <table:table-cell office:value-type="string">
            <text:p>Adéquate</text:p>
          </table:table-cell>
          <table:table-cell table:formula="of:=IF(COUNTA([.F60:.K60])=0;&quot;?&quot;;IF(COUNTA([.F60:.K60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0]&lt;&gt;&quot;&quot;;1;&quot;&quot;)">
            <text:p/>
          </table:table-cell>
          <table:table-cell table:formula="of:=IF([.G60]&lt;&gt;&quot;&quot;;1;&quot;&quot;)" office:value-type="float" office:value="1">
            <text:p>1</text:p>
          </table:table-cell>
          <table:table-cell table:formula="of:=IF([.H60]&lt;&gt;&quot;&quot;;1;&quot;&quot;)">
            <text:p/>
          </table:table-cell>
          <table:table-cell table:formula="of:=IF([.I60]&lt;&gt;&quot;&quot;;1;&quot;&quot;)">
            <text:p/>
          </table:table-cell>
          <table:table-cell/>
          <table:table-cell table:formula="of:=IF([.F60]&lt;&gt;&quot;&quot;;1;&quot;&quot;)">
            <text:p/>
          </table:table-cell>
          <table:table-cell table:formula="of:=IF([.G60]&lt;&gt;&quot;&quot;;1;&quot;&quot;)" office:value-type="float" office:value="1">
            <text:p>1</text:p>
          </table:table-cell>
          <table:table-cell table:formula="of:=IF([.H60]&lt;&gt;&quot;&quot;;1;&quot;&quot;)">
            <text:p/>
          </table:table-cell>
          <table:table-cell table:formula="of:=IF([.I60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60:.O60];[.L$14:.O$14])*[.V60]" office:value-type="float" office:value="2.25">
            <text:p>2,25</text:p>
          </table:table-cell>
          <table:table-cell table:formula="of:=SUMPRODUCT([.Q60:.T60];[.Q$14:.T$14])*[.V60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Suffisante</text:p>
          </table:table-cell>
          <table:table-cell table:formula="of:=IF(COUNTA([.F61:.K61])=0;&quot;?&quot;;IF(COUNTA([.F61:.K61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1]&lt;&gt;&quot;&quot;;1;&quot;&quot;)">
            <text:p/>
          </table:table-cell>
          <table:table-cell table:formula="of:=IF([.G61]&lt;&gt;&quot;&quot;;1;&quot;&quot;)" office:value-type="float" office:value="1">
            <text:p>1</text:p>
          </table:table-cell>
          <table:table-cell table:formula="of:=IF([.H61]&lt;&gt;&quot;&quot;;1;&quot;&quot;)">
            <text:p/>
          </table:table-cell>
          <table:table-cell table:formula="of:=IF([.I61]&lt;&gt;&quot;&quot;;1;&quot;&quot;)">
            <text:p/>
          </table:table-cell>
          <table:table-cell/>
          <table:table-cell table:formula="of:=IF([.F61]&lt;&gt;&quot;&quot;;1;&quot;&quot;)">
            <text:p/>
          </table:table-cell>
          <table:table-cell table:formula="of:=IF([.G61]&lt;&gt;&quot;&quot;;1;&quot;&quot;)" office:value-type="float" office:value="1">
            <text:p>1</text:p>
          </table:table-cell>
          <table:table-cell table:formula="of:=IF([.H61]&lt;&gt;&quot;&quot;;1;&quot;&quot;)">
            <text:p/>
          </table:table-cell>
          <table:table-cell table:formula="of:=IF([.I6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1:.O61];[.L$14:.O$14])*[.V61]" office:value-type="float" office:value="1.5">
            <text:p>1,5</text:p>
          </table:table-cell>
          <table:table-cell table:formula="of:=SUMPRODUCT([.Q61:.T61];[.Q$14:.T$14])*[.V61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table:number-columns-spanned="1" table:number-rows-spanned="2">
            <text:p>Cahier des charges</text:p>
          </table:table-cell>
          <table:table-cell office:value-type="string">
            <text:p>Clair</text:p>
          </table:table-cell>
          <table:table-cell table:formula="of:=IF(COUNTA([.F62:.K62])=0;&quot;?&quot;;IF(COUNTA([.F62:.K62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2]&lt;&gt;&quot;&quot;;1;&quot;&quot;)">
            <text:p/>
          </table:table-cell>
          <table:table-cell table:formula="of:=IF([.G62]&lt;&gt;&quot;&quot;;1;&quot;&quot;)" office:value-type="float" office:value="1">
            <text:p>1</text:p>
          </table:table-cell>
          <table:table-cell table:formula="of:=IF([.H62]&lt;&gt;&quot;&quot;;1;&quot;&quot;)">
            <text:p/>
          </table:table-cell>
          <table:table-cell table:formula="of:=IF([.I62]&lt;&gt;&quot;&quot;;1;&quot;&quot;)">
            <text:p/>
          </table:table-cell>
          <table:table-cell/>
          <table:table-cell table:formula="of:=IF([.F62]&lt;&gt;&quot;&quot;;1;&quot;&quot;)">
            <text:p/>
          </table:table-cell>
          <table:table-cell table:formula="of:=IF([.G62]&lt;&gt;&quot;&quot;;1;&quot;&quot;)" office:value-type="float" office:value="1">
            <text:p>1</text:p>
          </table:table-cell>
          <table:table-cell table:formula="of:=IF([.H62]&lt;&gt;&quot;&quot;;1;&quot;&quot;)">
            <text:p/>
          </table:table-cell>
          <table:table-cell table:formula="of:=IF([.I62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62:.O62];[.L$14:.O$14])*[.V62]" office:value-type="float" office:value="0.75">
            <text:p>0,75</text:p>
          </table:table-cell>
          <table:table-cell table:formula="of:=SUMPRODUCT([.Q62:.T62];[.Q$14:.T$14])*[.V62]" office:value-type="float" office:value="0.5">
            <text:p>0,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Formalisé</text:p>
          </table:table-cell>
          <table:table-cell table:formula="of:=IF(COUNTA([.F63:.K63])=0;&quot;?&quot;;IF(COUNTA([.F63:.K63])=1;&quot;&quot;;&quot;!!!&quot;))">
            <text:p/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2"/>
          <table:table-cell table:formula="of:=IF([.F63]&lt;&gt;&quot;&quot;;1;&quot;&quot;)">
            <text:p/>
          </table:table-cell>
          <table:table-cell table:formula="of:=IF([.G63]&lt;&gt;&quot;&quot;;1;&quot;&quot;)">
            <text:p/>
          </table:table-cell>
          <table:table-cell table:formula="of:=IF([.H63]&lt;&gt;&quot;&quot;;1;&quot;&quot;)" office:value-type="float" office:value="1">
            <text:p>1</text:p>
          </table:table-cell>
          <table:table-cell table:formula="of:=IF([.I63]&lt;&gt;&quot;&quot;;1;&quot;&quot;)">
            <text:p/>
          </table:table-cell>
          <table:table-cell/>
          <table:table-cell table:formula="of:=IF([.F63]&lt;&gt;&quot;&quot;;1;&quot;&quot;)">
            <text:p/>
          </table:table-cell>
          <table:table-cell table:formula="of:=IF([.G63]&lt;&gt;&quot;&quot;;1;&quot;&quot;)">
            <text:p/>
          </table:table-cell>
          <table:table-cell table:formula="of:=IF([.H63]&lt;&gt;&quot;&quot;;1;&quot;&quot;)" office:value-type="float" office:value="1">
            <text:p>1</text:p>
          </table:table-cell>
          <table:table-cell table:formula="of:=IF([.I63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3:.O63];[.L$14:.O$14])*[.V63]" office:value-type="float" office:value="1">
            <text:p>1</text:p>
          </table:table-cell>
          <table:table-cell table:formula="of:=SUMPRODUCT([.Q63:.T63];[.Q$14:.T$14])*[.V63]" office:value-type="float" office:value="0.5">
            <text:p>0,5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table:number-columns-spanned="1" table:number-rows-spanned="3">
            <text:p>Hypothèses envisagées</text:p>
          </table:table-cell>
          <table:table-cell office:value-type="string">
            <text:p>Nombre</text:p>
          </table:table-cell>
          <table:table-cell table:formula="of:=IF(COUNTA([.F64:.K64])=0;&quot;?&quot;;IF(COUNTA([.F64:.K64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64]&lt;&gt;&quot;&quot;;1;&quot;&quot;)" office:value-type="float" office:value="1">
            <text:p>1</text:p>
          </table:table-cell>
          <table:table-cell table:formula="of:=IF([.G64]&lt;&gt;&quot;&quot;;1;&quot;&quot;)">
            <text:p/>
          </table:table-cell>
          <table:table-cell table:formula="of:=IF([.H64]&lt;&gt;&quot;&quot;;1;&quot;&quot;)">
            <text:p/>
          </table:table-cell>
          <table:table-cell table:formula="of:=IF([.I64]&lt;&gt;&quot;&quot;;1;&quot;&quot;)">
            <text:p/>
          </table:table-cell>
          <table:table-cell/>
          <table:table-cell table:formula="of:=IF([.F64]&lt;&gt;&quot;&quot;;1;&quot;&quot;)" office:value-type="float" office:value="1">
            <text:p>1</text:p>
          </table:table-cell>
          <table:table-cell table:formula="of:=IF([.G64]&lt;&gt;&quot;&quot;;1;&quot;&quot;)">
            <text:p/>
          </table:table-cell>
          <table:table-cell table:formula="of:=IF([.H64]&lt;&gt;&quot;&quot;;1;&quot;&quot;)">
            <text:p/>
          </table:table-cell>
          <table:table-cell table:formula="of:=IF([.I64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64:.O64];[.L$14:.O$14])*[.V64]" office:value-type="float" office:value="1">
            <text:p>1</text:p>
          </table:table-cell>
          <table:table-cell table:formula="of:=SUMPRODUCT([.Q64:.T64];[.Q$14:.T$14])*[.V64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Pertinence</text:p>
          </table:table-cell>
          <table:table-cell table:formula="of:=IF(COUNTA([.F65:.K65])=0;&quot;?&quot;;IF(COUNTA([.F65:.K65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65]&lt;&gt;&quot;&quot;;1;&quot;&quot;)" office:value-type="float" office:value="1">
            <text:p>1</text:p>
          </table:table-cell>
          <table:table-cell table:formula="of:=IF([.G65]&lt;&gt;&quot;&quot;;1;&quot;&quot;)">
            <text:p/>
          </table:table-cell>
          <table:table-cell table:formula="of:=IF([.H65]&lt;&gt;&quot;&quot;;1;&quot;&quot;)">
            <text:p/>
          </table:table-cell>
          <table:table-cell table:formula="of:=IF([.I65]&lt;&gt;&quot;&quot;;1;&quot;&quot;)">
            <text:p/>
          </table:table-cell>
          <table:table-cell/>
          <table:table-cell table:formula="of:=IF([.F65]&lt;&gt;&quot;&quot;;1;&quot;&quot;)" office:value-type="float" office:value="1">
            <text:p>1</text:p>
          </table:table-cell>
          <table:table-cell table:formula="of:=IF([.G65]&lt;&gt;&quot;&quot;;1;&quot;&quot;)">
            <text:p/>
          </table:table-cell>
          <table:table-cell table:formula="of:=IF([.H65]&lt;&gt;&quot;&quot;;1;&quot;&quot;)">
            <text:p/>
          </table:table-cell>
          <table:table-cell table:formula="of:=IF([.I65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5:.O65];[.L$14:.O$14])*[.V65]" office:value-type="float" office:value="2">
            <text:p>2</text:p>
          </table:table-cell>
          <table:table-cell table:formula="of:=SUMPRODUCT([.Q65:.T65];[.Q$14:.T$14])*[.V65]" office:value-type="float" office:value="1.5">
            <text:p>1,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Analyse <text:span text:style-name="T1">a priori</text:span></text:p>
          </table:table-cell>
          <table:table-cell table:formula="of:=IF(COUNTA([.F66:.K66])=0;&quot;?&quot;;IF(COUNTA([.F66:.K66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6]&lt;&gt;&quot;&quot;;1;&quot;&quot;)">
            <text:p/>
          </table:table-cell>
          <table:table-cell table:formula="of:=IF([.G66]&lt;&gt;&quot;&quot;;1;&quot;&quot;)" office:value-type="float" office:value="1">
            <text:p>1</text:p>
          </table:table-cell>
          <table:table-cell table:formula="of:=IF([.H66]&lt;&gt;&quot;&quot;;1;&quot;&quot;)">
            <text:p/>
          </table:table-cell>
          <table:table-cell table:formula="of:=IF([.I66]&lt;&gt;&quot;&quot;;1;&quot;&quot;)">
            <text:p/>
          </table:table-cell>
          <table:table-cell/>
          <table:table-cell table:formula="of:=IF([.F66]&lt;&gt;&quot;&quot;;1;&quot;&quot;)">
            <text:p/>
          </table:table-cell>
          <table:table-cell table:formula="of:=IF([.G66]&lt;&gt;&quot;&quot;;1;&quot;&quot;)" office:value-type="float" office:value="1">
            <text:p>1</text:p>
          </table:table-cell>
          <table:table-cell table:formula="of:=IF([.H66]&lt;&gt;&quot;&quot;;1;&quot;&quot;)">
            <text:p/>
          </table:table-cell>
          <table:table-cell table:formula="of:=IF([.I6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6:.O66];[.L$14:.O$14])*[.V66]" office:value-type="float" office:value="1.5">
            <text:p>1,5</text:p>
          </table:table-cell>
          <table:table-cell table:formula="of:=SUMPRODUCT([.Q66:.T66];[.Q$14:.T$14])*[.V66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table:number-columns-spanned="1" table:number-rows-spanned="3">
            <text:p>Validation</text:p>
          </table:table-cell>
          <table:table-cell office:value-type="string">
            <text:p>Tableau comparatif</text:p>
          </table:table-cell>
          <table:table-cell table:formula="of:=IF(COUNTA([.F67:.K67])=0;&quot;?&quot;;IF(COUNTA([.F67:.K67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7]&lt;&gt;&quot;&quot;;1;&quot;&quot;)">
            <text:p/>
          </table:table-cell>
          <table:table-cell table:formula="of:=IF([.G67]&lt;&gt;&quot;&quot;;1;&quot;&quot;)" office:value-type="float" office:value="1">
            <text:p>1</text:p>
          </table:table-cell>
          <table:table-cell table:formula="of:=IF([.H67]&lt;&gt;&quot;&quot;;1;&quot;&quot;)">
            <text:p/>
          </table:table-cell>
          <table:table-cell table:formula="of:=IF([.I67]&lt;&gt;&quot;&quot;;1;&quot;&quot;)">
            <text:p/>
          </table:table-cell>
          <table:table-cell/>
          <table:table-cell table:formula="of:=IF([.F67]&lt;&gt;&quot;&quot;;1;&quot;&quot;)">
            <text:p/>
          </table:table-cell>
          <table:table-cell table:formula="of:=IF([.G67]&lt;&gt;&quot;&quot;;1;&quot;&quot;)" office:value-type="float" office:value="1">
            <text:p>1</text:p>
          </table:table-cell>
          <table:table-cell table:formula="of:=IF([.H67]&lt;&gt;&quot;&quot;;1;&quot;&quot;)">
            <text:p/>
          </table:table-cell>
          <table:table-cell table:formula="of:=IF([.I6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7:.O67];[.L$14:.O$14])*[.V67]" office:value-type="float" office:value="1.5">
            <text:p>1,5</text:p>
          </table:table-cell>
          <table:table-cell table:formula="of:=SUMPRODUCT([.Q67:.T67];[.Q$14:.T$14])*[.V67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Choix argumenté(s)</text:p>
          </table:table-cell>
          <table:table-cell table:formula="of:=IF(COUNTA([.F68:.K68])=0;&quot;?&quot;;IF(COUNTA([.F68:.K68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8]&lt;&gt;&quot;&quot;;1;&quot;&quot;)">
            <text:p/>
          </table:table-cell>
          <table:table-cell table:formula="of:=IF([.G68]&lt;&gt;&quot;&quot;;1;&quot;&quot;)" office:value-type="float" office:value="1">
            <text:p>1</text:p>
          </table:table-cell>
          <table:table-cell table:formula="of:=IF([.H68]&lt;&gt;&quot;&quot;;1;&quot;&quot;)">
            <text:p/>
          </table:table-cell>
          <table:table-cell table:formula="of:=IF([.I68]&lt;&gt;&quot;&quot;;1;&quot;&quot;)">
            <text:p/>
          </table:table-cell>
          <table:table-cell/>
          <table:table-cell table:formula="of:=IF([.F68]&lt;&gt;&quot;&quot;;1;&quot;&quot;)">
            <text:p/>
          </table:table-cell>
          <table:table-cell table:formula="of:=IF([.G68]&lt;&gt;&quot;&quot;;1;&quot;&quot;)" office:value-type="float" office:value="1">
            <text:p>1</text:p>
          </table:table-cell>
          <table:table-cell table:formula="of:=IF([.H68]&lt;&gt;&quot;&quot;;1;&quot;&quot;)">
            <text:p/>
          </table:table-cell>
          <table:table-cell table:formula="of:=IF([.I68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8:.O68];[.L$14:.O$14])*[.V68]" office:value-type="float" office:value="1.5">
            <text:p>1,5</text:p>
          </table:table-cell>
          <table:table-cell table:formula="of:=SUMPRODUCT([.Q68:.T68];[.Q$14:.T$14])*[.V68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Faisabilité</text:p>
          </table:table-cell>
          <table:table-cell table:formula="of:=IF(COUNTA([.F69:.K69])=0;&quot;?&quot;;IF(COUNTA([.F69:.K69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69]&lt;&gt;&quot;&quot;;1;&quot;&quot;)">
            <text:p/>
          </table:table-cell>
          <table:table-cell table:formula="of:=IF([.G69]&lt;&gt;&quot;&quot;;1;&quot;&quot;)" office:value-type="float" office:value="1">
            <text:p>1</text:p>
          </table:table-cell>
          <table:table-cell table:formula="of:=IF([.H69]&lt;&gt;&quot;&quot;;1;&quot;&quot;)">
            <text:p/>
          </table:table-cell>
          <table:table-cell table:formula="of:=IF([.I69]&lt;&gt;&quot;&quot;;1;&quot;&quot;)">
            <text:p/>
          </table:table-cell>
          <table:table-cell/>
          <table:table-cell table:formula="of:=IF([.F69]&lt;&gt;&quot;&quot;;1;&quot;&quot;)">
            <text:p/>
          </table:table-cell>
          <table:table-cell table:formula="of:=IF([.G69]&lt;&gt;&quot;&quot;;1;&quot;&quot;)" office:value-type="float" office:value="1">
            <text:p>1</text:p>
          </table:table-cell>
          <table:table-cell table:formula="of:=IF([.H69]&lt;&gt;&quot;&quot;;1;&quot;&quot;)">
            <text:p/>
          </table:table-cell>
          <table:table-cell table:formula="of:=IF([.I6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9:.O69];[.L$14:.O$14])*[.V69]" office:value-type="float" office:value="1.5">
            <text:p>1,5</text:p>
          </table:table-cell>
          <table:table-cell table:formula="of:=SUMPRODUCT([.Q69:.T69];[.Q$14:.T$14])*[.V69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/>
          <table:table-cell office:value-type="string" table:number-columns-spanned="1" table:number-rows-spanned="4">
            <text:p>Complexité</text:p>
          </table:table-cell>
          <table:table-cell office:value-type="string" table:number-columns-spanned="2" table:number-rows-spanned="1">
            <text:p>Temps consacré</text:p>
          </table:table-cell>
          <table:covered-table-cell table:style-name="ce18"/>
          <table:table-cell table:formula="of:=IF(COUNTA([.F70:.K70])=0;&quot;?&quot;;IF(COUNTA([.F70:.K70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70]&lt;&gt;&quot;&quot;;1;&quot;&quot;)">
            <text:p/>
          </table:table-cell>
          <table:table-cell table:formula="of:=IF([.G70]&lt;&gt;&quot;&quot;;1;&quot;&quot;)" office:value-type="float" office:value="1">
            <text:p>1</text:p>
          </table:table-cell>
          <table:table-cell table:formula="of:=IF([.H70]&lt;&gt;&quot;&quot;;1;&quot;&quot;)">
            <text:p/>
          </table:table-cell>
          <table:table-cell table:formula="of:=IF([.I70]&lt;&gt;&quot;&quot;;1;&quot;&quot;)">
            <text:p/>
          </table:table-cell>
          <table:table-cell/>
          <table:table-cell table:formula="of:=IF([.F70]&lt;&gt;&quot;&quot;;1;&quot;&quot;)">
            <text:p/>
          </table:table-cell>
          <table:table-cell table:formula="of:=IF([.G70]&lt;&gt;&quot;&quot;;1;&quot;&quot;)" office:value-type="float" office:value="1">
            <text:p>1</text:p>
          </table:table-cell>
          <table:table-cell table:formula="of:=IF([.H70]&lt;&gt;&quot;&quot;;1;&quot;&quot;)">
            <text:p/>
          </table:table-cell>
          <table:table-cell table:formula="of:=IF([.I7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70:.O70];[.L$14:.O$14])*[.V70]" office:value-type="float" office:value="0.75">
            <text:p>0,75</text:p>
          </table:table-cell>
          <table:table-cell table:formula="of:=SUMPRODUCT([.Q70:.T70];[.Q$14:.T$14])*[.V70]" office:value-type="float" office:value="0.5">
            <text:p>0,5</text:p>
          </table:table-cell>
          <table:table-cell table:number-columns-repeated="995"/>
        </table:table-row>
        <table:table-row table:style-name="ro1">
          <table:covered-table-cell table:number-columns-repeated="2" table:style-name="ce7"/>
          <table:table-cell table:style-name="ce7" office:value-type="string" table:number-columns-spanned="2" table:number-rows-spanned="1">
            <text:p>Résultats obtenus</text:p>
          </table:table-cell>
          <table:covered-table-cell table:style-name="ce19"/>
          <table:table-cell table:formula="of:=IF(COUNTA([.F71:.K71])=0;&quot;?&quot;;IF(COUNTA([.F71:.K71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71]&lt;&gt;&quot;&quot;;1;&quot;&quot;)">
            <text:p/>
          </table:table-cell>
          <table:table-cell table:formula="of:=IF([.G71]&lt;&gt;&quot;&quot;;1;&quot;&quot;)" office:value-type="float" office:value="1">
            <text:p>1</text:p>
          </table:table-cell>
          <table:table-cell table:formula="of:=IF([.H71]&lt;&gt;&quot;&quot;;1;&quot;&quot;)">
            <text:p/>
          </table:table-cell>
          <table:table-cell table:formula="of:=IF([.I71]&lt;&gt;&quot;&quot;;1;&quot;&quot;)">
            <text:p/>
          </table:table-cell>
          <table:table-cell/>
          <table:table-cell table:formula="of:=IF([.F71]&lt;&gt;&quot;&quot;;1;&quot;&quot;)">
            <text:p/>
          </table:table-cell>
          <table:table-cell table:formula="of:=IF([.G71]&lt;&gt;&quot;&quot;;1;&quot;&quot;)" office:value-type="float" office:value="1">
            <text:p>1</text:p>
          </table:table-cell>
          <table:table-cell table:formula="of:=IF([.H71]&lt;&gt;&quot;&quot;;1;&quot;&quot;)">
            <text:p/>
          </table:table-cell>
          <table:table-cell table:formula="of:=IF([.I7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1:.O71];[.L$14:.O$14])*[.V71]" office:value-type="float" office:value="1.5">
            <text:p>1,5</text:p>
          </table:table-cell>
          <table:table-cell table:formula="of:=SUMPRODUCT([.Q71:.T71];[.Q$14:.T$14])*[.V71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2" table:style-name="ce7"/>
          <table:table-cell office:value-type="string" table:number-columns-spanned="1" table:number-rows-spanned="2">
            <text:p>Difficulté </text:p>
          </table:table-cell>
          <table:table-cell table:style-name="ce7" office:value-type="string">
            <text:p>Intrinsèque</text:p>
          </table:table-cell>
          <table:table-cell table:formula="of:=IF(COUNTA([.F72:.K72])=0;&quot;?&quot;;IF(COUNTA([.F72:.K72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72]&lt;&gt;&quot;&quot;;1;&quot;&quot;)" office:value-type="float" office:value="1">
            <text:p>1</text:p>
          </table:table-cell>
          <table:table-cell table:formula="of:=IF([.G72]&lt;&gt;&quot;&quot;;1;&quot;&quot;)">
            <text:p/>
          </table:table-cell>
          <table:table-cell table:formula="of:=IF([.H72]&lt;&gt;&quot;&quot;;1;&quot;&quot;)">
            <text:p/>
          </table:table-cell>
          <table:table-cell table:formula="of:=IF([.I72]&lt;&gt;&quot;&quot;;1;&quot;&quot;)">
            <text:p/>
          </table:table-cell>
          <table:table-cell/>
          <table:table-cell table:formula="of:=IF([.F72]&lt;&gt;&quot;&quot;;1;&quot;&quot;)" office:value-type="float" office:value="1">
            <text:p>1</text:p>
          </table:table-cell>
          <table:table-cell table:formula="of:=IF([.G72]&lt;&gt;&quot;&quot;;1;&quot;&quot;)">
            <text:p/>
          </table:table-cell>
          <table:table-cell table:formula="of:=IF([.H72]&lt;&gt;&quot;&quot;;1;&quot;&quot;)">
            <text:p/>
          </table:table-cell>
          <table:table-cell table:formula="of:=IF([.I72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72:.O72];[.L$14:.O$14])*[.V72]" office:value-type="float" office:value="3">
            <text:p>3</text:p>
          </table:table-cell>
          <table:table-cell table:formula="of:=SUMPRODUCT([.Q72:.T72];[.Q$14:.T$14])*[.V72]" office:value-type="float" office:value="2.25">
            <text:p>2,25</text:p>
          </table:table-cell>
          <table:table-cell table:number-columns-repeated="995"/>
        </table:table-row>
        <table:table-row table:style-name="ro1">
          <table:covered-table-cell table:number-columns-repeated="3" table:style-name="ce7"/>
          <table:table-cell office:value-type="string">
            <text:p>Vis-à-vis du binôme</text:p>
          </table:table-cell>
          <table:table-cell table:formula="of:=IF(COUNTA([.F73:.K73])=0;&quot;?&quot;;IF(COUNTA([.F73:.K73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73]&lt;&gt;&quot;&quot;;1;&quot;&quot;)" office:value-type="float" office:value="1">
            <text:p>1</text:p>
          </table:table-cell>
          <table:table-cell table:formula="of:=IF([.G73]&lt;&gt;&quot;&quot;;1;&quot;&quot;)">
            <text:p/>
          </table:table-cell>
          <table:table-cell table:formula="of:=IF([.H73]&lt;&gt;&quot;&quot;;1;&quot;&quot;)">
            <text:p/>
          </table:table-cell>
          <table:table-cell table:formula="of:=IF([.I73]&lt;&gt;&quot;&quot;;1;&quot;&quot;)">
            <text:p/>
          </table:table-cell>
          <table:table-cell/>
          <table:table-cell table:formula="of:=IF([.F73]&lt;&gt;&quot;&quot;;1;&quot;&quot;)" office:value-type="float" office:value="1">
            <text:p>1</text:p>
          </table:table-cell>
          <table:table-cell table:formula="of:=IF([.G73]&lt;&gt;&quot;&quot;;1;&quot;&quot;)">
            <text:p/>
          </table:table-cell>
          <table:table-cell table:formula="of:=IF([.H73]&lt;&gt;&quot;&quot;;1;&quot;&quot;)">
            <text:p/>
          </table:table-cell>
          <table:table-cell table:formula="of:=IF([.I73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73:.O73];[.L$14:.O$14])*[.V73]" office:value-type="float" office:value="1">
            <text:p>1</text:p>
          </table:table-cell>
          <table:table-cell table:formula="of:=SUMPRODUCT([.Q73:.T73];[.Q$14:.T$14])*[.V73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/>
          <table:table-cell office:value-type="string" table:number-columns-spanned="1" table:number-rows-spanned="4">
            <text:p>Annexes</text:p>
          </table:table-cell>
          <table:table-cell office:value-type="string" table:number-columns-spanned="1" table:number-rows-spanned="2">
            <text:p>Fiches d'avancement</text:p>
          </table:table-cell>
          <table:table-cell office:value-type="string">
            <text:p>Régularité</text:p>
          </table:table-cell>
          <table:table-cell table:formula="of:=IF(COUNTA([.F74:.K74])=0;&quot;?&quot;;IF(COUNTA([.F74:.K74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74]&lt;&gt;&quot;&quot;;1;&quot;&quot;)" office:value-type="float" office:value="1">
            <text:p>1</text:p>
          </table:table-cell>
          <table:table-cell table:formula="of:=IF([.G74]&lt;&gt;&quot;&quot;;1;&quot;&quot;)">
            <text:p/>
          </table:table-cell>
          <table:table-cell table:formula="of:=IF([.H74]&lt;&gt;&quot;&quot;;1;&quot;&quot;)">
            <text:p/>
          </table:table-cell>
          <table:table-cell table:formula="of:=IF([.I74]&lt;&gt;&quot;&quot;;1;&quot;&quot;)">
            <text:p/>
          </table:table-cell>
          <table:table-cell/>
          <table:table-cell table:formula="of:=IF([.F74]&lt;&gt;&quot;&quot;;1;&quot;&quot;)" office:value-type="float" office:value="1">
            <text:p>1</text:p>
          </table:table-cell>
          <table:table-cell table:formula="of:=IF([.G74]&lt;&gt;&quot;&quot;;1;&quot;&quot;)">
            <text:p/>
          </table:table-cell>
          <table:table-cell table:formula="of:=IF([.H74]&lt;&gt;&quot;&quot;;1;&quot;&quot;)">
            <text:p/>
          </table:table-cell>
          <table:table-cell table:formula="of:=IF([.I74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74:.O74];[.L$14:.O$14])*[.V74]" office:value-type="float" office:value="1">
            <text:p>1</text:p>
          </table:table-cell>
          <table:table-cell table:formula="of:=SUMPRODUCT([.Q74:.T74];[.Q$14:.T$14])*[.V74]" office:value-type="float" office:value="0.75">
            <text:p>0,75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Détaillées</text:p>
          </table:table-cell>
          <table:table-cell table:formula="of:=IF(COUNTA([.F75:.K75])=0;&quot;?&quot;;IF(COUNTA([.F75:.K75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75]&lt;&gt;&quot;&quot;;1;&quot;&quot;)">
            <text:p/>
          </table:table-cell>
          <table:table-cell table:formula="of:=IF([.G75]&lt;&gt;&quot;&quot;;1;&quot;&quot;)" office:value-type="float" office:value="1">
            <text:p>1</text:p>
          </table:table-cell>
          <table:table-cell table:formula="of:=IF([.H75]&lt;&gt;&quot;&quot;;1;&quot;&quot;)">
            <text:p/>
          </table:table-cell>
          <table:table-cell table:formula="of:=IF([.I75]&lt;&gt;&quot;&quot;;1;&quot;&quot;)">
            <text:p/>
          </table:table-cell>
          <table:table-cell/>
          <table:table-cell table:formula="of:=IF([.F75]&lt;&gt;&quot;&quot;;1;&quot;&quot;)">
            <text:p/>
          </table:table-cell>
          <table:table-cell table:formula="of:=IF([.G75]&lt;&gt;&quot;&quot;;1;&quot;&quot;)" office:value-type="float" office:value="1">
            <text:p>1</text:p>
          </table:table-cell>
          <table:table-cell table:formula="of:=IF([.H75]&lt;&gt;&quot;&quot;;1;&quot;&quot;)">
            <text:p/>
          </table:table-cell>
          <table:table-cell table:formula="of:=IF([.I75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5:.O75];[.L$14:.O$14])*[.V75]" office:value-type="float" office:value="1.5">
            <text:p>1,5</text:p>
          </table:table-cell>
          <table:table-cell table:formula="of:=SUMPRODUCT([.Q75:.T75];[.Q$14:.T$14])*[.V75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2"/>
          <table:table-cell office:value-type="string" table:number-columns-spanned="1" table:number-rows-spanned="2">
            <text:p>Gantt</text:p>
          </table:table-cell>
          <table:table-cell office:value-type="string">
            <text:p>Prévisionnel et justifications</text:p>
          </table:table-cell>
          <table:table-cell table:formula="of:=IF(COUNTA([.F76:.K76])=0;&quot;?&quot;;IF(COUNTA([.F76:.K76])=1;&quot;&quot;;&quot;!!!&quot;))">
            <text:p/>
          </table:table-cell>
          <table:table-cell/>
          <table:table-cell office:value-type="string">
            <text:p>x</text:p>
          </table:table-cell>
          <table:table-cell table:number-columns-repeated="2"/>
          <table:table-cell table:number-columns-repeated="2"/>
          <table:table-cell table:formula="of:=IF([.F76]&lt;&gt;&quot;&quot;;1;&quot;&quot;)">
            <text:p/>
          </table:table-cell>
          <table:table-cell table:formula="of:=IF([.G76]&lt;&gt;&quot;&quot;;1;&quot;&quot;)" office:value-type="float" office:value="1">
            <text:p>1</text:p>
          </table:table-cell>
          <table:table-cell table:formula="of:=IF([.H76]&lt;&gt;&quot;&quot;;1;&quot;&quot;)">
            <text:p/>
          </table:table-cell>
          <table:table-cell table:formula="of:=IF([.I76]&lt;&gt;&quot;&quot;;1;&quot;&quot;)">
            <text:p/>
          </table:table-cell>
          <table:table-cell/>
          <table:table-cell table:formula="of:=IF([.F76]&lt;&gt;&quot;&quot;;1;&quot;&quot;)">
            <text:p/>
          </table:table-cell>
          <table:table-cell table:formula="of:=IF([.G76]&lt;&gt;&quot;&quot;;1;&quot;&quot;)" office:value-type="float" office:value="1">
            <text:p>1</text:p>
          </table:table-cell>
          <table:table-cell table:formula="of:=IF([.H76]&lt;&gt;&quot;&quot;;1;&quot;&quot;)">
            <text:p/>
          </table:table-cell>
          <table:table-cell table:formula="of:=IF([.I7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6:.O76];[.L$14:.O$14])*[.V76]" office:value-type="float" office:value="1.5">
            <text:p>1,5</text:p>
          </table:table-cell>
          <table:table-cell table:formula="of:=SUMPRODUCT([.Q76:.T76];[.Q$14:.T$14])*[.V76]" office:value-type="float" office:value="1">
            <text:p>1</text:p>
          </table:table-cell>
          <table:table-cell table:number-columns-repeated="995"/>
        </table:table-row>
        <table:table-row table:style-name="ro1">
          <table:covered-table-cell table:number-columns-repeated="3"/>
          <table:table-cell office:value-type="string">
            <text:p>Effectifs, erreurs, corrections</text:p>
          </table:table-cell>
          <table:table-cell table:formula="of:=IF(COUNTA([.F77:.K77])=0;&quot;?&quot;;IF(COUNTA([.F77:.K77])=1;&quot;&quot;;&quot;!!!&quot;))">
            <text:p/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2"/>
          <table:table-cell table:formula="of:=IF([.F77]&lt;&gt;&quot;&quot;;1;&quot;&quot;)">
            <text:p/>
          </table:table-cell>
          <table:table-cell table:formula="of:=IF([.G77]&lt;&gt;&quot;&quot;;1;&quot;&quot;)">
            <text:p/>
          </table:table-cell>
          <table:table-cell table:formula="of:=IF([.H77]&lt;&gt;&quot;&quot;;1;&quot;&quot;)" office:value-type="float" office:value="1">
            <text:p>1</text:p>
          </table:table-cell>
          <table:table-cell table:formula="of:=IF([.I77]&lt;&gt;&quot;&quot;;1;&quot;&quot;)">
            <text:p/>
          </table:table-cell>
          <table:table-cell/>
          <table:table-cell table:formula="of:=IF([.F77]&lt;&gt;&quot;&quot;;1;&quot;&quot;)">
            <text:p/>
          </table:table-cell>
          <table:table-cell table:formula="of:=IF([.G77]&lt;&gt;&quot;&quot;;1;&quot;&quot;)">
            <text:p/>
          </table:table-cell>
          <table:table-cell table:formula="of:=IF([.H77]&lt;&gt;&quot;&quot;;1;&quot;&quot;)" office:value-type="float" office:value="1">
            <text:p>1</text:p>
          </table:table-cell>
          <table:table-cell table:formula="of:=IF([.I7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7:.O77];[.L$14:.O$14])*[.V77]" office:value-type="float" office:value="1">
            <text:p>1</text:p>
          </table:table-cell>
          <table:table-cell table:formula="of:=SUMPRODUCT([.Q77:.T77];[.Q$14:.T$14])*[.V77]" office:value-type="float" office:value="0.5">
            <text:p>0,5</text:p>
          </table:table-cell>
          <table:table-cell table:number-columns-repeated="995"/>
        </table:table-row>
        <table:table-row table:style-name="ro1">
          <table:table-cell table:style-name="Default" table:number-columns-repeated="5"/>
          <table:table-cell table:number-columns-repeated="4" table:style-name="Default"/>
          <table:table-cell table:style-name="Default"/>
          <table:table-cell/>
          <table:table-cell table:style-name="Default" table:formula="of:=IF([.F78]&lt;&gt;&quot;&quot;;1;&quot;&quot;)">
            <text:p/>
          </table:table-cell>
          <table:table-cell table:style-name="Default" table:formula="of:=IF([.G78]&lt;&gt;&quot;&quot;;1;&quot;&quot;)">
            <text:p/>
          </table:table-cell>
          <table:table-cell table:style-name="Default" table:formula="of:=IF([.H78]&lt;&gt;&quot;&quot;;1;&quot;&quot;)">
            <text:p/>
          </table:table-cell>
          <table:table-cell table:style-name="Default" table:formula="of:=IF([.I78]&lt;&gt;&quot;&quot;;1;&quot;&quot;)">
            <text:p/>
          </table:table-cell>
          <table:table-cell/>
          <table:table-cell table:style-name="Default" table:formula="of:=IF([.F78]&lt;&gt;&quot;&quot;;1;&quot;&quot;)">
            <text:p/>
          </table:table-cell>
          <table:table-cell table:style-name="Default" table:formula="of:=IF([.G78]&lt;&gt;&quot;&quot;;1;&quot;&quot;)">
            <text:p/>
          </table:table-cell>
          <table:table-cell table:style-name="Default" table:formula="of:=IF([.H78]&lt;&gt;&quot;&quot;;1;&quot;&quot;)">
            <text:p/>
          </table:table-cell>
          <table:table-cell table:style-name="Default" table:formula="of:=IF([.I78]&lt;&gt;&quot;&quot;;1;&quot;&quot;)">
            <text:p/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note haute</text:p>
          </table:table-cell>
          <table:table-cell table:style-name="ce16" table:formula="of:=SUM([.X60:.X77])/[.V79]*20" office:value-type="float" office:value="15.6060606060606">
            <text:p>15,61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60:.V77])" office:value-type="float" office:value="33">
            <text:p>33</text:p>
          </table:table-cell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note basse</text:p>
          </table:table-cell>
          <table:table-cell table:style-name="ce16" table:formula="of:=SUM([.Y60:.Y77])/[.V79]*20" office:value-type="float" office:value="10.6060606060606">
            <text:p>10,61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3.5">
            <text:p>13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 table:number-columns-repeated="2"/>
          <table:table-cell table:style-name="ce12" office:value-type="string">
            <text:p>PROPOSITION DE NOTE (I)</text:p>
          </table:table-cell>
          <table:table-cell table:style-name="ce12" table:formula="of:=AVERAGE([.D37];[.D58];[.D82])" office:value-type="float" office:value="14">
            <text:p>14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95"/>
        </table:table-row>
      </table:table>
      <table:table table:name="Phase II" table:style-name="ta1" table:print-ranges="'Phase II'.A1:'Phase II'.J82">
        <office:forms form:automatic-focus="false" form:apply-design-mode="false"/>
        <table:table-column table:style-name="co1" table:default-cell-style-name="ce6"/>
        <table:table-column table:style-name="co15" table:default-cell-style-name="ce6"/>
        <table:table-column table:style-name="co3" table:default-cell-style-name="ce6"/>
        <table:table-column table:style-name="co16" table:default-cell-style-name="ce6"/>
        <table:table-column table:style-name="co5" table:default-cell-style-name="ce20"/>
        <table:table-column table:style-name="co6" table:number-columns-repeated="4" table:default-cell-style-name="ce13"/>
        <table:table-column table:style-name="co7" table:default-cell-style-name="ce9"/>
        <table:table-column table:style-name="co8" table:default-cell-style-name="Default"/>
        <table:table-column table:style-name="co17" table:number-columns-repeated="4" table:default-cell-style-name="ce7"/>
        <table:table-column table:style-name="co9" table:default-cell-style-name="Default"/>
        <table:table-column table:style-name="co17" table:number-columns-repeated="4" table:default-cell-style-name="ce7"/>
        <table:table-column table:style-name="co9" table:default-cell-style-name="Default"/>
        <table:table-column table:style-name="co12" table:default-cell-style-name="ce7"/>
        <table:table-column table:style-name="co9" table:default-cell-style-name="Default"/>
        <table:table-column table:style-name="co13" table:number-columns-repeated="2" table:default-cell-style-name="ce7"/>
        <table:table-column table:style-name="co8" table:number-columns-repeated="988" table:default-cell-style-name="Default"/>
        <table:table-row table:style-name="ro1">
          <table:table-cell table:style-name="ce1" office:value-type="string">
            <text:p>Grille d'évaluation du Projet de recherche (et développement)</text:p>
          </table:table-cell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1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1" office:value-type="string">
            <text:p>Phase II : Conception détaillée, réalisation et recette</text:p>
          </table:table-cell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/>
          <table:table-cell table:style-name="ce8" office:value-type="string">
            <text:p>Prénom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Année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Binome 1</text:p>
          </table:table-cell>
          <table:table-cell table:style-name="ce9" office:value-type="string">
            <text:p>Pierre-Yves</text:p>
          </table:table-cell>
          <table:table-cell table:style-name="ce9" office:value-type="string">
            <text:p>HERVO</text:p>
          </table:table-cell>
          <table:table-cell table:style-name="ce13" office:value-type="string">
            <text:p>2013-2014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Binome 2</text:p>
          </table:table-cell>
          <table:table-cell table:style-name="ce9" office:value-type="string">
            <text:p>Paul-François</text:p>
          </table:table-cell>
          <table:table-cell table:style-name="ce9" office:value-type="string">
            <text:p>JEAU</text:p>
          </table:table-cell>
          <table:table-cell table:style-name="ce8" office:value-type="string">
            <text:p>Date</text:p>
          </table:table-cell>
          <table:table-cell table:style-name="Default"/>
          <table:table-cell table:style-name="ce21" table:number-columns-repeated="5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3"/>
          <table:table-cell table:style-name="ce14"/>
          <table:table-cell table:style-name="Default"/>
          <table:table-cell table:style-name="ce8" office:value-type="string" table:number-columns-spanned="5" table:number-rows-spanned="1">
            <text:p>Notation</text:p>
          </table:table-cell>
          <table:covered-table-cell table:number-columns-repeated="3" table:style-name="ce9"/>
          <table:covered-table-cell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Jury 1</text:p>
          </table:table-cell>
          <table:table-cell table:style-name="ce9" office:value-type="string">
            <text:p>Matthieu</text:p>
          </table:table-cell>
          <table:table-cell table:style-name="ce9" office:value-type="string">
            <text:p>PERREIRA DA SILVA</text:p>
          </table:table-cell>
          <table:table-cell table:style-name="Default" table:number-columns-repeated="2"/>
          <table:table-cell table:style-name="ce22" office:value-type="string">
            <text:p>A</text:p>
          </table:table-cell>
          <table:table-cell table:style-name="ce25" office:value-type="string" table:number-columns-spanned="4" table:number-rows-spanned="1">
            <text:p>Maîtrise dans l'application du savoir-faire requis</text:p>
          </table:table-cell>
          <table:covered-table-cell table:number-columns-repeated="3" table:style-name="ce7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Jury 2</text:p>
          </table:table-cell>
          <table:table-cell table:style-name="ce9" office:value-type="string">
            <text:p>José</text:p>
          </table:table-cell>
          <table:table-cell table:style-name="ce9" office:value-type="string">
            <text:p>MARTINEZ</text:p>
          </table:table-cell>
          <table:table-cell table:style-name="Default" table:number-columns-repeated="2"/>
          <table:table-cell table:style-name="ce22" office:value-type="string">
            <text:p>B</text:p>
          </table:table-cell>
          <table:table-cell table:style-name="ce25" office:value-type="string" table:number-columns-spanned="4" table:number-rows-spanned="1">
            <text:p>Application du savoir-faire requis</text:p>
          </table:table-cell>
          <table:covered-table-cell table:number-columns-repeated="3" table:style-name="ce2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Jury 3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>
            <text:p>C</text:p>
          </table:table-cell>
          <table:table-cell table:style-name="ce7" office:value-type="string" table:number-columns-spanned="4" table:number-rows-spanned="1">
            <text:p>Insuffisances, lacunes à corriger dans l'application du savoir-faire requis <text:span text:style-name="T2">a minima</text:span></text:p>
          </table:table-cell>
          <table:covered-table-cell table:number-columns-repeated="3" table:style-name="ce22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2" office:value-type="string">
            <text:p>Jury 4</text:p>
          </table:table-cell>
          <table:table-cell table:style-name="ce9" table:number-columns-repeated="2"/>
          <table:table-cell table:style-name="Default" table:number-columns-repeated="2"/>
          <table:table-cell table:style-name="ce22" office:value-type="string">
            <text:p>D</text:p>
          </table:table-cell>
          <table:table-cell table:style-name="ce25" office:value-type="string" table:number-columns-spanned="4" table:number-rows-spanned="1">
            <text:p>Insuffisances flagrantes, inacceptables, voire travail absent</text:p>
          </table:table-cell>
          <table:covered-table-cell table:number-columns-repeated="3" table:style-name="ce25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ce8" office:value-type="string" table:number-columns-spanned="4" table:number-rows-spanned="1">
            <text:p>max</text:p>
          </table:table-cell>
          <table:covered-table-cell table:number-columns-repeated="3" table:style-name="ce8"/>
          <table:table-cell table:style-name="ce33"/>
          <table:table-cell table:style-name="ce8" office:value-type="string" table:number-columns-spanned="4" table:number-rows-spanned="1">
            <text:p>min</text:p>
          </table:table-cell>
          <table:covered-table-cell table:number-columns-repeated="3" table:style-name="ce8"/>
          <table:table-cell table:style-name="ce33"/>
          <table:table-cell table:style-name="Default"/>
          <table:table-cell/>
          <table:table-cell table:number-columns-repeated="2" table:style-name="ce31" office:value-type="string">
            <text:p>Note</text:p>
          </table:table-cell>
          <table:table-cell table:number-columns-repeated="988"/>
        </table:table-row>
        <table:table-row table:style-name="ro1">
          <table:table-cell table:style-name="Default" table:number-columns-repeated="5"/>
          <table:table-cell table:style-name="ce23" office:value-type="string">
            <text:p>A</text:p>
          </table:table-cell>
          <table:table-cell table:style-name="ce23" office:value-type="string">
            <text:p>B</text:p>
          </table:table-cell>
          <table:table-cell table:style-name="ce23" office:value-type="string">
            <text:p>C</text:p>
          </table:table-cell>
          <table:table-cell table:style-name="ce23" office:value-type="string">
            <text:p>D</text:p>
          </table:table-cell>
          <table:table-cell table:style-name="ce27" office:value-type="string">
            <text:p>Remarque / Note / Commentaire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float" office:value="0.75">
            <text:p>0,75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25">
            <text:p>0,25</text:p>
          </table:table-cell>
          <table:table-cell/>
          <table:table-cell table:style-name="ce8" office:value-type="float" office:value="0.75">
            <text:p>0,75</text:p>
          </table:table-cell>
          <table:table-cell table:style-name="ce8" office:value-type="float" office:value="0.5">
            <text:p>0,5</text:p>
          </table:table-cell>
          <table:table-cell table:style-name="ce8" office:value-type="float" office:value="0.25">
            <text:p>0,25</text:p>
          </table:table-cell>
          <table:table-cell table:style-name="ce8" office:value-type="float" office:value="0">
            <text:p>0</text:p>
          </table:table-cell>
          <table:table-cell/>
          <table:table-cell table:style-name="ce8" office:value-type="string">
            <text:p>coefficients</text:p>
          </table:table-cell>
          <table:table-cell/>
          <table:table-cell table:style-name="ce32" office:value-type="string">
            <text:p>max</text:p>
          </table:table-cell>
          <table:table-cell table:style-name="ce32" office:value-type="string">
            <text:p>min</text:p>
          </table:table-cell>
          <table:table-cell table:number-columns-repeated="988"/>
        </table:table-row>
        <table:table-row table:style-name="ro1">
          <table:table-cell table:style-name="ce3" office:value-type="string" table:number-columns-spanned="1" table:number-rows-spanned="13">
            <text:p>Rapport</text:p>
          </table:table-cell>
          <table:table-cell office:value-type="string" table:number-columns-spanned="1" table:number-rows-spanned="8">
            <text:p>Organisation</text:p>
          </table:table-cell>
          <table:table-cell office:value-type="string" table:number-columns-spanned="1" table:number-rows-spanned="2">
            <text:p>Plan</text:p>
          </table:table-cell>
          <table:table-cell office:value-type="string">
            <text:p>Equilibre</text:p>
          </table:table-cell>
          <table:table-cell table:formula="of:=IF(COUNTA([.F15:.J15])=0;&quot;?&quot;;IF(COUNTA([.F15:.J15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15]&lt;&gt;&quot;&quot;;1;&quot;&quot;)">
            <text:p/>
          </table:table-cell>
          <table:table-cell table:formula="of:=IF([.G15]&lt;&gt;&quot;&quot;;1;&quot;&quot;)">
            <text:p/>
          </table:table-cell>
          <table:table-cell table:formula="of:=IF([.H15]&lt;&gt;&quot;&quot;;1;&quot;&quot;)">
            <text:p/>
          </table:table-cell>
          <table:table-cell table:formula="of:=IF([.I15]&lt;&gt;&quot;&quot;;1;&quot;&quot;)">
            <text:p/>
          </table:table-cell>
          <table:table-cell/>
          <table:table-cell table:formula="of:=IF([.F15]&lt;&gt;&quot;&quot;;1;&quot;&quot;)">
            <text:p/>
          </table:table-cell>
          <table:table-cell table:formula="of:=IF([.G15]&lt;&gt;&quot;&quot;;1;&quot;&quot;)">
            <text:p/>
          </table:table-cell>
          <table:table-cell table:formula="of:=IF([.H15]&lt;&gt;&quot;&quot;;1;&quot;&quot;)">
            <text:p/>
          </table:table-cell>
          <table:table-cell table:formula="of:=IF([.I15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15:.O15];[.L$14:.O$14])*[.V15]" office:value-type="float" office:value="0">
            <text:p>0</text:p>
          </table:table-cell>
          <table:table-cell table:formula="of:=SUMPRODUCT([.Q15:.T15];[.Q$14:.T$14])*[.V15]" office:value-type="float" office:value="0">
            <text:p>0</text:p>
          </table:table-cell>
          <table:table-cell/>
          <table:table-cell office:value-type="string">
            <text:p>Moitié-moitité</text:p>
          </table:table-cell>
          <table:table-cell table:number-columns-repeated="986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hérence</text:p>
          </table:table-cell>
          <table:table-cell table:formula="of:=IF(COUNTA([.F16:.J16])=0;&quot;?&quot;;IF(COUNTA([.F16:.J16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16]&lt;&gt;&quot;&quot;;1;&quot;&quot;)">
            <text:p/>
          </table:table-cell>
          <table:table-cell table:formula="of:=IF([.G16]&lt;&gt;&quot;&quot;;1;&quot;&quot;)">
            <text:p/>
          </table:table-cell>
          <table:table-cell table:formula="of:=IF([.H16]&lt;&gt;&quot;&quot;;1;&quot;&quot;)">
            <text:p/>
          </table:table-cell>
          <table:table-cell table:formula="of:=IF([.I16]&lt;&gt;&quot;&quot;;1;&quot;&quot;)">
            <text:p/>
          </table:table-cell>
          <table:table-cell/>
          <table:table-cell table:formula="of:=IF([.F16]&lt;&gt;&quot;&quot;;1;&quot;&quot;)">
            <text:p/>
          </table:table-cell>
          <table:table-cell table:formula="of:=IF([.G16]&lt;&gt;&quot;&quot;;1;&quot;&quot;)">
            <text:p/>
          </table:table-cell>
          <table:table-cell table:formula="of:=IF([.H16]&lt;&gt;&quot;&quot;;1;&quot;&quot;)">
            <text:p/>
          </table:table-cell>
          <table:table-cell table:formula="of:=IF([.I1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6:.O16];[.L$14:.O$14])*[.V16]" office:value-type="float" office:value="0">
            <text:p>0</text:p>
          </table:table-cell>
          <table:table-cell table:formula="of:=SUMPRODUCT([.Q16:.T16];[.Q$14:.T$14])*[.V16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3">
            <text:p>Fluidité</text:p>
          </table:table-cell>
          <table:table-cell office:value-type="string">
            <text:p>Introductions (partielles)</text:p>
          </table:table-cell>
          <table:table-cell table:formula="of:=IF(COUNTA([.F17:.J17])=0;&quot;?&quot;;IF(COUNTA([.F17:.J17])=1;&quot;&quot;;&quot;!!!&quot;))">
            <text:p/>
          </table:table-cell>
          <table:table-cell office:value-type="string">
            <text:p>x</text:p>
          </table:table-cell>
          <table:table-cell table:number-columns-repeated="3"/>
          <table:table-cell table:number-columns-repeated="2"/>
          <table:table-cell table:formula="of:=IF([.F17]&lt;&gt;&quot;&quot;;1;&quot;&quot;)" office:value-type="float" office:value="1">
            <text:p>1</text:p>
          </table:table-cell>
          <table:table-cell table:formula="of:=IF([.G17]&lt;&gt;&quot;&quot;;1;&quot;&quot;)">
            <text:p/>
          </table:table-cell>
          <table:table-cell table:formula="of:=IF([.H17]&lt;&gt;&quot;&quot;;1;&quot;&quot;)">
            <text:p/>
          </table:table-cell>
          <table:table-cell table:formula="of:=IF([.I17]&lt;&gt;&quot;&quot;;1;&quot;&quot;)">
            <text:p/>
          </table:table-cell>
          <table:table-cell/>
          <table:table-cell table:formula="of:=IF([.F17]&lt;&gt;&quot;&quot;;1;&quot;&quot;)" office:value-type="float" office:value="1">
            <text:p>1</text:p>
          </table:table-cell>
          <table:table-cell table:formula="of:=IF([.G17]&lt;&gt;&quot;&quot;;1;&quot;&quot;)">
            <text:p/>
          </table:table-cell>
          <table:table-cell table:formula="of:=IF([.H17]&lt;&gt;&quot;&quot;;1;&quot;&quot;)">
            <text:p/>
          </table:table-cell>
          <table:table-cell table:formula="of:=IF([.I1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7:.O17];[.L$14:.O$14])*[.V17]" office:value-type="float" office:value="2">
            <text:p>2</text:p>
          </table:table-cell>
          <table:table-cell table:formula="of:=SUMPRODUCT([.Q17:.T17];[.Q$14:.T$14])*[.V17]" office:value-type="float" office:value="1.5">
            <text:p>1,5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Transitions</text:p>
          </table:table-cell>
          <table:table-cell table:formula="of:=IF(COUNTA([.F18:.J18])=0;&quot;?&quot;;IF(COUNTA([.F18:.J18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18]&lt;&gt;&quot;&quot;;1;&quot;&quot;)">
            <text:p/>
          </table:table-cell>
          <table:table-cell table:formula="of:=IF([.G18]&lt;&gt;&quot;&quot;;1;&quot;&quot;)">
            <text:p/>
          </table:table-cell>
          <table:table-cell table:formula="of:=IF([.H18]&lt;&gt;&quot;&quot;;1;&quot;&quot;)">
            <text:p/>
          </table:table-cell>
          <table:table-cell table:formula="of:=IF([.I18]&lt;&gt;&quot;&quot;;1;&quot;&quot;)">
            <text:p/>
          </table:table-cell>
          <table:table-cell/>
          <table:table-cell table:formula="of:=IF([.F18]&lt;&gt;&quot;&quot;;1;&quot;&quot;)">
            <text:p/>
          </table:table-cell>
          <table:table-cell table:formula="of:=IF([.G18]&lt;&gt;&quot;&quot;;1;&quot;&quot;)">
            <text:p/>
          </table:table-cell>
          <table:table-cell table:formula="of:=IF([.H18]&lt;&gt;&quot;&quot;;1;&quot;&quot;)">
            <text:p/>
          </table:table-cell>
          <table:table-cell table:formula="of:=IF([.I18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18:.O18];[.L$14:.O$14])*[.V18]" office:value-type="float" office:value="0">
            <text:p>0</text:p>
          </table:table-cell>
          <table:table-cell table:formula="of:=SUMPRODUCT([.Q18:.T18];[.Q$14:.T$14])*[.V18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Conclusions (partielles)</text:p>
          </table:table-cell>
          <table:table-cell table:formula="of:=IF(COUNTA([.F19:.J19])=0;&quot;?&quot;;IF(COUNTA([.F19:.J19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19]&lt;&gt;&quot;&quot;;1;&quot;&quot;)">
            <text:p/>
          </table:table-cell>
          <table:table-cell table:formula="of:=IF([.G19]&lt;&gt;&quot;&quot;;1;&quot;&quot;)">
            <text:p/>
          </table:table-cell>
          <table:table-cell table:formula="of:=IF([.H19]&lt;&gt;&quot;&quot;;1;&quot;&quot;)">
            <text:p/>
          </table:table-cell>
          <table:table-cell table:formula="of:=IF([.I19]&lt;&gt;&quot;&quot;;1;&quot;&quot;)">
            <text:p/>
          </table:table-cell>
          <table:table-cell/>
          <table:table-cell table:formula="of:=IF([.F19]&lt;&gt;&quot;&quot;;1;&quot;&quot;)">
            <text:p/>
          </table:table-cell>
          <table:table-cell table:formula="of:=IF([.G19]&lt;&gt;&quot;&quot;;1;&quot;&quot;)">
            <text:p/>
          </table:table-cell>
          <table:table-cell table:formula="of:=IF([.H19]&lt;&gt;&quot;&quot;;1;&quot;&quot;)">
            <text:p/>
          </table:table-cell>
          <table:table-cell table:formula="of:=IF([.I1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19:.O19];[.L$14:.O$14])*[.V19]" office:value-type="float" office:value="0">
            <text:p>0</text:p>
          </table:table-cell>
          <table:table-cell table:formula="of:=SUMPRODUCT([.Q19:.T19];[.Q$14:.T$14])*[.V19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3">
            <text:p>Tableaux, figures</text:p>
          </table:table-cell>
          <table:table-cell office:value-type="string">
            <text:p>Numérotés</text:p>
          </table:table-cell>
          <table:table-cell table:formula="of:=IF(COUNTA([.F20:.J20])=0;&quot;?&quot;;IF(COUNTA([.F20:.J20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0]&lt;&gt;&quot;&quot;;1;&quot;&quot;)">
            <text:p/>
          </table:table-cell>
          <table:table-cell table:formula="of:=IF([.G20]&lt;&gt;&quot;&quot;;1;&quot;&quot;)">
            <text:p/>
          </table:table-cell>
          <table:table-cell table:formula="of:=IF([.H20]&lt;&gt;&quot;&quot;;1;&quot;&quot;)">
            <text:p/>
          </table:table-cell>
          <table:table-cell table:formula="of:=IF([.I20]&lt;&gt;&quot;&quot;;1;&quot;&quot;)">
            <text:p/>
          </table:table-cell>
          <table:table-cell/>
          <table:table-cell table:formula="of:=IF([.F20]&lt;&gt;&quot;&quot;;1;&quot;&quot;)">
            <text:p/>
          </table:table-cell>
          <table:table-cell table:formula="of:=IF([.G20]&lt;&gt;&quot;&quot;;1;&quot;&quot;)">
            <text:p/>
          </table:table-cell>
          <table:table-cell table:formula="of:=IF([.H20]&lt;&gt;&quot;&quot;;1;&quot;&quot;)">
            <text:p/>
          </table:table-cell>
          <table:table-cell table:formula="of:=IF([.I2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0:.O20];[.L$14:.O$14])*[.V20]" office:value-type="float" office:value="0">
            <text:p>0</text:p>
          </table:table-cell>
          <table:table-cell table:formula="of:=SUMPRODUCT([.Q20:.T20];[.Q$14:.T$14])*[.V20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Légendés</text:p>
          </table:table-cell>
          <table:table-cell table:formula="of:=IF(COUNTA([.F21:.J21])=0;&quot;?&quot;;IF(COUNTA([.F21:.J21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1]&lt;&gt;&quot;&quot;;1;&quot;&quot;)">
            <text:p/>
          </table:table-cell>
          <table:table-cell table:formula="of:=IF([.G21]&lt;&gt;&quot;&quot;;1;&quot;&quot;)">
            <text:p/>
          </table:table-cell>
          <table:table-cell table:formula="of:=IF([.H21]&lt;&gt;&quot;&quot;;1;&quot;&quot;)">
            <text:p/>
          </table:table-cell>
          <table:table-cell table:formula="of:=IF([.I21]&lt;&gt;&quot;&quot;;1;&quot;&quot;)">
            <text:p/>
          </table:table-cell>
          <table:table-cell/>
          <table:table-cell table:formula="of:=IF([.F21]&lt;&gt;&quot;&quot;;1;&quot;&quot;)">
            <text:p/>
          </table:table-cell>
          <table:table-cell table:formula="of:=IF([.G21]&lt;&gt;&quot;&quot;;1;&quot;&quot;)">
            <text:p/>
          </table:table-cell>
          <table:table-cell table:formula="of:=IF([.H21]&lt;&gt;&quot;&quot;;1;&quot;&quot;)">
            <text:p/>
          </table:table-cell>
          <table:table-cell table:formula="of:=IF([.I21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1:.O21];[.L$14:.O$14])*[.V21]" office:value-type="float" office:value="0">
            <text:p>0</text:p>
          </table:table-cell>
          <table:table-cell table:formula="of:=SUMPRODUCT([.Q21:.T21];[.Q$14:.T$14])*[.V21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Référencés (non "en ligne")</text:p>
          </table:table-cell>
          <table:table-cell table:formula="of:=IF(COUNTA([.F22:.J22])=0;&quot;?&quot;;IF(COUNTA([.F22:.J22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2]&lt;&gt;&quot;&quot;;1;&quot;&quot;)">
            <text:p/>
          </table:table-cell>
          <table:table-cell table:formula="of:=IF([.G22]&lt;&gt;&quot;&quot;;1;&quot;&quot;)">
            <text:p/>
          </table:table-cell>
          <table:table-cell table:formula="of:=IF([.H22]&lt;&gt;&quot;&quot;;1;&quot;&quot;)">
            <text:p/>
          </table:table-cell>
          <table:table-cell table:formula="of:=IF([.I22]&lt;&gt;&quot;&quot;;1;&quot;&quot;)">
            <text:p/>
          </table:table-cell>
          <table:table-cell/>
          <table:table-cell table:formula="of:=IF([.F22]&lt;&gt;&quot;&quot;;1;&quot;&quot;)">
            <text:p/>
          </table:table-cell>
          <table:table-cell table:formula="of:=IF([.G22]&lt;&gt;&quot;&quot;;1;&quot;&quot;)">
            <text:p/>
          </table:table-cell>
          <table:table-cell table:formula="of:=IF([.H22]&lt;&gt;&quot;&quot;;1;&quot;&quot;)">
            <text:p/>
          </table:table-cell>
          <table:table-cell table:formula="of:=IF([.I22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2:.O22];[.L$14:.O$14])*[.V22]" office:value-type="float" office:value="0">
            <text:p>0</text:p>
          </table:table-cell>
          <table:table-cell table:formula="of:=SUMPRODUCT([.Q22:.T22];[.Q$14:.T$14])*[.V22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style-name="ce4"/>
          <table:table-cell office:value-type="string" table:number-columns-spanned="1" table:number-rows-spanned="5">
            <text:p>Rédaction</text:p>
          </table:table-cell>
          <table:table-cell office:value-type="string" table:number-columns-spanned="1" table:number-rows-spanned="3">
            <text:p>Orthographe</text:p>
          </table:table-cell>
          <table:table-cell office:value-type="string">
            <text:p>Coquilles</text:p>
          </table:table-cell>
          <table:table-cell table:formula="of:=IF(COUNTA([.F23:.J23])=0;&quot;?&quot;;IF(COUNTA([.F23:.J23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3]&lt;&gt;&quot;&quot;;1;&quot;&quot;)">
            <text:p/>
          </table:table-cell>
          <table:table-cell table:formula="of:=IF([.G23]&lt;&gt;&quot;&quot;;1;&quot;&quot;)">
            <text:p/>
          </table:table-cell>
          <table:table-cell table:formula="of:=IF([.H23]&lt;&gt;&quot;&quot;;1;&quot;&quot;)">
            <text:p/>
          </table:table-cell>
          <table:table-cell table:formula="of:=IF([.I23]&lt;&gt;&quot;&quot;;1;&quot;&quot;)">
            <text:p/>
          </table:table-cell>
          <table:table-cell/>
          <table:table-cell table:formula="of:=IF([.F23]&lt;&gt;&quot;&quot;;1;&quot;&quot;)">
            <text:p/>
          </table:table-cell>
          <table:table-cell table:formula="of:=IF([.G23]&lt;&gt;&quot;&quot;;1;&quot;&quot;)">
            <text:p/>
          </table:table-cell>
          <table:table-cell table:formula="of:=IF([.H23]&lt;&gt;&quot;&quot;;1;&quot;&quot;)">
            <text:p/>
          </table:table-cell>
          <table:table-cell table:formula="of:=IF([.I23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3:.O23];[.L$14:.O$14])*[.V23]" office:value-type="float" office:value="0">
            <text:p>0</text:p>
          </table:table-cell>
          <table:table-cell table:formula="of:=SUMPRODUCT([.Q23:.T23];[.Q$14:.T$14])*[.V23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Fautes évitables</text:p>
          </table:table-cell>
          <table:table-cell table:formula="of:=IF(COUNTA([.F24:.J24])=0;&quot;?&quot;;IF(COUNTA([.F24:.J24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4]&lt;&gt;&quot;&quot;;1;&quot;&quot;)">
            <text:p/>
          </table:table-cell>
          <table:table-cell table:formula="of:=IF([.G24]&lt;&gt;&quot;&quot;;1;&quot;&quot;)">
            <text:p/>
          </table:table-cell>
          <table:table-cell table:formula="of:=IF([.H24]&lt;&gt;&quot;&quot;;1;&quot;&quot;)">
            <text:p/>
          </table:table-cell>
          <table:table-cell table:formula="of:=IF([.I24]&lt;&gt;&quot;&quot;;1;&quot;&quot;)">
            <text:p/>
          </table:table-cell>
          <table:table-cell/>
          <table:table-cell table:formula="of:=IF([.F24]&lt;&gt;&quot;&quot;;1;&quot;&quot;)">
            <text:p/>
          </table:table-cell>
          <table:table-cell table:formula="of:=IF([.G24]&lt;&gt;&quot;&quot;;1;&quot;&quot;)">
            <text:p/>
          </table:table-cell>
          <table:table-cell table:formula="of:=IF([.H24]&lt;&gt;&quot;&quot;;1;&quot;&quot;)">
            <text:p/>
          </table:table-cell>
          <table:table-cell table:formula="of:=IF([.I24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24:.O24];[.L$14:.O$14])*[.V24]" office:value-type="float" office:value="0">
            <text:p>0</text:p>
          </table:table-cell>
          <table:table-cell table:formula="of:=SUMPRODUCT([.Q24:.T24];[.Q$14:.T$14])*[.V24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office:value-type="string">
            <text:p>Franglais, jargon</text:p>
          </table:table-cell>
          <table:table-cell table:formula="of:=IF(COUNTA([.F25:.J25])=0;&quot;?&quot;;IF(COUNTA([.F25:.J25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5]&lt;&gt;&quot;&quot;;1;&quot;&quot;)">
            <text:p/>
          </table:table-cell>
          <table:table-cell table:formula="of:=IF([.G25]&lt;&gt;&quot;&quot;;1;&quot;&quot;)">
            <text:p/>
          </table:table-cell>
          <table:table-cell table:formula="of:=IF([.H25]&lt;&gt;&quot;&quot;;1;&quot;&quot;)">
            <text:p/>
          </table:table-cell>
          <table:table-cell table:formula="of:=IF([.I25]&lt;&gt;&quot;&quot;;1;&quot;&quot;)">
            <text:p/>
          </table:table-cell>
          <table:table-cell/>
          <table:table-cell table:formula="of:=IF([.F25]&lt;&gt;&quot;&quot;;1;&quot;&quot;)">
            <text:p/>
          </table:table-cell>
          <table:table-cell table:formula="of:=IF([.G25]&lt;&gt;&quot;&quot;;1;&quot;&quot;)">
            <text:p/>
          </table:table-cell>
          <table:table-cell table:formula="of:=IF([.H25]&lt;&gt;&quot;&quot;;1;&quot;&quot;)">
            <text:p/>
          </table:table-cell>
          <table:table-cell table:formula="of:=IF([.I25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25:.O25];[.L$14:.O$14])*[.V25]" office:value-type="float" office:value="0">
            <text:p>0</text:p>
          </table:table-cell>
          <table:table-cell table:formula="of:=SUMPRODUCT([.Q25:.T25];[.Q$14:.T$14])*[.V25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style-name="ce4"/>
          <table:covered-table-cell/>
          <table:table-cell office:value-type="string" table:number-columns-spanned="1" table:number-rows-spanned="2">
            <text:p>Rédaction</text:p>
          </table:table-cell>
          <table:table-cell office:value-type="string">
            <text:p>Aisée</text:p>
          </table:table-cell>
          <table:table-cell table:formula="of:=IF(COUNTA([.F26:.J26])=0;&quot;?&quot;;IF(COUNTA([.F26:.J26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26]&lt;&gt;&quot;&quot;;1;&quot;&quot;)">
            <text:p/>
          </table:table-cell>
          <table:table-cell table:formula="of:=IF([.G26]&lt;&gt;&quot;&quot;;1;&quot;&quot;)">
            <text:p/>
          </table:table-cell>
          <table:table-cell table:formula="of:=IF([.H26]&lt;&gt;&quot;&quot;;1;&quot;&quot;)">
            <text:p/>
          </table:table-cell>
          <table:table-cell table:formula="of:=IF([.I26]&lt;&gt;&quot;&quot;;1;&quot;&quot;)">
            <text:p/>
          </table:table-cell>
          <table:table-cell/>
          <table:table-cell table:formula="of:=IF([.F26]&lt;&gt;&quot;&quot;;1;&quot;&quot;)">
            <text:p/>
          </table:table-cell>
          <table:table-cell table:formula="of:=IF([.G26]&lt;&gt;&quot;&quot;;1;&quot;&quot;)">
            <text:p/>
          </table:table-cell>
          <table:table-cell table:formula="of:=IF([.H26]&lt;&gt;&quot;&quot;;1;&quot;&quot;)">
            <text:p/>
          </table:table-cell>
          <table:table-cell table:formula="of:=IF([.I26]&lt;&gt;&quot;&quot;;1;&quot;&quot;)">
            <text:p/>
          </table:table-cell>
          <table:table-cell/>
          <table:table-cell office:value-type="float" office:value="4">
            <text:p>4</text:p>
          </table:table-cell>
          <table:table-cell/>
          <table:table-cell table:formula="of:=SUMPRODUCT([.L26:.O26];[.L$14:.O$14])*[.V26]" office:value-type="float" office:value="0">
            <text:p>0</text:p>
          </table:table-cell>
          <table:table-cell table:formula="of:=SUMPRODUCT([.Q26:.T26];[.Q$14:.T$14])*[.V26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style-name="ce4"/>
          <table:covered-table-cell table:number-columns-repeated="2"/>
          <table:table-cell table:style-name="ce15" office:value-type="string">
            <text:p>Absence de plagiat !</text:p>
          </table:table-cell>
          <table:table-cell table:formula="of:=IF(COUNTA([.F27:.J27])=0;&quot;?&quot;;IF(COUNTA([.F27:.J27])=1;&quot;&quot;;&quot;!!!&quot;))" office:value-type="string" office:string-value="?">
            <text:p>?</text:p>
          </table:table-cell>
          <table:table-cell table:number-columns-repeated="2"/>
          <table:table-cell table:number-columns-repeated="2" table:style-name="ce26"/>
          <table:table-cell table:number-columns-repeated="2"/>
          <table:table-cell table:formula="of:=IF([.F27]&lt;&gt;&quot;&quot;;1;&quot;&quot;)">
            <text:p/>
          </table:table-cell>
          <table:table-cell table:formula="of:=IF([.G27]&lt;&gt;&quot;&quot;;1;&quot;&quot;)">
            <text:p/>
          </table:table-cell>
          <table:table-cell table:formula="of:=IF([.H27]&lt;&gt;&quot;&quot;;1;&quot;&quot;)">
            <text:p/>
          </table:table-cell>
          <table:table-cell table:formula="of:=IF([.I27]&lt;&gt;&quot;&quot;;1;&quot;&quot;)">
            <text:p/>
          </table:table-cell>
          <table:table-cell/>
          <table:table-cell table:formula="of:=IF([.F27]&lt;&gt;&quot;&quot;;1;&quot;&quot;)">
            <text:p/>
          </table:table-cell>
          <table:table-cell table:formula="of:=IF([.G27]&lt;&gt;&quot;&quot;;1;&quot;&quot;)">
            <text:p/>
          </table:table-cell>
          <table:table-cell table:formula="of:=IF([.H27]&lt;&gt;&quot;&quot;;1;&quot;&quot;)">
            <text:p/>
          </table:table-cell>
          <table:table-cell table:formula="of:=IF([.I27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27:.O27];[.L$14:.O$14])*[.V27]" office:value-type="float" office:value="0">
            <text:p>0</text:p>
          </table:table-cell>
          <table:table-cell table:formula="of:=SUMPRODUCT([.Q27:.T27];[.Q$14:.T$14])*[.V27]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haute</text:p>
          </table:table-cell>
          <table:table-cell table:style-name="ce16" table:formula="of:=IF(COUNTA([.H27:.I27])=0;SUM([.X15:.X27])/[.V29]*20;0)" office:value-type="float" office:value="1.81818181818182">
            <text:p>1,82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15:.V27])" office:value-type="float" office:value="22">
            <text:p>22</text:p>
          </table:table-cell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basse</text:p>
          </table:table-cell>
          <table:table-cell table:style-name="ce16" table:formula="of:=IF(COUNTA([.H27:.I27])=0;SUM([.Y15:.Y27])/[.V29]*20;0)" office:value-type="float" office:value="1.36363636363636">
            <text:p>1,36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3.5">
            <text:p>13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5"/>
          <table:table-cell table:style-name="ce10" table:number-columns-repeated="4"/>
          <table:table-cell table:style-name="Default" table:number-columns-repeated="5"/>
          <table:table-cell table:style-name="ce29" table:number-columns-repeated="1003"/>
        </table:table-row>
        <table:table-row table:style-name="ro1">
          <table:table-cell office:value-type="string" table:number-columns-spanned="1" table:number-rows-spanned="8">
            <text:p>Projection</text:p>
          </table:table-cell>
          <table:table-cell office:value-type="string" table:number-columns-spanned="1" table:number-rows-spanned="3">
            <text:p>Organisation</text:p>
          </table:table-cell>
          <table:table-cell office:value-type="string">
            <text:p>Plan</text:p>
          </table:table-cell>
          <table:table-cell table:style-name="ce10"/>
          <table:table-cell table:formula="of:=IF(COUNTA([.F34:.J34])=0;&quot;?&quot;;IF(COUNTA([.F34:.J34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34]&lt;&gt;&quot;&quot;;1;&quot;&quot;)">
            <text:p/>
          </table:table-cell>
          <table:table-cell table:formula="of:=IF([.G34]&lt;&gt;&quot;&quot;;1;&quot;&quot;)">
            <text:p/>
          </table:table-cell>
          <table:table-cell table:formula="of:=IF([.H34]&lt;&gt;&quot;&quot;;1;&quot;&quot;)">
            <text:p/>
          </table:table-cell>
          <table:table-cell table:formula="of:=IF([.I34]&lt;&gt;&quot;&quot;;1;&quot;&quot;)">
            <text:p/>
          </table:table-cell>
          <table:table-cell/>
          <table:table-cell table:formula="of:=IF([.F34]&lt;&gt;&quot;&quot;;1;&quot;&quot;)">
            <text:p/>
          </table:table-cell>
          <table:table-cell table:formula="of:=IF([.G34]&lt;&gt;&quot;&quot;;1;&quot;&quot;)">
            <text:p/>
          </table:table-cell>
          <table:table-cell table:formula="of:=IF([.H34]&lt;&gt;&quot;&quot;;1;&quot;&quot;)">
            <text:p/>
          </table:table-cell>
          <table:table-cell table:formula="of:=IF([.I34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4:.O34];[.L$14:.O$14])*[.V34]" office:value-type="float" office:value="0">
            <text:p>0</text:p>
          </table:table-cell>
          <table:table-cell table:formula="of:=SUMPRODUCT([.Q34:.T34];[.Q$14:.T$14])*[.V34]" office:value-type="float" office:value="0">
            <text:p>0</text:p>
          </table:table-cell>
          <table:table-cell/>
          <table:table-cell office:value-type="string">
            <text:p>Moitié-moitité</text:p>
          </table:table-cell>
          <table:table-cell table:number-columns-repeated="986"/>
        </table:table-row>
        <table:table-row table:style-name="ro1">
          <table:covered-table-cell table:number-columns-repeated="2"/>
          <table:table-cell office:value-type="string">
            <text:p>Liaisons</text:p>
          </table:table-cell>
          <table:table-cell table:style-name="ce10"/>
          <table:table-cell table:formula="of:=IF(COUNTA([.F35:.J35])=0;&quot;?&quot;;IF(COUNTA([.F35:.J35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35]&lt;&gt;&quot;&quot;;1;&quot;&quot;)">
            <text:p/>
          </table:table-cell>
          <table:table-cell table:formula="of:=IF([.G35]&lt;&gt;&quot;&quot;;1;&quot;&quot;)">
            <text:p/>
          </table:table-cell>
          <table:table-cell table:formula="of:=IF([.H35]&lt;&gt;&quot;&quot;;1;&quot;&quot;)">
            <text:p/>
          </table:table-cell>
          <table:table-cell table:formula="of:=IF([.I35]&lt;&gt;&quot;&quot;;1;&quot;&quot;)">
            <text:p/>
          </table:table-cell>
          <table:table-cell/>
          <table:table-cell table:formula="of:=IF([.F35]&lt;&gt;&quot;&quot;;1;&quot;&quot;)">
            <text:p/>
          </table:table-cell>
          <table:table-cell table:formula="of:=IF([.G35]&lt;&gt;&quot;&quot;;1;&quot;&quot;)">
            <text:p/>
          </table:table-cell>
          <table:table-cell table:formula="of:=IF([.H35]&lt;&gt;&quot;&quot;;1;&quot;&quot;)">
            <text:p/>
          </table:table-cell>
          <table:table-cell table:formula="of:=IF([.I35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5:.O35];[.L$14:.O$14])*[.V35]" office:value-type="float" office:value="0">
            <text:p>0</text:p>
          </table:table-cell>
          <table:table-cell table:formula="of:=SUMPRODUCT([.Q35:.T35];[.Q$14:.T$14])*[.V35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Numérotation</text:p>
          </table:table-cell>
          <table:table-cell table:style-name="ce10"/>
          <table:table-cell table:formula="of:=IF(COUNTA([.F36:.J36])=0;&quot;?&quot;;IF(COUNTA([.F36:.J36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36]&lt;&gt;&quot;&quot;;1;&quot;&quot;)">
            <text:p/>
          </table:table-cell>
          <table:table-cell table:formula="of:=IF([.G36]&lt;&gt;&quot;&quot;;1;&quot;&quot;)">
            <text:p/>
          </table:table-cell>
          <table:table-cell table:formula="of:=IF([.H36]&lt;&gt;&quot;&quot;;1;&quot;&quot;)">
            <text:p/>
          </table:table-cell>
          <table:table-cell table:formula="of:=IF([.I36]&lt;&gt;&quot;&quot;;1;&quot;&quot;)">
            <text:p/>
          </table:table-cell>
          <table:table-cell/>
          <table:table-cell table:formula="of:=IF([.F36]&lt;&gt;&quot;&quot;;1;&quot;&quot;)">
            <text:p/>
          </table:table-cell>
          <table:table-cell table:formula="of:=IF([.G36]&lt;&gt;&quot;&quot;;1;&quot;&quot;)">
            <text:p/>
          </table:table-cell>
          <table:table-cell table:formula="of:=IF([.H36]&lt;&gt;&quot;&quot;;1;&quot;&quot;)">
            <text:p/>
          </table:table-cell>
          <table:table-cell table:formula="of:=IF([.I36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36:.O36];[.L$14:.O$14])*[.V36]" office:value-type="float" office:value="0">
            <text:p>0</text:p>
          </table:table-cell>
          <table:table-cell table:formula="of:=SUMPRODUCT([.Q36:.T36];[.Q$14:.T$14])*[.V36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5">
            <text:p>Contenu</text:p>
          </table:table-cell>
          <table:table-cell office:value-type="string">
            <text:p>Informatif</text:p>
          </table:table-cell>
          <table:table-cell table:style-name="ce10"/>
          <table:table-cell table:formula="of:=IF(COUNTA([.F37:.J37])=0;&quot;?&quot;;IF(COUNTA([.F37:.J37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37]&lt;&gt;&quot;&quot;;1;&quot;&quot;)">
            <text:p/>
          </table:table-cell>
          <table:table-cell table:formula="of:=IF([.G37]&lt;&gt;&quot;&quot;;1;&quot;&quot;)">
            <text:p/>
          </table:table-cell>
          <table:table-cell table:formula="of:=IF([.H37]&lt;&gt;&quot;&quot;;1;&quot;&quot;)">
            <text:p/>
          </table:table-cell>
          <table:table-cell table:formula="of:=IF([.I37]&lt;&gt;&quot;&quot;;1;&quot;&quot;)">
            <text:p/>
          </table:table-cell>
          <table:table-cell/>
          <table:table-cell table:formula="of:=IF([.F37]&lt;&gt;&quot;&quot;;1;&quot;&quot;)">
            <text:p/>
          </table:table-cell>
          <table:table-cell table:formula="of:=IF([.G37]&lt;&gt;&quot;&quot;;1;&quot;&quot;)">
            <text:p/>
          </table:table-cell>
          <table:table-cell table:formula="of:=IF([.H37]&lt;&gt;&quot;&quot;;1;&quot;&quot;)">
            <text:p/>
          </table:table-cell>
          <table:table-cell table:formula="of:=IF([.I37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37:.O37];[.L$14:.O$14])*[.V37]" office:value-type="float" office:value="0">
            <text:p>0</text:p>
          </table:table-cell>
          <table:table-cell table:formula="of:=SUMPRODUCT([.Q37:.T37];[.Q$14:.T$14])*[.V37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Concis</text:p>
          </table:table-cell>
          <table:table-cell table:style-name="ce10"/>
          <table:table-cell table:formula="of:=IF(COUNTA([.F38:.J38])=0;&quot;?&quot;;IF(COUNTA([.F38:.J38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38]&lt;&gt;&quot;&quot;;1;&quot;&quot;)">
            <text:p/>
          </table:table-cell>
          <table:table-cell table:formula="of:=IF([.G38]&lt;&gt;&quot;&quot;;1;&quot;&quot;)">
            <text:p/>
          </table:table-cell>
          <table:table-cell table:formula="of:=IF([.H38]&lt;&gt;&quot;&quot;;1;&quot;&quot;)">
            <text:p/>
          </table:table-cell>
          <table:table-cell table:formula="of:=IF([.I38]&lt;&gt;&quot;&quot;;1;&quot;&quot;)">
            <text:p/>
          </table:table-cell>
          <table:table-cell/>
          <table:table-cell table:formula="of:=IF([.F38]&lt;&gt;&quot;&quot;;1;&quot;&quot;)">
            <text:p/>
          </table:table-cell>
          <table:table-cell table:formula="of:=IF([.G38]&lt;&gt;&quot;&quot;;1;&quot;&quot;)">
            <text:p/>
          </table:table-cell>
          <table:table-cell table:formula="of:=IF([.H38]&lt;&gt;&quot;&quot;;1;&quot;&quot;)">
            <text:p/>
          </table:table-cell>
          <table:table-cell table:formula="of:=IF([.I38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38:.O38];[.L$14:.O$14])*[.V38]" office:value-type="float" office:value="0">
            <text:p>0</text:p>
          </table:table-cell>
          <table:table-cell table:formula="of:=SUMPRODUCT([.Q38:.T38];[.Q$14:.T$14])*[.V38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Clair</text:p>
          </table:table-cell>
          <table:table-cell table:style-name="ce10"/>
          <table:table-cell table:formula="of:=IF(COUNTA([.F39:.J39])=0;&quot;?&quot;;IF(COUNTA([.F39:.J39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39]&lt;&gt;&quot;&quot;;1;&quot;&quot;)">
            <text:p/>
          </table:table-cell>
          <table:table-cell table:formula="of:=IF([.G39]&lt;&gt;&quot;&quot;;1;&quot;&quot;)">
            <text:p/>
          </table:table-cell>
          <table:table-cell table:formula="of:=IF([.H39]&lt;&gt;&quot;&quot;;1;&quot;&quot;)">
            <text:p/>
          </table:table-cell>
          <table:table-cell table:formula="of:=IF([.I39]&lt;&gt;&quot;&quot;;1;&quot;&quot;)">
            <text:p/>
          </table:table-cell>
          <table:table-cell/>
          <table:table-cell table:formula="of:=IF([.F39]&lt;&gt;&quot;&quot;;1;&quot;&quot;)">
            <text:p/>
          </table:table-cell>
          <table:table-cell table:formula="of:=IF([.G39]&lt;&gt;&quot;&quot;;1;&quot;&quot;)">
            <text:p/>
          </table:table-cell>
          <table:table-cell table:formula="of:=IF([.H39]&lt;&gt;&quot;&quot;;1;&quot;&quot;)">
            <text:p/>
          </table:table-cell>
          <table:table-cell table:formula="of:=IF([.I3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39:.O39];[.L$14:.O$14])*[.V39]" office:value-type="float" office:value="0">
            <text:p>0</text:p>
          </table:table-cell>
          <table:table-cell table:formula="of:=SUMPRODUCT([.Q39:.T39];[.Q$14:.T$14])*[.V39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Orthographe</text:p>
          </table:table-cell>
          <table:table-cell table:style-name="ce10"/>
          <table:table-cell table:formula="of:=IF(COUNTA([.F40:.J40])=0;&quot;?&quot;;IF(COUNTA([.F40:.J40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0]&lt;&gt;&quot;&quot;;1;&quot;&quot;)">
            <text:p/>
          </table:table-cell>
          <table:table-cell table:formula="of:=IF([.G40]&lt;&gt;&quot;&quot;;1;&quot;&quot;)">
            <text:p/>
          </table:table-cell>
          <table:table-cell table:formula="of:=IF([.H40]&lt;&gt;&quot;&quot;;1;&quot;&quot;)">
            <text:p/>
          </table:table-cell>
          <table:table-cell table:formula="of:=IF([.I40]&lt;&gt;&quot;&quot;;1;&quot;&quot;)">
            <text:p/>
          </table:table-cell>
          <table:table-cell/>
          <table:table-cell table:formula="of:=IF([.F40]&lt;&gt;&quot;&quot;;1;&quot;&quot;)">
            <text:p/>
          </table:table-cell>
          <table:table-cell table:formula="of:=IF([.G40]&lt;&gt;&quot;&quot;;1;&quot;&quot;)">
            <text:p/>
          </table:table-cell>
          <table:table-cell table:formula="of:=IF([.H40]&lt;&gt;&quot;&quot;;1;&quot;&quot;)">
            <text:p/>
          </table:table-cell>
          <table:table-cell table:formula="of:=IF([.I4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0:.O40];[.L$14:.O$14])*[.V40]" office:value-type="float" office:value="0">
            <text:p>0</text:p>
          </table:table-cell>
          <table:table-cell table:formula="of:=SUMPRODUCT([.Q40:.T40];[.Q$14:.T$14])*[.V40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Illustrations</text:p>
          </table:table-cell>
          <table:table-cell table:style-name="ce10"/>
          <table:table-cell table:formula="of:=IF(COUNTA([.F41:.J41])=0;&quot;?&quot;;IF(COUNTA([.F41:.J41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1]&lt;&gt;&quot;&quot;;1;&quot;&quot;)">
            <text:p/>
          </table:table-cell>
          <table:table-cell table:formula="of:=IF([.G41]&lt;&gt;&quot;&quot;;1;&quot;&quot;)">
            <text:p/>
          </table:table-cell>
          <table:table-cell table:formula="of:=IF([.H41]&lt;&gt;&quot;&quot;;1;&quot;&quot;)">
            <text:p/>
          </table:table-cell>
          <table:table-cell table:formula="of:=IF([.I41]&lt;&gt;&quot;&quot;;1;&quot;&quot;)">
            <text:p/>
          </table:table-cell>
          <table:table-cell/>
          <table:table-cell table:formula="of:=IF([.F41]&lt;&gt;&quot;&quot;;1;&quot;&quot;)">
            <text:p/>
          </table:table-cell>
          <table:table-cell table:formula="of:=IF([.G41]&lt;&gt;&quot;&quot;;1;&quot;&quot;)">
            <text:p/>
          </table:table-cell>
          <table:table-cell table:formula="of:=IF([.H41]&lt;&gt;&quot;&quot;;1;&quot;&quot;)">
            <text:p/>
          </table:table-cell>
          <table:table-cell table:formula="of:=IF([.I4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1:.O41];[.L$14:.O$14])*[.V41]" office:value-type="float" office:value="0">
            <text:p>0</text:p>
          </table:table-cell>
          <table:table-cell table:formula="of:=SUMPRODUCT([.Q41:.T41];[.Q$14:.T$14])*[.V41]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 table:number-columns-spanned="1" table:number-rows-spanned="7">
            <text:p>Oral</text:p>
          </table:table-cell>
          <table:table-cell office:value-type="string" table:number-columns-spanned="1" table:number-rows-spanned="3">
            <text:p>Présentation</text:p>
          </table:table-cell>
          <table:table-cell office:value-type="string">
            <text:p>Aisance</text:p>
          </table:table-cell>
          <table:table-cell table:style-name="ce10"/>
          <table:table-cell table:formula="of:=IF(COUNTA([.F42:.J42])=0;&quot;?&quot;;IF(COUNTA([.F42:.J42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2]&lt;&gt;&quot;&quot;;1;&quot;&quot;)">
            <text:p/>
          </table:table-cell>
          <table:table-cell table:formula="of:=IF([.G42]&lt;&gt;&quot;&quot;;1;&quot;&quot;)">
            <text:p/>
          </table:table-cell>
          <table:table-cell table:formula="of:=IF([.H42]&lt;&gt;&quot;&quot;;1;&quot;&quot;)">
            <text:p/>
          </table:table-cell>
          <table:table-cell table:formula="of:=IF([.I42]&lt;&gt;&quot;&quot;;1;&quot;&quot;)">
            <text:p/>
          </table:table-cell>
          <table:table-cell/>
          <table:table-cell table:formula="of:=IF([.F42]&lt;&gt;&quot;&quot;;1;&quot;&quot;)">
            <text:p/>
          </table:table-cell>
          <table:table-cell table:formula="of:=IF([.G42]&lt;&gt;&quot;&quot;;1;&quot;&quot;)">
            <text:p/>
          </table:table-cell>
          <table:table-cell table:formula="of:=IF([.H42]&lt;&gt;&quot;&quot;;1;&quot;&quot;)">
            <text:p/>
          </table:table-cell>
          <table:table-cell table:formula="of:=IF([.I42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2:.O42];[.L$14:.O$14])*[.V42]" office:value-type="float" office:value="0">
            <text:p>0</text:p>
          </table:table-cell>
          <table:table-cell table:formula="of:=SUMPRODUCT([.Q42:.T42];[.Q$14:.T$14])*[.V42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Tenue</text:p>
          </table:table-cell>
          <table:table-cell table:style-name="ce10"/>
          <table:table-cell table:formula="of:=IF(COUNTA([.F43:.J43])=0;&quot;?&quot;;IF(COUNTA([.F43:.J43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3]&lt;&gt;&quot;&quot;;1;&quot;&quot;)">
            <text:p/>
          </table:table-cell>
          <table:table-cell table:formula="of:=IF([.G43]&lt;&gt;&quot;&quot;;1;&quot;&quot;)">
            <text:p/>
          </table:table-cell>
          <table:table-cell table:formula="of:=IF([.H43]&lt;&gt;&quot;&quot;;1;&quot;&quot;)">
            <text:p/>
          </table:table-cell>
          <table:table-cell table:formula="of:=IF([.I43]&lt;&gt;&quot;&quot;;1;&quot;&quot;)">
            <text:p/>
          </table:table-cell>
          <table:table-cell/>
          <table:table-cell table:formula="of:=IF([.F43]&lt;&gt;&quot;&quot;;1;&quot;&quot;)">
            <text:p/>
          </table:table-cell>
          <table:table-cell table:formula="of:=IF([.G43]&lt;&gt;&quot;&quot;;1;&quot;&quot;)">
            <text:p/>
          </table:table-cell>
          <table:table-cell table:formula="of:=IF([.H43]&lt;&gt;&quot;&quot;;1;&quot;&quot;)">
            <text:p/>
          </table:table-cell>
          <table:table-cell table:formula="of:=IF([.I43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3:.O43];[.L$14:.O$14])*[.V43]" office:value-type="float" office:value="0">
            <text:p>0</text:p>
          </table:table-cell>
          <table:table-cell table:formula="of:=SUMPRODUCT([.Q43:.T43];[.Q$14:.T$14])*[.V43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Articulation, compréhension</text:p>
          </table:table-cell>
          <table:table-cell table:style-name="ce10"/>
          <table:table-cell table:formula="of:=IF(COUNTA([.F44:.J44])=0;&quot;?&quot;;IF(COUNTA([.F44:.J44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4]&lt;&gt;&quot;&quot;;1;&quot;&quot;)">
            <text:p/>
          </table:table-cell>
          <table:table-cell table:formula="of:=IF([.G44]&lt;&gt;&quot;&quot;;1;&quot;&quot;)">
            <text:p/>
          </table:table-cell>
          <table:table-cell table:formula="of:=IF([.H44]&lt;&gt;&quot;&quot;;1;&quot;&quot;)">
            <text:p/>
          </table:table-cell>
          <table:table-cell table:formula="of:=IF([.I44]&lt;&gt;&quot;&quot;;1;&quot;&quot;)">
            <text:p/>
          </table:table-cell>
          <table:table-cell/>
          <table:table-cell table:formula="of:=IF([.F44]&lt;&gt;&quot;&quot;;1;&quot;&quot;)">
            <text:p/>
          </table:table-cell>
          <table:table-cell table:formula="of:=IF([.G44]&lt;&gt;&quot;&quot;;1;&quot;&quot;)">
            <text:p/>
          </table:table-cell>
          <table:table-cell table:formula="of:=IF([.H44]&lt;&gt;&quot;&quot;;1;&quot;&quot;)">
            <text:p/>
          </table:table-cell>
          <table:table-cell table:formula="of:=IF([.I44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4:.O44];[.L$14:.O$14])*[.V44]" office:value-type="float" office:value="0">
            <text:p>0</text:p>
          </table:table-cell>
          <table:table-cell table:formula="of:=SUMPRODUCT([.Q44:.T44];[.Q$14:.T$14])*[.V44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2">
            <text:p>Durée</text:p>
          </table:table-cell>
          <table:table-cell office:value-type="string">
            <text:p>Respect</text:p>
          </table:table-cell>
          <table:table-cell table:style-name="ce10"/>
          <table:table-cell table:formula="of:=IF(COUNTA([.F45:.J45])=0;&quot;?&quot;;IF(COUNTA([.F45:.J45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5]&lt;&gt;&quot;&quot;;1;&quot;&quot;)">
            <text:p/>
          </table:table-cell>
          <table:table-cell table:formula="of:=IF([.G45]&lt;&gt;&quot;&quot;;1;&quot;&quot;)">
            <text:p/>
          </table:table-cell>
          <table:table-cell table:formula="of:=IF([.H45]&lt;&gt;&quot;&quot;;1;&quot;&quot;)">
            <text:p/>
          </table:table-cell>
          <table:table-cell table:formula="of:=IF([.I45]&lt;&gt;&quot;&quot;;1;&quot;&quot;)">
            <text:p/>
          </table:table-cell>
          <table:table-cell/>
          <table:table-cell table:formula="of:=IF([.F45]&lt;&gt;&quot;&quot;;1;&quot;&quot;)">
            <text:p/>
          </table:table-cell>
          <table:table-cell table:formula="of:=IF([.G45]&lt;&gt;&quot;&quot;;1;&quot;&quot;)">
            <text:p/>
          </table:table-cell>
          <table:table-cell table:formula="of:=IF([.H45]&lt;&gt;&quot;&quot;;1;&quot;&quot;)">
            <text:p/>
          </table:table-cell>
          <table:table-cell table:formula="of:=IF([.I45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45:.O45];[.L$14:.O$14])*[.V45]" office:value-type="float" office:value="0">
            <text:p>0</text:p>
          </table:table-cell>
          <table:table-cell table:formula="of:=SUMPRODUCT([.Q45:.T45];[.Q$14:.T$14])*[.V45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Temps de parole équilibré</text:p>
          </table:table-cell>
          <table:table-cell table:style-name="ce10"/>
          <table:table-cell table:formula="of:=IF(COUNTA([.F46:.J46])=0;&quot;?&quot;;IF(COUNTA([.F46:.J46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6]&lt;&gt;&quot;&quot;;1;&quot;&quot;)">
            <text:p/>
          </table:table-cell>
          <table:table-cell table:formula="of:=IF([.G46]&lt;&gt;&quot;&quot;;1;&quot;&quot;)">
            <text:p/>
          </table:table-cell>
          <table:table-cell table:formula="of:=IF([.H46]&lt;&gt;&quot;&quot;;1;&quot;&quot;)">
            <text:p/>
          </table:table-cell>
          <table:table-cell table:formula="of:=IF([.I46]&lt;&gt;&quot;&quot;;1;&quot;&quot;)">
            <text:p/>
          </table:table-cell>
          <table:table-cell/>
          <table:table-cell table:formula="of:=IF([.F46]&lt;&gt;&quot;&quot;;1;&quot;&quot;)">
            <text:p/>
          </table:table-cell>
          <table:table-cell table:formula="of:=IF([.G46]&lt;&gt;&quot;&quot;;1;&quot;&quot;)">
            <text:p/>
          </table:table-cell>
          <table:table-cell table:formula="of:=IF([.H46]&lt;&gt;&quot;&quot;;1;&quot;&quot;)">
            <text:p/>
          </table:table-cell>
          <table:table-cell table:formula="of:=IF([.I46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6:.O46];[.L$14:.O$14])*[.V46]" office:value-type="float" office:value="0">
            <text:p>0</text:p>
          </table:table-cell>
          <table:table-cell table:formula="of:=SUMPRODUCT([.Q46:.T46];[.Q$14:.T$14])*[.V46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2">
            <text:p>Réponses</text:p>
          </table:table-cell>
          <table:table-cell office:value-type="string">
            <text:p>Pertinence</text:p>
          </table:table-cell>
          <table:table-cell table:style-name="ce10"/>
          <table:table-cell table:formula="of:=IF(COUNTA([.F47:.J47])=0;&quot;?&quot;;IF(COUNTA([.F47:.J47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7]&lt;&gt;&quot;&quot;;1;&quot;&quot;)">
            <text:p/>
          </table:table-cell>
          <table:table-cell table:formula="of:=IF([.G47]&lt;&gt;&quot;&quot;;1;&quot;&quot;)">
            <text:p/>
          </table:table-cell>
          <table:table-cell table:formula="of:=IF([.H47]&lt;&gt;&quot;&quot;;1;&quot;&quot;)">
            <text:p/>
          </table:table-cell>
          <table:table-cell table:formula="of:=IF([.I47]&lt;&gt;&quot;&quot;;1;&quot;&quot;)">
            <text:p/>
          </table:table-cell>
          <table:table-cell/>
          <table:table-cell table:formula="of:=IF([.F47]&lt;&gt;&quot;&quot;;1;&quot;&quot;)">
            <text:p/>
          </table:table-cell>
          <table:table-cell table:formula="of:=IF([.G47]&lt;&gt;&quot;&quot;;1;&quot;&quot;)">
            <text:p/>
          </table:table-cell>
          <table:table-cell table:formula="of:=IF([.H47]&lt;&gt;&quot;&quot;;1;&quot;&quot;)">
            <text:p/>
          </table:table-cell>
          <table:table-cell table:formula="of:=IF([.I4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47:.O47];[.L$14:.O$14])*[.V47]" office:value-type="float" office:value="0">
            <text:p>0</text:p>
          </table:table-cell>
          <table:table-cell table:formula="of:=SUMPRODUCT([.Q47:.T47];[.Q$14:.T$14])*[.V47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>
            <text:p>Argumentation</text:p>
          </table:table-cell>
          <table:table-cell table:style-name="ce10"/>
          <table:table-cell table:formula="of:=IF(COUNTA([.F48:.J48])=0;&quot;?&quot;;IF(COUNTA([.F48:.J48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48]&lt;&gt;&quot;&quot;;1;&quot;&quot;)">
            <text:p/>
          </table:table-cell>
          <table:table-cell table:formula="of:=IF([.G48]&lt;&gt;&quot;&quot;;1;&quot;&quot;)">
            <text:p/>
          </table:table-cell>
          <table:table-cell table:formula="of:=IF([.H48]&lt;&gt;&quot;&quot;;1;&quot;&quot;)">
            <text:p/>
          </table:table-cell>
          <table:table-cell table:formula="of:=IF([.I48]&lt;&gt;&quot;&quot;;1;&quot;&quot;)">
            <text:p/>
          </table:table-cell>
          <table:table-cell/>
          <table:table-cell table:formula="of:=IF([.F48]&lt;&gt;&quot;&quot;;1;&quot;&quot;)">
            <text:p/>
          </table:table-cell>
          <table:table-cell table:formula="of:=IF([.G48]&lt;&gt;&quot;&quot;;1;&quot;&quot;)">
            <text:p/>
          </table:table-cell>
          <table:table-cell table:formula="of:=IF([.H48]&lt;&gt;&quot;&quot;;1;&quot;&quot;)">
            <text:p/>
          </table:table-cell>
          <table:table-cell table:formula="of:=IF([.I48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48:.O48];[.L$14:.O$14])*[.V48]" office:value-type="float" office:value="0">
            <text:p>0</text:p>
          </table:table-cell>
          <table:table-cell table:formula="of:=SUMPRODUCT([.Q48:.T48];[.Q$14:.T$14])*[.V48]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haute</text:p>
          </table:table-cell>
          <table:table-cell table:style-name="ce16" table:formula="of:=SUM([.X34:.X48])/[.V50]*20" office:value-type="float" office:value="0">
            <text:p>0,00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34:.V48])" office:value-type="float" office:value="27">
            <text:p>27</text:p>
          </table:table-cell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basse</text:p>
          </table:table-cell>
          <table:table-cell table:style-name="ce16" table:formula="of:=SUM([.Y34:.Y48])/[.V50]*20" office:value-type="float" office:value="0">
            <text:p>0,00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3.5">
            <text:p>13,5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5"/>
          <table:table-cell table:style-name="ce10" table:number-columns-repeated="4"/>
          <table:table-cell table:style-name="Default" table:number-columns-repeated="5"/>
          <table:table-cell table:style-name="ce29" table:number-columns-repeated="1003"/>
        </table:table-row>
        <table:table-row table:style-name="ro1">
          <table:table-cell office:value-type="string" table:number-columns-spanned="1" table:number-rows-spanned="19">
            <text:p>Travail</text:p>
          </table:table-cell>
          <table:table-cell office:value-type="string" table:number-columns-spanned="1" table:number-rows-spanned="6">
            <text:p>Conception</text:p>
          </table:table-cell>
          <table:table-cell office:value-type="string" table:number-columns-spanned="1" table:number-rows-spanned="4">
            <text:p>Générale</text:p>
          </table:table-cell>
          <table:table-cell office:value-type="string">
            <text:p>Clarté</text:p>
          </table:table-cell>
          <table:table-cell table:formula="of:=IF(COUNTA([.F55:.J55])=0;&quot;?&quot;;IF(COUNTA([.F55:.J55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55]&lt;&gt;&quot;&quot;;1;&quot;&quot;)">
            <text:p/>
          </table:table-cell>
          <table:table-cell table:formula="of:=IF([.G55]&lt;&gt;&quot;&quot;;1;&quot;&quot;)">
            <text:p/>
          </table:table-cell>
          <table:table-cell table:formula="of:=IF([.H55]&lt;&gt;&quot;&quot;;1;&quot;&quot;)">
            <text:p/>
          </table:table-cell>
          <table:table-cell table:formula="of:=IF([.I55]&lt;&gt;&quot;&quot;;1;&quot;&quot;)">
            <text:p/>
          </table:table-cell>
          <table:table-cell/>
          <table:table-cell table:formula="of:=IF([.F55]&lt;&gt;&quot;&quot;;1;&quot;&quot;)">
            <text:p/>
          </table:table-cell>
          <table:table-cell table:formula="of:=IF([.G55]&lt;&gt;&quot;&quot;;1;&quot;&quot;)">
            <text:p/>
          </table:table-cell>
          <table:table-cell table:formula="of:=IF([.H55]&lt;&gt;&quot;&quot;;1;&quot;&quot;)">
            <text:p/>
          </table:table-cell>
          <table:table-cell table:formula="of:=IF([.I55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55:.O55];[.L$14:.O$14])*[.V55]" office:value-type="float" office:value="0">
            <text:p>0</text:p>
          </table:table-cell>
          <table:table-cell table:formula="of:=SUMPRODUCT([.Q55:.T55];[.Q$14:.T$14])*[.V55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Niveau de détail adéquat</text:p>
          </table:table-cell>
          <table:table-cell table:formula="of:=IF(COUNTA([.F56:.J56])=0;&quot;?&quot;;IF(COUNTA([.F56:.J56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56]&lt;&gt;&quot;&quot;;1;&quot;&quot;)">
            <text:p/>
          </table:table-cell>
          <table:table-cell table:formula="of:=IF([.G56]&lt;&gt;&quot;&quot;;1;&quot;&quot;)">
            <text:p/>
          </table:table-cell>
          <table:table-cell table:formula="of:=IF([.H56]&lt;&gt;&quot;&quot;;1;&quot;&quot;)">
            <text:p/>
          </table:table-cell>
          <table:table-cell table:formula="of:=IF([.I56]&lt;&gt;&quot;&quot;;1;&quot;&quot;)">
            <text:p/>
          </table:table-cell>
          <table:table-cell/>
          <table:table-cell table:formula="of:=IF([.F56]&lt;&gt;&quot;&quot;;1;&quot;&quot;)">
            <text:p/>
          </table:table-cell>
          <table:table-cell table:formula="of:=IF([.G56]&lt;&gt;&quot;&quot;;1;&quot;&quot;)">
            <text:p/>
          </table:table-cell>
          <table:table-cell table:formula="of:=IF([.H56]&lt;&gt;&quot;&quot;;1;&quot;&quot;)">
            <text:p/>
          </table:table-cell>
          <table:table-cell table:formula="of:=IF([.I56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56:.O56];[.L$14:.O$14])*[.V56]" office:value-type="float" office:value="0">
            <text:p>0</text:p>
          </table:table-cell>
          <table:table-cell table:formula="of:=SUMPRODUCT([.Q56:.T56];[.Q$14:.T$14])*[.V56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Argumentation</text:p>
          </table:table-cell>
          <table:table-cell table:formula="of:=IF(COUNTA([.F57:.J57])=0;&quot;?&quot;;IF(COUNTA([.F57:.J57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57]&lt;&gt;&quot;&quot;;1;&quot;&quot;)">
            <text:p/>
          </table:table-cell>
          <table:table-cell table:formula="of:=IF([.G57]&lt;&gt;&quot;&quot;;1;&quot;&quot;)">
            <text:p/>
          </table:table-cell>
          <table:table-cell table:formula="of:=IF([.H57]&lt;&gt;&quot;&quot;;1;&quot;&quot;)">
            <text:p/>
          </table:table-cell>
          <table:table-cell table:formula="of:=IF([.I57]&lt;&gt;&quot;&quot;;1;&quot;&quot;)">
            <text:p/>
          </table:table-cell>
          <table:table-cell/>
          <table:table-cell table:formula="of:=IF([.F57]&lt;&gt;&quot;&quot;;1;&quot;&quot;)">
            <text:p/>
          </table:table-cell>
          <table:table-cell table:formula="of:=IF([.G57]&lt;&gt;&quot;&quot;;1;&quot;&quot;)">
            <text:p/>
          </table:table-cell>
          <table:table-cell table:formula="of:=IF([.H57]&lt;&gt;&quot;&quot;;1;&quot;&quot;)">
            <text:p/>
          </table:table-cell>
          <table:table-cell table:formula="of:=IF([.I5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57:.O57];[.L$14:.O$14])*[.V57]" office:value-type="float" office:value="0">
            <text:p>0</text:p>
          </table:table-cell>
          <table:table-cell table:formula="of:=SUMPRODUCT([.Q57:.T57];[.Q$14:.T$14])*[.V57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Validation</text:p>
          </table:table-cell>
          <table:table-cell table:formula="of:=IF(COUNTA([.F58:.J58])=0;&quot;?&quot;;IF(COUNTA([.F58:.J58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58]&lt;&gt;&quot;&quot;;1;&quot;&quot;)">
            <text:p/>
          </table:table-cell>
          <table:table-cell table:formula="of:=IF([.G58]&lt;&gt;&quot;&quot;;1;&quot;&quot;)">
            <text:p/>
          </table:table-cell>
          <table:table-cell table:formula="of:=IF([.H58]&lt;&gt;&quot;&quot;;1;&quot;&quot;)">
            <text:p/>
          </table:table-cell>
          <table:table-cell table:formula="of:=IF([.I58]&lt;&gt;&quot;&quot;;1;&quot;&quot;)">
            <text:p/>
          </table:table-cell>
          <table:table-cell/>
          <table:table-cell table:formula="of:=IF([.F58]&lt;&gt;&quot;&quot;;1;&quot;&quot;)">
            <text:p/>
          </table:table-cell>
          <table:table-cell table:formula="of:=IF([.G58]&lt;&gt;&quot;&quot;;1;&quot;&quot;)">
            <text:p/>
          </table:table-cell>
          <table:table-cell table:formula="of:=IF([.H58]&lt;&gt;&quot;&quot;;1;&quot;&quot;)">
            <text:p/>
          </table:table-cell>
          <table:table-cell table:formula="of:=IF([.I58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58:.O58];[.L$14:.O$14])*[.V58]" office:value-type="float" office:value="0">
            <text:p>0</text:p>
          </table:table-cell>
          <table:table-cell table:formula="of:=SUMPRODUCT([.Q58:.T58];[.Q$14:.T$14])*[.V58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table:number-columns-spanned="1" table:number-rows-spanned="2">
            <text:p>Détaillée</text:p>
          </table:table-cell>
          <table:table-cell office:value-type="string">
            <text:p>Formalisation adéquate (algorithme...)</text:p>
          </table:table-cell>
          <table:table-cell table:formula="of:=IF(COUNTA([.F59:.J59])=0;&quot;?&quot;;IF(COUNTA([.F59:.J59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59]&lt;&gt;&quot;&quot;;1;&quot;&quot;)">
            <text:p/>
          </table:table-cell>
          <table:table-cell table:formula="of:=IF([.G59]&lt;&gt;&quot;&quot;;1;&quot;&quot;)">
            <text:p/>
          </table:table-cell>
          <table:table-cell table:formula="of:=IF([.H59]&lt;&gt;&quot;&quot;;1;&quot;&quot;)">
            <text:p/>
          </table:table-cell>
          <table:table-cell table:formula="of:=IF([.I59]&lt;&gt;&quot;&quot;;1;&quot;&quot;)">
            <text:p/>
          </table:table-cell>
          <table:table-cell/>
          <table:table-cell table:formula="of:=IF([.F59]&lt;&gt;&quot;&quot;;1;&quot;&quot;)">
            <text:p/>
          </table:table-cell>
          <table:table-cell table:formula="of:=IF([.G59]&lt;&gt;&quot;&quot;;1;&quot;&quot;)">
            <text:p/>
          </table:table-cell>
          <table:table-cell table:formula="of:=IF([.H59]&lt;&gt;&quot;&quot;;1;&quot;&quot;)">
            <text:p/>
          </table:table-cell>
          <table:table-cell table:formula="of:=IF([.I59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59:.O59];[.L$14:.O$14])*[.V59]" office:value-type="float" office:value="0">
            <text:p>0</text:p>
          </table:table-cell>
          <table:table-cell table:formula="of:=SUMPRODUCT([.Q59:.T59];[.Q$14:.T$14])*[.V59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Validation</text:p>
          </table:table-cell>
          <table:table-cell table:formula="of:=IF(COUNTA([.F60:.J60])=0;&quot;?&quot;;IF(COUNTA([.F60:.J60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0]&lt;&gt;&quot;&quot;;1;&quot;&quot;)">
            <text:p/>
          </table:table-cell>
          <table:table-cell table:formula="of:=IF([.G60]&lt;&gt;&quot;&quot;;1;&quot;&quot;)">
            <text:p/>
          </table:table-cell>
          <table:table-cell table:formula="of:=IF([.H60]&lt;&gt;&quot;&quot;;1;&quot;&quot;)">
            <text:p/>
          </table:table-cell>
          <table:table-cell table:formula="of:=IF([.I60]&lt;&gt;&quot;&quot;;1;&quot;&quot;)">
            <text:p/>
          </table:table-cell>
          <table:table-cell/>
          <table:table-cell table:formula="of:=IF([.F60]&lt;&gt;&quot;&quot;;1;&quot;&quot;)">
            <text:p/>
          </table:table-cell>
          <table:table-cell table:formula="of:=IF([.G60]&lt;&gt;&quot;&quot;;1;&quot;&quot;)">
            <text:p/>
          </table:table-cell>
          <table:table-cell table:formula="of:=IF([.H60]&lt;&gt;&quot;&quot;;1;&quot;&quot;)">
            <text:p/>
          </table:table-cell>
          <table:table-cell table:formula="of:=IF([.I60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0:.O60];[.L$14:.O$14])*[.V60]" office:value-type="float" office:value="0">
            <text:p>0</text:p>
          </table:table-cell>
          <table:table-cell table:formula="of:=SUMPRODUCT([.Q60:.T60];[.Q$14:.T$14])*[.V60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3">
            <text:p>Réalisation</text:p>
          </table:table-cell>
          <table:table-cell office:value-type="string" table:number-columns-spanned="1" table:number-rows-spanned="2">
            <text:p>Développement</text:p>
          </table:table-cell>
          <table:table-cell office:value-type="string">
            <text:p>"Fonctionnalités"</text:p>
          </table:table-cell>
          <table:table-cell table:formula="of:=IF(COUNTA([.F61:.J61])=0;&quot;?&quot;;IF(COUNTA([.F61:.J61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1]&lt;&gt;&quot;&quot;;1;&quot;&quot;)">
            <text:p/>
          </table:table-cell>
          <table:table-cell table:formula="of:=IF([.G61]&lt;&gt;&quot;&quot;;1;&quot;&quot;)">
            <text:p/>
          </table:table-cell>
          <table:table-cell table:formula="of:=IF([.H61]&lt;&gt;&quot;&quot;;1;&quot;&quot;)">
            <text:p/>
          </table:table-cell>
          <table:table-cell table:formula="of:=IF([.I61]&lt;&gt;&quot;&quot;;1;&quot;&quot;)">
            <text:p/>
          </table:table-cell>
          <table:table-cell/>
          <table:table-cell table:formula="of:=IF([.F61]&lt;&gt;&quot;&quot;;1;&quot;&quot;)">
            <text:p/>
          </table:table-cell>
          <table:table-cell table:formula="of:=IF([.G61]&lt;&gt;&quot;&quot;;1;&quot;&quot;)">
            <text:p/>
          </table:table-cell>
          <table:table-cell table:formula="of:=IF([.H61]&lt;&gt;&quot;&quot;;1;&quot;&quot;)">
            <text:p/>
          </table:table-cell>
          <table:table-cell table:formula="of:=IF([.I61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61:.O61];[.L$14:.O$14])*[.V61]" office:value-type="float" office:value="0">
            <text:p>0</text:p>
          </table:table-cell>
          <table:table-cell table:formula="of:=SUMPRODUCT([.Q61:.T61];[.Q$14:.T$14])*[.V61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Volume, environnement...</text:p>
          </table:table-cell>
          <table:table-cell table:formula="of:=IF(COUNTA([.F62:.J62])=0;&quot;?&quot;;IF(COUNTA([.F62:.J62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2]&lt;&gt;&quot;&quot;;1;&quot;&quot;)">
            <text:p/>
          </table:table-cell>
          <table:table-cell table:formula="of:=IF([.G62]&lt;&gt;&quot;&quot;;1;&quot;&quot;)">
            <text:p/>
          </table:table-cell>
          <table:table-cell table:formula="of:=IF([.H62]&lt;&gt;&quot;&quot;;1;&quot;&quot;)">
            <text:p/>
          </table:table-cell>
          <table:table-cell table:formula="of:=IF([.I62]&lt;&gt;&quot;&quot;;1;&quot;&quot;)">
            <text:p/>
          </table:table-cell>
          <table:table-cell/>
          <table:table-cell table:formula="of:=IF([.F62]&lt;&gt;&quot;&quot;;1;&quot;&quot;)">
            <text:p/>
          </table:table-cell>
          <table:table-cell table:formula="of:=IF([.G62]&lt;&gt;&quot;&quot;;1;&quot;&quot;)">
            <text:p/>
          </table:table-cell>
          <table:table-cell table:formula="of:=IF([.H62]&lt;&gt;&quot;&quot;;1;&quot;&quot;)">
            <text:p/>
          </table:table-cell>
          <table:table-cell table:formula="of:=IF([.I62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62:.O62];[.L$14:.O$14])*[.V62]" office:value-type="float" office:value="0">
            <text:p>0</text:p>
          </table:table-cell>
          <table:table-cell table:formula="of:=SUMPRODUCT([.Q62:.T62];[.Q$14:.T$14])*[.V62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Tests (unitaires, d'intégration, fonctionnel, de performance...)</text:p>
          </table:table-cell>
          <table:covered-table-cell/>
          <table:table-cell table:formula="of:=IF(COUNTA([.F63:.J63])=0;&quot;?&quot;;IF(COUNTA([.F63:.J63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3]&lt;&gt;&quot;&quot;;1;&quot;&quot;)">
            <text:p/>
          </table:table-cell>
          <table:table-cell table:formula="of:=IF([.G63]&lt;&gt;&quot;&quot;;1;&quot;&quot;)">
            <text:p/>
          </table:table-cell>
          <table:table-cell table:formula="of:=IF([.H63]&lt;&gt;&quot;&quot;;1;&quot;&quot;)">
            <text:p/>
          </table:table-cell>
          <table:table-cell table:formula="of:=IF([.I63]&lt;&gt;&quot;&quot;;1;&quot;&quot;)">
            <text:p/>
          </table:table-cell>
          <table:table-cell/>
          <table:table-cell table:formula="of:=IF([.F63]&lt;&gt;&quot;&quot;;1;&quot;&quot;)">
            <text:p/>
          </table:table-cell>
          <table:table-cell table:formula="of:=IF([.G63]&lt;&gt;&quot;&quot;;1;&quot;&quot;)">
            <text:p/>
          </table:table-cell>
          <table:table-cell table:formula="of:=IF([.H63]&lt;&gt;&quot;&quot;;1;&quot;&quot;)">
            <text:p/>
          </table:table-cell>
          <table:table-cell table:formula="of:=IF([.I63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3:.O63];[.L$14:.O$14])*[.V63]" office:value-type="float" office:value="0">
            <text:p>0</text:p>
          </table:table-cell>
          <table:table-cell table:formula="of:=SUMPRODUCT([.Q63:.T63];[.Q$14:.T$14])*[.V63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2">
            <text:p>Recette</text:p>
          </table:table-cell>
          <table:table-cell office:value-type="string" table:number-columns-spanned="2" table:number-rows-spanned="1">
            <text:p>Livraison du paquetage</text:p>
          </table:table-cell>
          <table:covered-table-cell/>
          <table:table-cell table:formula="of:=IF(COUNTA([.F64:.J64])=0;&quot;?&quot;;IF(COUNTA([.F64:.J64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4]&lt;&gt;&quot;&quot;;1;&quot;&quot;)">
            <text:p/>
          </table:table-cell>
          <table:table-cell table:formula="of:=IF([.G64]&lt;&gt;&quot;&quot;;1;&quot;&quot;)">
            <text:p/>
          </table:table-cell>
          <table:table-cell table:formula="of:=IF([.H64]&lt;&gt;&quot;&quot;;1;&quot;&quot;)">
            <text:p/>
          </table:table-cell>
          <table:table-cell table:formula="of:=IF([.I64]&lt;&gt;&quot;&quot;;1;&quot;&quot;)">
            <text:p/>
          </table:table-cell>
          <table:table-cell/>
          <table:table-cell table:formula="of:=IF([.F64]&lt;&gt;&quot;&quot;;1;&quot;&quot;)">
            <text:p/>
          </table:table-cell>
          <table:table-cell table:formula="of:=IF([.G64]&lt;&gt;&quot;&quot;;1;&quot;&quot;)">
            <text:p/>
          </table:table-cell>
          <table:table-cell table:formula="of:=IF([.H64]&lt;&gt;&quot;&quot;;1;&quot;&quot;)">
            <text:p/>
          </table:table-cell>
          <table:table-cell table:formula="of:=IF([.I64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64:.O64];[.L$14:.O$14])*[.V64]" office:value-type="float" office:value="0">
            <text:p>0</text:p>
          </table:table-cell>
          <table:table-cell table:formula="of:=SUMPRODUCT([.Q64:.T64];[.Q$14:.T$14])*[.V64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table:number-columns-spanned="2" table:number-rows-spanned="1">
            <text:p>Redéploiement du paquetage</text:p>
          </table:table-cell>
          <table:covered-table-cell/>
          <table:table-cell table:formula="of:=IF(COUNTA([.F65:.J65])=0;&quot;?&quot;;IF(COUNTA([.F65:.J65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5]&lt;&gt;&quot;&quot;;1;&quot;&quot;)">
            <text:p/>
          </table:table-cell>
          <table:table-cell table:formula="of:=IF([.G65]&lt;&gt;&quot;&quot;;1;&quot;&quot;)">
            <text:p/>
          </table:table-cell>
          <table:table-cell table:formula="of:=IF([.H65]&lt;&gt;&quot;&quot;;1;&quot;&quot;)">
            <text:p/>
          </table:table-cell>
          <table:table-cell table:formula="of:=IF([.I65]&lt;&gt;&quot;&quot;;1;&quot;&quot;)">
            <text:p/>
          </table:table-cell>
          <table:table-cell/>
          <table:table-cell table:formula="of:=IF([.F65]&lt;&gt;&quot;&quot;;1;&quot;&quot;)">
            <text:p/>
          </table:table-cell>
          <table:table-cell table:formula="of:=IF([.G65]&lt;&gt;&quot;&quot;;1;&quot;&quot;)">
            <text:p/>
          </table:table-cell>
          <table:table-cell table:formula="of:=IF([.H65]&lt;&gt;&quot;&quot;;1;&quot;&quot;)">
            <text:p/>
          </table:table-cell>
          <table:table-cell table:formula="of:=IF([.I65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5:.O65];[.L$14:.O$14])*[.V65]" office:value-type="float" office:value="0">
            <text:p>0</text:p>
          </table:table-cell>
          <table:table-cell table:formula="of:=SUMPRODUCT([.Q65:.T65];[.Q$14:.T$14])*[.V65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4">
            <text:p>Complexité</text:p>
          </table:table-cell>
          <table:table-cell office:value-type="string" table:number-columns-spanned="2" table:number-rows-spanned="1">
            <text:p>Temps consacré</text:p>
          </table:table-cell>
          <table:covered-table-cell table:style-name="ce18"/>
          <table:table-cell table:formula="of:=IF(COUNTA([.F66:.J66])=0;&quot;?&quot;;IF(COUNTA([.F66:.J66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6]&lt;&gt;&quot;&quot;;1;&quot;&quot;)">
            <text:p/>
          </table:table-cell>
          <table:table-cell table:formula="of:=IF([.G66]&lt;&gt;&quot;&quot;;1;&quot;&quot;)">
            <text:p/>
          </table:table-cell>
          <table:table-cell table:formula="of:=IF([.H66]&lt;&gt;&quot;&quot;;1;&quot;&quot;)">
            <text:p/>
          </table:table-cell>
          <table:table-cell table:formula="of:=IF([.I66]&lt;&gt;&quot;&quot;;1;&quot;&quot;)">
            <text:p/>
          </table:table-cell>
          <table:table-cell/>
          <table:table-cell table:formula="of:=IF([.F66]&lt;&gt;&quot;&quot;;1;&quot;&quot;)">
            <text:p/>
          </table:table-cell>
          <table:table-cell table:formula="of:=IF([.G66]&lt;&gt;&quot;&quot;;1;&quot;&quot;)">
            <text:p/>
          </table:table-cell>
          <table:table-cell table:formula="of:=IF([.H66]&lt;&gt;&quot;&quot;;1;&quot;&quot;)">
            <text:p/>
          </table:table-cell>
          <table:table-cell table:formula="of:=IF([.I66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66:.O66];[.L$14:.O$14])*[.V66]" office:value-type="float" office:value="0">
            <text:p>0</text:p>
          </table:table-cell>
          <table:table-cell table:formula="of:=SUMPRODUCT([.Q66:.T66];[.Q$14:.T$14])*[.V66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 table:style-name="ce7"/>
          <table:table-cell table:style-name="ce7" office:value-type="string" table:number-columns-spanned="2" table:number-rows-spanned="1">
            <text:p>Résultats obtenus</text:p>
          </table:table-cell>
          <table:covered-table-cell table:style-name="ce19"/>
          <table:table-cell table:formula="of:=IF(COUNTA([.F67:.J67])=0;&quot;?&quot;;IF(COUNTA([.F67:.J67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7]&lt;&gt;&quot;&quot;;1;&quot;&quot;)">
            <text:p/>
          </table:table-cell>
          <table:table-cell table:formula="of:=IF([.G67]&lt;&gt;&quot;&quot;;1;&quot;&quot;)">
            <text:p/>
          </table:table-cell>
          <table:table-cell table:formula="of:=IF([.H67]&lt;&gt;&quot;&quot;;1;&quot;&quot;)">
            <text:p/>
          </table:table-cell>
          <table:table-cell table:formula="of:=IF([.I67]&lt;&gt;&quot;&quot;;1;&quot;&quot;)">
            <text:p/>
          </table:table-cell>
          <table:table-cell/>
          <table:table-cell table:formula="of:=IF([.F67]&lt;&gt;&quot;&quot;;1;&quot;&quot;)">
            <text:p/>
          </table:table-cell>
          <table:table-cell table:formula="of:=IF([.G67]&lt;&gt;&quot;&quot;;1;&quot;&quot;)">
            <text:p/>
          </table:table-cell>
          <table:table-cell table:formula="of:=IF([.H67]&lt;&gt;&quot;&quot;;1;&quot;&quot;)">
            <text:p/>
          </table:table-cell>
          <table:table-cell table:formula="of:=IF([.I67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7:.O67];[.L$14:.O$14])*[.V67]" office:value-type="float" office:value="0">
            <text:p>0</text:p>
          </table:table-cell>
          <table:table-cell table:formula="of:=SUMPRODUCT([.Q67:.T67];[.Q$14:.T$14])*[.V67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 table:style-name="ce7"/>
          <table:table-cell office:value-type="string" table:number-columns-spanned="1" table:number-rows-spanned="2">
            <text:p>Difficulté</text:p>
          </table:table-cell>
          <table:table-cell office:value-type="string">
            <text:p>Intrinsèque</text:p>
          </table:table-cell>
          <table:table-cell table:formula="of:=IF(COUNTA([.F68:.J68])=0;&quot;?&quot;;IF(COUNTA([.F68:.J68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8]&lt;&gt;&quot;&quot;;1;&quot;&quot;)">
            <text:p/>
          </table:table-cell>
          <table:table-cell table:formula="of:=IF([.G68]&lt;&gt;&quot;&quot;;1;&quot;&quot;)">
            <text:p/>
          </table:table-cell>
          <table:table-cell table:formula="of:=IF([.H68]&lt;&gt;&quot;&quot;;1;&quot;&quot;)">
            <text:p/>
          </table:table-cell>
          <table:table-cell table:formula="of:=IF([.I68]&lt;&gt;&quot;&quot;;1;&quot;&quot;)">
            <text:p/>
          </table:table-cell>
          <table:table-cell/>
          <table:table-cell table:formula="of:=IF([.F68]&lt;&gt;&quot;&quot;;1;&quot;&quot;)">
            <text:p/>
          </table:table-cell>
          <table:table-cell table:formula="of:=IF([.G68]&lt;&gt;&quot;&quot;;1;&quot;&quot;)">
            <text:p/>
          </table:table-cell>
          <table:table-cell table:formula="of:=IF([.H68]&lt;&gt;&quot;&quot;;1;&quot;&quot;)">
            <text:p/>
          </table:table-cell>
          <table:table-cell table:formula="of:=IF([.I68]&lt;&gt;&quot;&quot;;1;&quot;&quot;)">
            <text:p/>
          </table:table-cell>
          <table:table-cell/>
          <table:table-cell office:value-type="float" office:value="3">
            <text:p>3</text:p>
          </table:table-cell>
          <table:table-cell/>
          <table:table-cell table:formula="of:=SUMPRODUCT([.L68:.O68];[.L$14:.O$14])*[.V68]" office:value-type="float" office:value="0">
            <text:p>0</text:p>
          </table:table-cell>
          <table:table-cell table:formula="of:=SUMPRODUCT([.Q68:.T68];[.Q$14:.T$14])*[.V68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 table:style-name="ce7"/>
          <table:covered-table-cell/>
          <table:table-cell office:value-type="string">
            <text:p>Vis-à-vis du binôme</text:p>
          </table:table-cell>
          <table:table-cell table:formula="of:=IF(COUNTA([.F69:.J69])=0;&quot;?&quot;;IF(COUNTA([.F69:.J69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69]&lt;&gt;&quot;&quot;;1;&quot;&quot;)">
            <text:p/>
          </table:table-cell>
          <table:table-cell table:formula="of:=IF([.G69]&lt;&gt;&quot;&quot;;1;&quot;&quot;)">
            <text:p/>
          </table:table-cell>
          <table:table-cell table:formula="of:=IF([.H69]&lt;&gt;&quot;&quot;;1;&quot;&quot;)">
            <text:p/>
          </table:table-cell>
          <table:table-cell table:formula="of:=IF([.I69]&lt;&gt;&quot;&quot;;1;&quot;&quot;)">
            <text:p/>
          </table:table-cell>
          <table:table-cell/>
          <table:table-cell table:formula="of:=IF([.F69]&lt;&gt;&quot;&quot;;1;&quot;&quot;)">
            <text:p/>
          </table:table-cell>
          <table:table-cell table:formula="of:=IF([.G69]&lt;&gt;&quot;&quot;;1;&quot;&quot;)">
            <text:p/>
          </table:table-cell>
          <table:table-cell table:formula="of:=IF([.H69]&lt;&gt;&quot;&quot;;1;&quot;&quot;)">
            <text:p/>
          </table:table-cell>
          <table:table-cell table:formula="of:=IF([.I69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69:.O69];[.L$14:.O$14])*[.V69]" office:value-type="float" office:value="0">
            <text:p>0</text:p>
          </table:table-cell>
          <table:table-cell table:formula="of:=SUMPRODUCT([.Q69:.T69];[.Q$14:.T$14])*[.V69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/>
          <table:table-cell office:value-type="string" table:number-columns-spanned="1" table:number-rows-spanned="4">
            <text:p>Annexes</text:p>
          </table:table-cell>
          <table:table-cell office:value-type="string" table:number-columns-spanned="1" table:number-rows-spanned="2">
            <text:p>Fiches d'avancement</text:p>
          </table:table-cell>
          <table:table-cell office:value-type="string">
            <text:p>Régularité</text:p>
          </table:table-cell>
          <table:table-cell table:formula="of:=IF(COUNTA([.F70:.J70])=0;&quot;?&quot;;IF(COUNTA([.F70:.J70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70]&lt;&gt;&quot;&quot;;1;&quot;&quot;)">
            <text:p/>
          </table:table-cell>
          <table:table-cell table:formula="of:=IF([.G70]&lt;&gt;&quot;&quot;;1;&quot;&quot;)">
            <text:p/>
          </table:table-cell>
          <table:table-cell table:formula="of:=IF([.H70]&lt;&gt;&quot;&quot;;1;&quot;&quot;)">
            <text:p/>
          </table:table-cell>
          <table:table-cell table:formula="of:=IF([.I70]&lt;&gt;&quot;&quot;;1;&quot;&quot;)">
            <text:p/>
          </table:table-cell>
          <table:table-cell/>
          <table:table-cell table:formula="of:=IF([.F70]&lt;&gt;&quot;&quot;;1;&quot;&quot;)">
            <text:p/>
          </table:table-cell>
          <table:table-cell table:formula="of:=IF([.G70]&lt;&gt;&quot;&quot;;1;&quot;&quot;)">
            <text:p/>
          </table:table-cell>
          <table:table-cell table:formula="of:=IF([.H70]&lt;&gt;&quot;&quot;;1;&quot;&quot;)">
            <text:p/>
          </table:table-cell>
          <table:table-cell table:formula="of:=IF([.I70]&lt;&gt;&quot;&quot;;1;&quot;&quot;)">
            <text:p/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L70:.O70];[.L$14:.O$14])*[.V70]" office:value-type="float" office:value="0">
            <text:p>0</text:p>
          </table:table-cell>
          <table:table-cell table:formula="of:=SUMPRODUCT([.Q70:.T70];[.Q$14:.T$14])*[.V70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Détaillées</text:p>
          </table:table-cell>
          <table:table-cell table:formula="of:=IF(COUNTA([.F71:.J71])=0;&quot;?&quot;;IF(COUNTA([.F71:.J71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71]&lt;&gt;&quot;&quot;;1;&quot;&quot;)">
            <text:p/>
          </table:table-cell>
          <table:table-cell table:formula="of:=IF([.G71]&lt;&gt;&quot;&quot;;1;&quot;&quot;)">
            <text:p/>
          </table:table-cell>
          <table:table-cell table:formula="of:=IF([.H71]&lt;&gt;&quot;&quot;;1;&quot;&quot;)">
            <text:p/>
          </table:table-cell>
          <table:table-cell table:formula="of:=IF([.I71]&lt;&gt;&quot;&quot;;1;&quot;&quot;)">
            <text:p/>
          </table:table-cell>
          <table:table-cell/>
          <table:table-cell table:formula="of:=IF([.F71]&lt;&gt;&quot;&quot;;1;&quot;&quot;)">
            <text:p/>
          </table:table-cell>
          <table:table-cell table:formula="of:=IF([.G71]&lt;&gt;&quot;&quot;;1;&quot;&quot;)">
            <text:p/>
          </table:table-cell>
          <table:table-cell table:formula="of:=IF([.H71]&lt;&gt;&quot;&quot;;1;&quot;&quot;)">
            <text:p/>
          </table:table-cell>
          <table:table-cell table:formula="of:=IF([.I71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1:.O71];[.L$14:.O$14])*[.V71]" office:value-type="float" office:value="0">
            <text:p>0</text:p>
          </table:table-cell>
          <table:table-cell table:formula="of:=SUMPRODUCT([.Q71:.T71];[.Q$14:.T$14])*[.V71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2"/>
          <table:table-cell office:value-type="string" table:number-columns-spanned="1" table:number-rows-spanned="2">
            <text:p>Gantt</text:p>
          </table:table-cell>
          <table:table-cell office:value-type="string">
            <text:p>Prévisionnel et justifications</text:p>
          </table:table-cell>
          <table:table-cell table:formula="of:=IF(COUNTA([.F72:.J72])=0;&quot;?&quot;;IF(COUNTA([.F72:.J72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72]&lt;&gt;&quot;&quot;;1;&quot;&quot;)">
            <text:p/>
          </table:table-cell>
          <table:table-cell table:formula="of:=IF([.G72]&lt;&gt;&quot;&quot;;1;&quot;&quot;)">
            <text:p/>
          </table:table-cell>
          <table:table-cell table:formula="of:=IF([.H72]&lt;&gt;&quot;&quot;;1;&quot;&quot;)">
            <text:p/>
          </table:table-cell>
          <table:table-cell table:formula="of:=IF([.I72]&lt;&gt;&quot;&quot;;1;&quot;&quot;)">
            <text:p/>
          </table:table-cell>
          <table:table-cell/>
          <table:table-cell table:formula="of:=IF([.F72]&lt;&gt;&quot;&quot;;1;&quot;&quot;)">
            <text:p/>
          </table:table-cell>
          <table:table-cell table:formula="of:=IF([.G72]&lt;&gt;&quot;&quot;;1;&quot;&quot;)">
            <text:p/>
          </table:table-cell>
          <table:table-cell table:formula="of:=IF([.H72]&lt;&gt;&quot;&quot;;1;&quot;&quot;)">
            <text:p/>
          </table:table-cell>
          <table:table-cell table:formula="of:=IF([.I72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2:.O72];[.L$14:.O$14])*[.V72]" office:value-type="float" office:value="0">
            <text:p>0</text:p>
          </table:table-cell>
          <table:table-cell table:formula="of:=SUMPRODUCT([.Q72:.T72];[.Q$14:.T$14])*[.V72]" office:value-type="float" office:value="0">
            <text:p>0</text:p>
          </table:table-cell>
          <table:table-cell table:number-columns-repeated="988"/>
        </table:table-row>
        <table:table-row table:style-name="ro1">
          <table:covered-table-cell table:number-columns-repeated="3"/>
          <table:table-cell office:value-type="string">
            <text:p>Effectif, erreurs, corrections</text:p>
          </table:table-cell>
          <table:table-cell table:formula="of:=IF(COUNTA([.F73:.J73])=0;&quot;?&quot;;IF(COUNTA([.F73:.J73])=1;&quot;&quot;;&quot;!!!&quot;))" office:value-type="string" office:string-value="?">
            <text:p>?</text:p>
          </table:table-cell>
          <table:table-cell table:number-columns-repeated="4"/>
          <table:table-cell table:number-columns-repeated="2"/>
          <table:table-cell table:formula="of:=IF([.F73]&lt;&gt;&quot;&quot;;1;&quot;&quot;)">
            <text:p/>
          </table:table-cell>
          <table:table-cell table:formula="of:=IF([.G73]&lt;&gt;&quot;&quot;;1;&quot;&quot;)">
            <text:p/>
          </table:table-cell>
          <table:table-cell table:formula="of:=IF([.H73]&lt;&gt;&quot;&quot;;1;&quot;&quot;)">
            <text:p/>
          </table:table-cell>
          <table:table-cell table:formula="of:=IF([.I73]&lt;&gt;&quot;&quot;;1;&quot;&quot;)">
            <text:p/>
          </table:table-cell>
          <table:table-cell/>
          <table:table-cell table:formula="of:=IF([.F73]&lt;&gt;&quot;&quot;;1;&quot;&quot;)">
            <text:p/>
          </table:table-cell>
          <table:table-cell table:formula="of:=IF([.G73]&lt;&gt;&quot;&quot;;1;&quot;&quot;)">
            <text:p/>
          </table:table-cell>
          <table:table-cell table:formula="of:=IF([.H73]&lt;&gt;&quot;&quot;;1;&quot;&quot;)">
            <text:p/>
          </table:table-cell>
          <table:table-cell table:formula="of:=IF([.I73]&lt;&gt;&quot;&quot;;1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f:=SUMPRODUCT([.L73:.O73];[.L$14:.O$14])*[.V73]" office:value-type="float" office:value="0">
            <text:p>0</text:p>
          </table:table-cell>
          <table:table-cell table:formula="of:=SUMPRODUCT([.Q73:.T73];[.Q$14:.T$14])*[.V73]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style-name="Default" table:number-columns-repeated="5"/>
          <table:table-cell table:number-columns-repeated="3" table:style-name="Default"/>
          <table:table-cell table:style-name="Default" table:number-columns-repeated="2"/>
          <table:table-cell/>
          <table:table-cell table:style-name="Default" table:formula="of:=IF([.F74]&lt;&gt;&quot;&quot;;1;&quot;&quot;)">
            <text:p/>
          </table:table-cell>
          <table:table-cell table:style-name="Default" table:formula="of:=IF([.G74]&lt;&gt;&quot;&quot;;1;&quot;&quot;)">
            <text:p/>
          </table:table-cell>
          <table:table-cell table:style-name="Default" table:formula="of:=IF([.H74]&lt;&gt;&quot;&quot;;1;&quot;&quot;)">
            <text:p/>
          </table:table-cell>
          <table:table-cell table:style-name="Default"/>
          <table:table-cell/>
          <table:table-cell table:style-name="Default" table:formula="of:=IF([.F74]&lt;&gt;&quot;&quot;;1;&quot;&quot;)">
            <text:p/>
          </table:table-cell>
          <table:table-cell table:style-name="Default" table:formula="of:=IF([.G74]&lt;&gt;&quot;&quot;;1;&quot;&quot;)">
            <text:p/>
          </table:table-cell>
          <table:table-cell table:style-name="Default" table:formula="of:=IF([.H74]&lt;&gt;&quot;&quot;;1;&quot;&quot;)">
            <text:p/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haute</text:p>
          </table:table-cell>
          <table:table-cell table:style-name="ce16" table:formula="of:=SUM([.X55:.X73])/[.V75]*20" office:value-type="float" office:value="0">
            <text:p>0,00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30" table:formula="of:=SUM([.V55:.V73])" office:value-type="float" office:value="37">
            <text:p>37</text:p>
          </table:table-cell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basse</text:p>
          </table:table-cell>
          <table:table-cell table:style-name="ce16" table:formula="of:=SUM([.Y55:.Y73])/[.V75]*20" office:value-type="float" office:value="0">
            <text:p>0,00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1" office:value-type="string">
            <text:p>Proposition de note du jury</text:p>
          </table:table-cell>
          <table:table-cell table:style-name="ce17" office:value-type="float" office:value="10">
            <text:p>10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2" office:value-type="string">
            <text:p>PROPOSITION DE NOTE (II)</text:p>
          </table:table-cell>
          <table:table-cell table:style-name="ce12" table:formula="of:=AVERAGE([.D32];[.D53];[.D78])" office:value-type="float" office:value="12.3333333333333">
            <text:p>12,33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Default" table:number-columns-repeated="2"/>
          <table:table-cell table:style-name="ce12" office:value-type="string">
            <text:p>NOTE PROJET</text:p>
          </table:table-cell>
          <table:table-cell table:style-name="ce12" table:formula="of:=ROUND(AVERAGE(NoteI;NoteII)*2;0)/2" office:value-type="float" office:value="13">
            <text:p>13</text:p>
          </table:table-cell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</table:table>
      <table:named-expressions>
        <table:named-range table:name="NoteI" table:base-cell-address="$'Phase I'.$D$82" table:cell-range-address="$'Phase I'.$D$84"/>
        <table:named-range table:name="NoteII" table:base-cell-address="$'Phase II'.$D$84" table:cell-range-address="$'Phase II'.$D$8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18:35:23.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9M6S</meta:editing-duration>
    <meta:editing-cycles>145</meta:editing-cycles>
    <meta:generator>LibreOffice/4.0.6.2$Windows_x86 LibreOffice_project/2e2573268451a50806fcd60ae2d9fe01dd0ce24</meta:generator>
    <dc:date>2013-11-30T20:51:54.76</dc:date>
    <meta:printed-by>José Martinez</meta:printed-by>
    <meta:print-date>2010-09-17T15:56:57.10</meta:print-date>
    <meta:document-statistic meta:table-count="2" meta:cell-count="1880" meta:object-count="0"/>
    <meta:user-defined meta:name="Info 1"/>
    <meta:user-defined meta:name="Info 2"/>
    <meta:user-defined meta:name="Info 3"/>
    <meta:user-defined meta:name="Info 4"/>
  </office:meta>
</office:document-meta>
</file>